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6cm"/>
    </style:style>
    <style:style style:name="co2" style:family="table-column">
      <style:table-column-properties fo:break-before="auto" style:column-width="1.3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t uni</text:p>
          </table:table-cell>
          <table:table-cell office:value-type="string" calcext:value-type="string">
            <text:p>dt gaus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37473625024749" calcext:value-type="float">
            <text:p>0,337473625024749</text:p>
          </table:table-cell>
          <table:table-cell table:formula="of:=(RAND()+RAND()+RAND()+RAND()+RAND()+RAND())/5*[.$D$6]" office:value-type="float" office:value="0.348208771090671" calcext:value-type="float">
            <text:p>0,34820877109067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pm in</text:p>
          </table:table-cell>
          <table:table-cell table:number-columns-repeated="1019"/>
        </table:table-row>
        <table:table-row table:style-name="ro1">
          <table:table-cell table:formula="of:=RAND()*[.$D$6]" office:value-type="float" office:value="0.336659617253421" calcext:value-type="float">
            <text:p>0,336659617253421</text:p>
          </table:table-cell>
          <table:table-cell table:formula="of:=(RAND()+RAND()+RAND()+RAND()+RAND()+RAND())/5*[.$D$6]" office:value-type="float" office:value="0.473512720346098" calcext:value-type="float">
            <text:p>0,47351272034609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4867856188686" calcext:value-type="float">
            <text:p>0,534867856188686</text:p>
          </table:table-cell>
          <table:table-cell table:formula="of:=(RAND()+RAND()+RAND()+RAND()+RAND()+RAND())/5*[.$D$6]" office:value-type="float" office:value="0.3251202629728" calcext:value-type="float">
            <text:p>0,3251202629728</text:p>
          </table:table-cell>
          <table:table-cell/>
          <table:table-cell table:style-name="ce3" office:value-type="float" office:value="617" calcext:value-type="float">
            <text:p>617</text:p>
          </table:table-cell>
          <table:table-cell table:style-name="ce3" office:value-type="string" calcext:value-type="string">
            <text:p>impulsi</text:p>
          </table:table-cell>
          <table:table-cell table:number-columns-repeated="1019"/>
        </table:table-row>
        <table:table-row table:style-name="ro1">
          <table:table-cell table:formula="of:=RAND()*[.$D$6]" office:value-type="float" office:value="0.25318619970963" calcext:value-type="float">
            <text:p>0,25318619970963</text:p>
          </table:table-cell>
          <table:table-cell table:formula="of:=(RAND()+RAND()+RAND()+RAND()+RAND()+RAND())/5*[.$D$6]" office:value-type="float" office:value="0.263331746744842" calcext:value-type="float">
            <text:p>0,2633317467448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3331719477264" calcext:value-type="float">
            <text:p>0,573331719477264</text:p>
          </table:table-cell>
          <table:table-cell table:formula="of:=(RAND()+RAND()+RAND()+RAND()+RAND()+RAND())/5*[.$D$6]" office:value-type="float" office:value="0.41343907755527" calcext:value-type="float">
            <text:p>0,41343907755527</text:p>
          </table:table-cell>
          <table:table-cell/>
          <table:table-cell table:formula="of:=[.D2]*2/60" office:value-type="float" office:value="0.666666666666667" calcext:value-type="float">
            <text:p>0,666666666666667</text:p>
          </table:table-cell>
          <table:table-cell table:style-name="ce1" office:value-type="string" calcext:value-type="string">
            <text:p>k uni</text:p>
          </table:table-cell>
          <table:table-cell table:number-columns-repeated="1019"/>
        </table:table-row>
        <table:table-row table:style-name="ro1">
          <table:table-cell table:formula="of:=RAND()*[.$D$6]" office:value-type="float" office:value="0.0916965154759416" calcext:value-type="float">
            <text:p>0,091696515475942</text:p>
          </table:table-cell>
          <table:table-cell table:formula="of:=(RAND()+RAND()+RAND()+RAND()+RAND()+RAND())/5*[.$D$6]" office:value-type="float" office:value="0.554578225030781" calcext:value-type="float">
            <text:p>0,554578225030781</text:p>
          </table:table-cell>
          <table:table-cell/>
          <table:table-cell table:style-name="ce1" table:formula="of:=SUM([.A2:.A617])" office:value-type="float" office:value="210.714410356069" calcext:value-type="float">
            <text:p>210,714410356069</text:p>
          </table:table-cell>
          <table:table-cell table:style-name="ce1" office:value-type="string" calcext:value-type="string">
            <text:p>sum uni</text:p>
          </table:table-cell>
          <table:table-cell table:number-columns-repeated="1019"/>
        </table:table-row>
        <table:table-row table:style-name="ro1">
          <table:table-cell table:formula="of:=RAND()*[.$D$6]" office:value-type="float" office:value="0.628141131552873" calcext:value-type="float">
            <text:p>0,628141131552873</text:p>
          </table:table-cell>
          <table:table-cell table:formula="of:=(RAND()+RAND()+RAND()+RAND()+RAND()+RAND())/5*[.$D$6]" office:value-type="float" office:value="0.469530317614429" calcext:value-type="float">
            <text:p>0,469530317614429</text:p>
          </table:table-cell>
          <table:table-cell/>
          <table:table-cell table:style-name="ce4" table:formula="of:=[.D7]*60/[.D4]" office:value-type="float" office:value="20.4908664851931" calcext:value-type="float">
            <text:p>20,4908664851931</text:p>
          </table:table-cell>
          <table:table-cell table:style-name="ce4" office:value-type="string" calcext:value-type="string">
            <text:p>cpm out</text:p>
          </table:table-cell>
          <table:table-cell table:number-columns-repeated="1019"/>
        </table:table-row>
        <table:table-row table:style-name="ro1">
          <table:table-cell table:formula="of:=RAND()*[.$D$6]" office:value-type="float" office:value="0.470985781507314" calcext:value-type="float">
            <text:p>0,470985781507314</text:p>
          </table:table-cell>
          <table:table-cell table:formula="of:=(RAND()+RAND()+RAND()+RAND()+RAND()+RAND())/5*[.$D$6]" office:value-type="float" office:value="0.328306449924926" calcext:value-type="float">
            <text:p>0,3283064499249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8367674574923" calcext:value-type="float">
            <text:p>0,388367674574923</text:p>
          </table:table-cell>
          <table:table-cell table:formula="of:=(RAND()+RAND()+RAND()+RAND()+RAND()+RAND())/5*[.$D$6]" office:value-type="float" office:value="0.447781985681134" calcext:value-type="float">
            <text:p>0,44778198568113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51578314048374" calcext:value-type="float">
            <text:p>0,451578314048374</text:p>
          </table:table-cell>
          <table:table-cell table:formula="of:=(RAND()+RAND()+RAND()+RAND()+RAND()+RAND())/5*[.$D$6]" office:value-type="float" office:value="0.367724046840945" calcext:value-type="float">
            <text:p>0,36772404684094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8437914947957" calcext:value-type="float">
            <text:p>0,298437914947957</text:p>
          </table:table-cell>
          <table:table-cell table:formula="of:=(RAND()+RAND()+RAND()+RAND()+RAND()+RAND())/5*[.$D$6]" office:value-type="float" office:value="0.420522246277416" calcext:value-type="float">
            <text:p>0,42052224627741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9207344523259" calcext:value-type="float">
            <text:p>0,299207344523259</text:p>
          </table:table-cell>
          <table:table-cell table:formula="of:=(RAND()+RAND()+RAND()+RAND()+RAND()+RAND())/5*[.$D$6]" office:value-type="float" office:value="0.251633896294305" calcext:value-type="float">
            <text:p>0,251633896294305</text:p>
          </table:table-cell>
          <table:table-cell/>
          <table:table-cell table:formula="of:=SUM([.B2:.B617])" office:value-type="float" office:value="247.126283072147" calcext:value-type="float">
            <text:p>247,126283072147</text:p>
          </table:table-cell>
          <table:table-cell office:value-type="string" calcext:value-type="string">
            <text:p>sum gauss</text:p>
          </table:table-cell>
          <table:table-cell table:number-columns-repeated="1019"/>
        </table:table-row>
        <table:table-row table:style-name="ro1">
          <table:table-cell table:formula="of:=RAND()*[.$D$6]" office:value-type="float" office:value="0.519173349259249" calcext:value-type="float">
            <text:p>0,519173349259249</text:p>
          </table:table-cell>
          <table:table-cell table:formula="of:=(RAND()+RAND()+RAND()+RAND()+RAND()+RAND())/5*[.$D$6]" office:value-type="float" office:value="0.326174398172099" calcext:value-type="float">
            <text:p>0,32617439817209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3319063377935" calcext:value-type="float">
            <text:p>0,413319063377935</text:p>
          </table:table-cell>
          <table:table-cell table:formula="of:=(RAND()+RAND()+RAND()+RAND()+RAND()+RAND())/5*[.$D$6]" office:value-type="float" office:value="0.286006324090866" calcext:value-type="float">
            <text:p>0,28600632409086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69908248777846" calcext:value-type="float">
            <text:p>0,469908248777846</text:p>
          </table:table-cell>
          <table:table-cell table:formula="of:=(RAND()+RAND()+RAND()+RAND()+RAND()+RAND())/5*[.$D$6]" office:value-type="float" office:value="0.351676364928375" calcext:value-type="float">
            <text:p>0,35167636492837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03415234919587" calcext:value-type="float">
            <text:p>0,203415234919587</text:p>
          </table:table-cell>
          <table:table-cell table:formula="of:=(RAND()+RAND()+RAND()+RAND()+RAND()+RAND())/5*[.$D$6]" office:value-type="float" office:value="0.467349867066784" calcext:value-type="float">
            <text:p>0,46734986706678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8931439932447" calcext:value-type="float">
            <text:p>0,598931439932447</text:p>
          </table:table-cell>
          <table:table-cell table:formula="of:=(RAND()+RAND()+RAND()+RAND()+RAND()+RAND())/5*[.$D$6]" office:value-type="float" office:value="0.435725866463965" calcext:value-type="float">
            <text:p>0,43572586646396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2261098318844" calcext:value-type="float">
            <text:p>0,312261098318844</text:p>
          </table:table-cell>
          <table:table-cell table:formula="of:=(RAND()+RAND()+RAND()+RAND()+RAND()+RAND())/5*[.$D$6]" office:value-type="float" office:value="0.460560636536047" calcext:value-type="float">
            <text:p>0,46056063653604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710602648745" calcext:value-type="float">
            <text:p>0,3710602648745</text:p>
          </table:table-cell>
          <table:table-cell table:formula="of:=(RAND()+RAND()+RAND()+RAND()+RAND()+RAND())/5*[.$D$6]" office:value-type="float" office:value="0.426354221522234" calcext:value-type="float">
            <text:p>0,42635422152223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173491241833812" calcext:value-type="float">
            <text:p>0,017349124183381</text:p>
          </table:table-cell>
          <table:table-cell table:formula="of:=(RAND()+RAND()+RAND()+RAND()+RAND()+RAND())/5*[.$D$6]" office:value-type="float" office:value="0.441813947392874" calcext:value-type="float">
            <text:p>0,4418139473928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22334584860809" calcext:value-type="float">
            <text:p>0,522334584860809</text:p>
          </table:table-cell>
          <table:table-cell table:formula="of:=(RAND()+RAND()+RAND()+RAND()+RAND()+RAND())/5*[.$D$6]" office:value-type="float" office:value="0.363439825378041" calcext:value-type="float">
            <text:p>0,36343982537804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89915987886231" calcext:value-type="float">
            <text:p>0,589915987886231</text:p>
          </table:table-cell>
          <table:table-cell table:formula="of:=(RAND()+RAND()+RAND()+RAND()+RAND()+RAND())/5*[.$D$6]" office:value-type="float" office:value="0.478942347402347" calcext:value-type="float">
            <text:p>0,47894234740234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08103290146492" calcext:value-type="float">
            <text:p>0,508103290146492</text:p>
          </table:table-cell>
          <table:table-cell table:formula="of:=(RAND()+RAND()+RAND()+RAND()+RAND()+RAND())/5*[.$D$6]" office:value-type="float" office:value="0.589958997830512" calcext:value-type="float">
            <text:p>0,58995899783051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39048799500243" calcext:value-type="float">
            <text:p>0,639048799500243</text:p>
          </table:table-cell>
          <table:table-cell table:formula="of:=(RAND()+RAND()+RAND()+RAND()+RAND()+RAND())/5*[.$D$6]" office:value-type="float" office:value="0.380441111395257" calcext:value-type="float">
            <text:p>0,38044111139525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00275985295188" calcext:value-type="float">
            <text:p>0,500275985295188</text:p>
          </table:table-cell>
          <table:table-cell table:formula="of:=(RAND()+RAND()+RAND()+RAND()+RAND()+RAND())/5*[.$D$6]" office:value-type="float" office:value="0.40272623338047" calcext:value-type="float">
            <text:p>0,4027262333804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7565107192623" calcext:value-type="float">
            <text:p>0,227565107192623</text:p>
          </table:table-cell>
          <table:table-cell table:formula="of:=(RAND()+RAND()+RAND()+RAND()+RAND()+RAND())/5*[.$D$6]" office:value-type="float" office:value="0.362264915193678" calcext:value-type="float">
            <text:p>0,36226491519367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56903216094767" calcext:value-type="float">
            <text:p>0,256903216094767</text:p>
          </table:table-cell>
          <table:table-cell table:formula="of:=(RAND()+RAND()+RAND()+RAND()+RAND()+RAND())/5*[.$D$6]" office:value-type="float" office:value="0.457051297143626" calcext:value-type="float">
            <text:p>0,4570512971436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13540446087515" calcext:value-type="float">
            <text:p>0,113540446087515</text:p>
          </table:table-cell>
          <table:table-cell table:formula="of:=(RAND()+RAND()+RAND()+RAND()+RAND()+RAND())/5*[.$D$6]" office:value-type="float" office:value="0.47083392345192" calcext:value-type="float">
            <text:p>0,4708339234519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088785914821" calcext:value-type="float">
            <text:p>0,38088785914821</text:p>
          </table:table-cell>
          <table:table-cell table:formula="of:=(RAND()+RAND()+RAND()+RAND()+RAND()+RAND())/5*[.$D$6]" office:value-type="float" office:value="0.488771729662117" calcext:value-type="float">
            <text:p>0,4887717296621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15779610191113" calcext:value-type="float">
            <text:p>0,115779610191113</text:p>
          </table:table-cell>
          <table:table-cell table:formula="of:=(RAND()+RAND()+RAND()+RAND()+RAND()+RAND())/5*[.$D$6]" office:value-type="float" office:value="0.412725166425424" calcext:value-type="float">
            <text:p>0,41272516642542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02857646840453" calcext:value-type="float">
            <text:p>0,102857646840453</text:p>
          </table:table-cell>
          <table:table-cell table:formula="of:=(RAND()+RAND()+RAND()+RAND()+RAND()+RAND())/5*[.$D$6]" office:value-type="float" office:value="0.385387758896103" calcext:value-type="float">
            <text:p>0,3853877588961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961121726299843" calcext:value-type="float">
            <text:p>0,096112172629984</text:p>
          </table:table-cell>
          <table:table-cell table:formula="of:=(RAND()+RAND()+RAND()+RAND()+RAND()+RAND())/5*[.$D$6]" office:value-type="float" office:value="0.421042528182823" calcext:value-type="float">
            <text:p>0,42104252818282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8954739937915" calcext:value-type="float">
            <text:p>0,298954739937915</text:p>
          </table:table-cell>
          <table:table-cell table:formula="of:=(RAND()+RAND()+RAND()+RAND()+RAND()+RAND())/5*[.$D$6]" office:value-type="float" office:value="0.307178426692773" calcext:value-type="float">
            <text:p>0,30717842669277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20169195094042" calcext:value-type="float">
            <text:p>0,320169195094042</text:p>
          </table:table-cell>
          <table:table-cell table:formula="of:=(RAND()+RAND()+RAND()+RAND()+RAND()+RAND())/5*[.$D$6]" office:value-type="float" office:value="0.457822821756633" calcext:value-type="float">
            <text:p>0,45782282175663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29849932528968" calcext:value-type="float">
            <text:p>0,529849932528968</text:p>
          </table:table-cell>
          <table:table-cell table:formula="of:=(RAND()+RAND()+RAND()+RAND()+RAND()+RAND())/5*[.$D$6]" office:value-type="float" office:value="0.603322578091574" calcext:value-type="float">
            <text:p>0,6033225780915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7259491981083" calcext:value-type="float">
            <text:p>0,47259491981083</text:p>
          </table:table-cell>
          <table:table-cell table:formula="of:=(RAND()+RAND()+RAND()+RAND()+RAND()+RAND())/5*[.$D$6]" office:value-type="float" office:value="0.371975478717194" calcext:value-type="float">
            <text:p>0,37197547871719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3823888054858" calcext:value-type="float">
            <text:p>0,343823888054858</text:p>
          </table:table-cell>
          <table:table-cell table:formula="of:=(RAND()+RAND()+RAND()+RAND()+RAND()+RAND())/5*[.$D$6]" office:value-type="float" office:value="0.513260537636398" calcext:value-type="float">
            <text:p>0,51326053763639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7326685545832" calcext:value-type="float">
            <text:p>0,537326685545832</text:p>
          </table:table-cell>
          <table:table-cell table:formula="of:=(RAND()+RAND()+RAND()+RAND()+RAND()+RAND())/5*[.$D$6]" office:value-type="float" office:value="0.481445321633849" calcext:value-type="float">
            <text:p>0,48144532163384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13515136480793" calcext:value-type="float">
            <text:p>0,513515136480793</text:p>
          </table:table-cell>
          <table:table-cell table:formula="of:=(RAND()+RAND()+RAND()+RAND()+RAND()+RAND())/5*[.$D$6]" office:value-type="float" office:value="0.48751919950073" calcext:value-type="float">
            <text:p>0,4875191995007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97289854270387" calcext:value-type="float">
            <text:p>0,197289854270387</text:p>
          </table:table-cell>
          <table:table-cell table:formula="of:=(RAND()+RAND()+RAND()+RAND()+RAND()+RAND())/5*[.$D$6]" office:value-type="float" office:value="0.408636898531161" calcext:value-type="float">
            <text:p>0,40863689853116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01587432468483" calcext:value-type="float">
            <text:p>0,201587432468483</text:p>
          </table:table-cell>
          <table:table-cell table:formula="of:=(RAND()+RAND()+RAND()+RAND()+RAND()+RAND())/5*[.$D$6]" office:value-type="float" office:value="0.325382688421357" calcext:value-type="float">
            <text:p>0,32538268842135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8988253067848" calcext:value-type="float">
            <text:p>0,448988253067848</text:p>
          </table:table-cell>
          <table:table-cell table:formula="of:=(RAND()+RAND()+RAND()+RAND()+RAND()+RAND())/5*[.$D$6]" office:value-type="float" office:value="0.547801757675689" calcext:value-type="float">
            <text:p>0,54780175767568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1503479006548" calcext:value-type="float">
            <text:p>0,411503479006548</text:p>
          </table:table-cell>
          <table:table-cell table:formula="of:=(RAND()+RAND()+RAND()+RAND()+RAND()+RAND())/5*[.$D$6]" office:value-type="float" office:value="0.290551838622025" calcext:value-type="float">
            <text:p>0,29055183862202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651627709440731" calcext:value-type="float">
            <text:p>0,065162770944073</text:p>
          </table:table-cell>
          <table:table-cell table:formula="of:=(RAND()+RAND()+RAND()+RAND()+RAND()+RAND())/5*[.$D$6]" office:value-type="float" office:value="0.557176956370062" calcext:value-type="float">
            <text:p>0,55717695637006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01648655033757" calcext:value-type="float">
            <text:p>0,201648655033757</text:p>
          </table:table-cell>
          <table:table-cell table:formula="of:=(RAND()+RAND()+RAND()+RAND()+RAND()+RAND())/5*[.$D$6]" office:value-type="float" office:value="0.368221308353015" calcext:value-type="float">
            <text:p>0,36822130835301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706065231749865" calcext:value-type="float">
            <text:p>0,070606523174987</text:p>
          </table:table-cell>
          <table:table-cell table:formula="of:=(RAND()+RAND()+RAND()+RAND()+RAND()+RAND())/5*[.$D$6]" office:value-type="float" office:value="0.281819627154543" calcext:value-type="float">
            <text:p>0,2818196271545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9500545219803" calcext:value-type="float">
            <text:p>0,239500545219803</text:p>
          </table:table-cell>
          <table:table-cell table:formula="of:=(RAND()+RAND()+RAND()+RAND()+RAND()+RAND())/5*[.$D$6]" office:value-type="float" office:value="0.175163054605603" calcext:value-type="float">
            <text:p>0,1751630546056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0428647434378" calcext:value-type="float">
            <text:p>0,230428647434378</text:p>
          </table:table-cell>
          <table:table-cell table:formula="of:=(RAND()+RAND()+RAND()+RAND()+RAND()+RAND())/5*[.$D$6]" office:value-type="float" office:value="0.232279489754023" calcext:value-type="float">
            <text:p>0,23227948975402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00261365319785" calcext:value-type="float">
            <text:p>0,500261365319785</text:p>
          </table:table-cell>
          <table:table-cell table:formula="of:=(RAND()+RAND()+RAND()+RAND()+RAND()+RAND())/5*[.$D$6]" office:value-type="float" office:value="0.29525245895843" calcext:value-type="float">
            <text:p>0,295252458958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4397277900306" calcext:value-type="float">
            <text:p>0,394397277900306</text:p>
          </table:table-cell>
          <table:table-cell table:formula="of:=(RAND()+RAND()+RAND()+RAND()+RAND()+RAND())/5*[.$D$6]" office:value-type="float" office:value="0.466626015956952" calcext:value-type="float">
            <text:p>0,46662601595695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5750515316804" calcext:value-type="float">
            <text:p>0,345750515316804</text:p>
          </table:table-cell>
          <table:table-cell table:formula="of:=(RAND()+RAND()+RAND()+RAND()+RAND()+RAND())/5*[.$D$6]" office:value-type="float" office:value="0.488463518382383" calcext:value-type="float">
            <text:p>0,48846351838238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6917103553608" calcext:value-type="float">
            <text:p>0,656917103553608</text:p>
          </table:table-cell>
          <table:table-cell table:formula="of:=(RAND()+RAND()+RAND()+RAND()+RAND()+RAND())/5*[.$D$6]" office:value-type="float" office:value="0.52599815763842" calcext:value-type="float">
            <text:p>0,525998157638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73032814617316" calcext:value-type="float">
            <text:p>0,473032814617316</text:p>
          </table:table-cell>
          <table:table-cell table:formula="of:=(RAND()+RAND()+RAND()+RAND()+RAND()+RAND())/5*[.$D$6]" office:value-type="float" office:value="0.268779120890299" calcext:value-type="float">
            <text:p>0,26877912089029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2023381806097" calcext:value-type="float">
            <text:p>0,412023381806097</text:p>
          </table:table-cell>
          <table:table-cell table:formula="of:=(RAND()+RAND()+RAND()+RAND()+RAND()+RAND())/5*[.$D$6]" office:value-type="float" office:value="0.369999618238639" calcext:value-type="float">
            <text:p>0,3699996182386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64271112149" calcext:value-type="float">
            <text:p>0,2864271112149</text:p>
          </table:table-cell>
          <table:table-cell table:formula="of:=(RAND()+RAND()+RAND()+RAND()+RAND()+RAND())/5*[.$D$6]" office:value-type="float" office:value="0.443165040369508" calcext:value-type="float">
            <text:p>0,4431650403695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616372339273121" calcext:value-type="float">
            <text:p>0,061637233927312</text:p>
          </table:table-cell>
          <table:table-cell table:formula="of:=(RAND()+RAND()+RAND()+RAND()+RAND()+RAND())/5*[.$D$6]" office:value-type="float" office:value="0.531640636064729" calcext:value-type="float">
            <text:p>0,53164063606472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9882082994296" calcext:value-type="float">
            <text:p>0,449882082994296</text:p>
          </table:table-cell>
          <table:table-cell table:formula="of:=(RAND()+RAND()+RAND()+RAND()+RAND()+RAND())/5*[.$D$6]" office:value-type="float" office:value="0.386174261727239" calcext:value-type="float">
            <text:p>0,3861742617272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6675562796428" calcext:value-type="float">
            <text:p>0,316675562796428</text:p>
          </table:table-cell>
          <table:table-cell table:formula="of:=(RAND()+RAND()+RAND()+RAND()+RAND()+RAND())/5*[.$D$6]" office:value-type="float" office:value="0.38961985999106" calcext:value-type="float">
            <text:p>0,3896198599910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8106136300621" calcext:value-type="float">
            <text:p>0,398106136300621</text:p>
          </table:table-cell>
          <table:table-cell table:formula="of:=(RAND()+RAND()+RAND()+RAND()+RAND()+RAND())/5*[.$D$6]" office:value-type="float" office:value="0.634489982425674" calcext:value-type="float">
            <text:p>0,6344899824256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83441813228056" calcext:value-type="float">
            <text:p>0,583441813228056</text:p>
          </table:table-cell>
          <table:table-cell table:formula="of:=(RAND()+RAND()+RAND()+RAND()+RAND()+RAND())/5*[.$D$6]" office:value-type="float" office:value="0.594105573930177" calcext:value-type="float">
            <text:p>0,59410557393017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09302438530688" calcext:value-type="float">
            <text:p>0,509302438530688</text:p>
          </table:table-cell>
          <table:table-cell table:formula="of:=(RAND()+RAND()+RAND()+RAND()+RAND()+RAND())/5*[.$D$6]" office:value-type="float" office:value="0.585255521855554" calcext:value-type="float">
            <text:p>0,58525552185555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2984282040026" calcext:value-type="float">
            <text:p>0,292984282040026</text:p>
          </table:table-cell>
          <table:table-cell table:formula="of:=(RAND()+RAND()+RAND()+RAND()+RAND()+RAND())/5*[.$D$6]" office:value-type="float" office:value="0.43841972040126" calcext:value-type="float">
            <text:p>0,438419720401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9995295367379" calcext:value-type="float">
            <text:p>0,579995295367379</text:p>
          </table:table-cell>
          <table:table-cell table:formula="of:=(RAND()+RAND()+RAND()+RAND()+RAND()+RAND())/5*[.$D$6]" office:value-type="float" office:value="0.453648311432671" calcext:value-type="float">
            <text:p>0,4536483114326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497045991660351" calcext:value-type="float">
            <text:p>0,049704599166035</text:p>
          </table:table-cell>
          <table:table-cell table:formula="of:=(RAND()+RAND()+RAND()+RAND()+RAND()+RAND())/5*[.$D$6]" office:value-type="float" office:value="0.290190305729945" calcext:value-type="float">
            <text:p>0,29019030572994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2088793364643" calcext:value-type="float">
            <text:p>0,342088793364643</text:p>
          </table:table-cell>
          <table:table-cell table:formula="of:=(RAND()+RAND()+RAND()+RAND()+RAND()+RAND())/5*[.$D$6]" office:value-type="float" office:value="0.385373417051534" calcext:value-type="float">
            <text:p>0,38537341705153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7615050810155" calcext:value-type="float">
            <text:p>0,597615050810155</text:p>
          </table:table-cell>
          <table:table-cell table:formula="of:=(RAND()+RAND()+RAND()+RAND()+RAND()+RAND())/5*[.$D$6]" office:value-type="float" office:value="0.300645966314557" calcext:value-type="float">
            <text:p>0,30064596631455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51331172548502" calcext:value-type="float">
            <text:p>0,251331172548502</text:p>
          </table:table-cell>
          <table:table-cell table:formula="of:=(RAND()+RAND()+RAND()+RAND()+RAND()+RAND())/5*[.$D$6]" office:value-type="float" office:value="0.374240392066499" calcext:value-type="float">
            <text:p>0,37424039206649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996464456258" calcext:value-type="float">
            <text:p>0,18996464456258</text:p>
          </table:table-cell>
          <table:table-cell table:formula="of:=(RAND()+RAND()+RAND()+RAND()+RAND()+RAND())/5*[.$D$6]" office:value-type="float" office:value="0.34926991555576" calcext:value-type="float">
            <text:p>0,3492699155557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1429445454721" calcext:value-type="float">
            <text:p>0,421429445454721</text:p>
          </table:table-cell>
          <table:table-cell table:formula="of:=(RAND()+RAND()+RAND()+RAND()+RAND()+RAND())/5*[.$D$6]" office:value-type="float" office:value="0.417449520709479" calcext:value-type="float">
            <text:p>0,4174495207094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1788747766592" calcext:value-type="float">
            <text:p>0,291788747766592</text:p>
          </table:table-cell>
          <table:table-cell table:formula="of:=(RAND()+RAND()+RAND()+RAND()+RAND()+RAND())/5*[.$D$6]" office:value-type="float" office:value="0.289201094813368" calcext:value-type="float">
            <text:p>0,28920109481336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781130656770191" calcext:value-type="float">
            <text:p>0,078113065677019</text:p>
          </table:table-cell>
          <table:table-cell table:formula="of:=(RAND()+RAND()+RAND()+RAND()+RAND()+RAND())/5*[.$D$6]" office:value-type="float" office:value="0.414300631278217" calcext:value-type="float">
            <text:p>0,4143006312782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2774781728575" calcext:value-type="float">
            <text:p>0,182774781728575</text:p>
          </table:table-cell>
          <table:table-cell table:formula="of:=(RAND()+RAND()+RAND()+RAND()+RAND()+RAND())/5*[.$D$6]" office:value-type="float" office:value="0.449180987539129" calcext:value-type="float">
            <text:p>0,44918098753912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48445305942438" calcext:value-type="float">
            <text:p>0,648445305942438</text:p>
          </table:table-cell>
          <table:table-cell table:formula="of:=(RAND()+RAND()+RAND()+RAND()+RAND()+RAND())/5*[.$D$6]" office:value-type="float" office:value="0.48496851343704" calcext:value-type="float">
            <text:p>0,4849685134370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021797105914" calcext:value-type="float">
            <text:p>0,53021797105914</text:p>
          </table:table-cell>
          <table:table-cell table:formula="of:=(RAND()+RAND()+RAND()+RAND()+RAND()+RAND())/5*[.$D$6]" office:value-type="float" office:value="0.366268607248886" calcext:value-type="float">
            <text:p>0,36626860724888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1886902371759" calcext:value-type="float">
            <text:p>0,291886902371759</text:p>
          </table:table-cell>
          <table:table-cell table:formula="of:=(RAND()+RAND()+RAND()+RAND()+RAND()+RAND())/5*[.$D$6]" office:value-type="float" office:value="0.44198981199881" calcext:value-type="float">
            <text:p>0,4419898119988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46750913505054" calcext:value-type="float">
            <text:p>0,646750913505054</text:p>
          </table:table-cell>
          <table:table-cell table:formula="of:=(RAND()+RAND()+RAND()+RAND()+RAND()+RAND())/5*[.$D$6]" office:value-type="float" office:value="0.338277597233892" calcext:value-type="float">
            <text:p>0,33827759723389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4159674419202" calcext:value-type="float">
            <text:p>0,424159674419202</text:p>
          </table:table-cell>
          <table:table-cell table:formula="of:=(RAND()+RAND()+RAND()+RAND()+RAND()+RAND())/5*[.$D$6]" office:value-type="float" office:value="0.408510113876568" calcext:value-type="float">
            <text:p>0,40851011387656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57354827569216" calcext:value-type="float">
            <text:p>0,257354827569216</text:p>
          </table:table-cell>
          <table:table-cell table:formula="of:=(RAND()+RAND()+RAND()+RAND()+RAND()+RAND())/5*[.$D$6]" office:value-type="float" office:value="0.479524231497727" calcext:value-type="float">
            <text:p>0,47952423149772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0218700064858" calcext:value-type="float">
            <text:p>0,230218700064858</text:p>
          </table:table-cell>
          <table:table-cell table:formula="of:=(RAND()+RAND()+RAND()+RAND()+RAND()+RAND())/5*[.$D$6]" office:value-type="float" office:value="0.449770827729948" calcext:value-type="float">
            <text:p>0,44977082772994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60075634736865" calcext:value-type="float">
            <text:p>0,460075634736865</text:p>
          </table:table-cell>
          <table:table-cell table:formula="of:=(RAND()+RAND()+RAND()+RAND()+RAND()+RAND())/5*[.$D$6]" office:value-type="float" office:value="0.439065374875727" calcext:value-type="float">
            <text:p>0,43906537487572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6111726370239" calcext:value-type="float">
            <text:p>0,656111726370239</text:p>
          </table:table-cell>
          <table:table-cell table:formula="of:=(RAND()+RAND()+RAND()+RAND()+RAND()+RAND())/5*[.$D$6]" office:value-type="float" office:value="0.284654701881263" calcext:value-type="float">
            <text:p>0,28465470188126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31531630036958" calcext:value-type="float">
            <text:p>0,431531630036958</text:p>
          </table:table-cell>
          <table:table-cell table:formula="of:=(RAND()+RAND()+RAND()+RAND()+RAND()+RAND())/5*[.$D$6]" office:value-type="float" office:value="0.375117267065436" calcext:value-type="float">
            <text:p>0,37511726706543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2457673011973" calcext:value-type="float">
            <text:p>0,12457673011973</text:p>
          </table:table-cell>
          <table:table-cell table:formula="of:=(RAND()+RAND()+RAND()+RAND()+RAND()+RAND())/5*[.$D$6]" office:value-type="float" office:value="0.31944193654079" calcext:value-type="float">
            <text:p>0,319441936540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37829655672887" calcext:value-type="float">
            <text:p>0,137829655672887</text:p>
          </table:table-cell>
          <table:table-cell table:formula="of:=(RAND()+RAND()+RAND()+RAND()+RAND()+RAND())/5*[.$D$6]" office:value-type="float" office:value="0.362732385861841" calcext:value-type="float">
            <text:p>0,36273238586184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56056864903008" calcext:value-type="float">
            <text:p>0,456056864903008</text:p>
          </table:table-cell>
          <table:table-cell table:formula="of:=(RAND()+RAND()+RAND()+RAND()+RAND()+RAND())/5*[.$D$6]" office:value-type="float" office:value="0.563977658243724" calcext:value-type="float">
            <text:p>0,56397765824372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0710092168259" calcext:value-type="float">
            <text:p>0,610710092168259</text:p>
          </table:table-cell>
          <table:table-cell table:formula="of:=(RAND()+RAND()+RAND()+RAND()+RAND()+RAND())/5*[.$D$6]" office:value-type="float" office:value="0.346975214867683" calcext:value-type="float">
            <text:p>0,34697521486768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480420043793345" calcext:value-type="float">
            <text:p>0,048042004379335</text:p>
          </table:table-cell>
          <table:table-cell table:formula="of:=(RAND()+RAND()+RAND()+RAND()+RAND()+RAND())/5*[.$D$6]" office:value-type="float" office:value="0.456973580925599" calcext:value-type="float">
            <text:p>0,45697358092559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7602627111665" calcext:value-type="float">
            <text:p>0,317602627111665</text:p>
          </table:table-cell>
          <table:table-cell table:formula="of:=(RAND()+RAND()+RAND()+RAND()+RAND()+RAND())/5*[.$D$6]" office:value-type="float" office:value="0.586097615405147" calcext:value-type="float">
            <text:p>0,58609761540514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4854469660808" calcext:value-type="float">
            <text:p>0,174854469660808</text:p>
          </table:table-cell>
          <table:table-cell table:formula="of:=(RAND()+RAND()+RAND()+RAND()+RAND()+RAND())/5*[.$D$6]" office:value-type="float" office:value="0.443663976766927" calcext:value-type="float">
            <text:p>0,44366397676692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33317830300619" calcext:value-type="float">
            <text:p>0,433317830300619</text:p>
          </table:table-cell>
          <table:table-cell table:formula="of:=(RAND()+RAND()+RAND()+RAND()+RAND()+RAND())/5*[.$D$6]" office:value-type="float" office:value="0.285244825246645" calcext:value-type="float">
            <text:p>0,28524482524664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8729712289435" calcext:value-type="float">
            <text:p>0,358729712289435</text:p>
          </table:table-cell>
          <table:table-cell table:formula="of:=(RAND()+RAND()+RAND()+RAND()+RAND()+RAND())/5*[.$D$6]" office:value-type="float" office:value="0.417189935027153" calcext:value-type="float">
            <text:p>0,41718993502715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50985598256005" calcext:value-type="float">
            <text:p>0,250985598256005</text:p>
          </table:table-cell>
          <table:table-cell table:formula="of:=(RAND()+RAND()+RAND()+RAND()+RAND()+RAND())/5*[.$D$6]" office:value-type="float" office:value="0.59671236056355" calcext:value-type="float">
            <text:p>0,5967123605635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804222749354695" calcext:value-type="float">
            <text:p>0,08042227493547</text:p>
          </table:table-cell>
          <table:table-cell table:formula="of:=(RAND()+RAND()+RAND()+RAND()+RAND()+RAND())/5*[.$D$6]" office:value-type="float" office:value="0.411530661229622" calcext:value-type="float">
            <text:p>0,41153066122962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857246246436283" calcext:value-type="float">
            <text:p>0,085724624643628</text:p>
          </table:table-cell>
          <table:table-cell table:formula="of:=(RAND()+RAND()+RAND()+RAND()+RAND()+RAND())/5*[.$D$6]" office:value-type="float" office:value="0.353680850386939" calcext:value-type="float">
            <text:p>0,3536808503869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61994405219413" calcext:value-type="float">
            <text:p>0,561994405219413</text:p>
          </table:table-cell>
          <table:table-cell table:formula="of:=(RAND()+RAND()+RAND()+RAND()+RAND()+RAND())/5*[.$D$6]" office:value-type="float" office:value="0.38615695080755" calcext:value-type="float">
            <text:p>0,3861569508075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333561755975" calcext:value-type="float">
            <text:p>0,16333561755975</text:p>
          </table:table-cell>
          <table:table-cell table:formula="of:=(RAND()+RAND()+RAND()+RAND()+RAND()+RAND())/5*[.$D$6]" office:value-type="float" office:value="0.359623353618448" calcext:value-type="float">
            <text:p>0,35962335361844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3679471073978" calcext:value-type="float">
            <text:p>0,283679471073978</text:p>
          </table:table-cell>
          <table:table-cell table:formula="of:=(RAND()+RAND()+RAND()+RAND()+RAND()+RAND())/5*[.$D$6]" office:value-type="float" office:value="0.447160556586238" calcext:value-type="float">
            <text:p>0,44716055658623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4085710048951" calcext:value-type="float">
            <text:p>0,494085710048951</text:p>
          </table:table-cell>
          <table:table-cell table:formula="of:=(RAND()+RAND()+RAND()+RAND()+RAND()+RAND())/5*[.$D$6]" office:value-type="float" office:value="0.462164613530926" calcext:value-type="float">
            <text:p>0,4621646135309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66187621829363" calcext:value-type="float">
            <text:p>0,666187621829363</text:p>
          </table:table-cell>
          <table:table-cell table:formula="of:=(RAND()+RAND()+RAND()+RAND()+RAND()+RAND())/5*[.$D$6]" office:value-type="float" office:value="0.299733273920705" calcext:value-type="float">
            <text:p>0,2997332739207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0132253993545" calcext:value-type="float">
            <text:p>0,600132253993545</text:p>
          </table:table-cell>
          <table:table-cell table:formula="of:=(RAND()+RAND()+RAND()+RAND()+RAND()+RAND())/5*[.$D$6]" office:value-type="float" office:value="0.381219389031759" calcext:value-type="float">
            <text:p>0,38121938903175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1634102811672" calcext:value-type="float">
            <text:p>0,21634102811672</text:p>
          </table:table-cell>
          <table:table-cell table:formula="of:=(RAND()+RAND()+RAND()+RAND()+RAND()+RAND())/5*[.$D$6]" office:value-type="float" office:value="0.234454596293021" calcext:value-type="float">
            <text:p>0,23445459629302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1212986710493" calcext:value-type="float">
            <text:p>0,311212986710493</text:p>
          </table:table-cell>
          <table:table-cell table:formula="of:=(RAND()+RAND()+RAND()+RAND()+RAND()+RAND())/5*[.$D$6]" office:value-type="float" office:value="0.381526714472763" calcext:value-type="float">
            <text:p>0,38152671447276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05770640724205" calcext:value-type="float">
            <text:p>0,305770640724205</text:p>
          </table:table-cell>
          <table:table-cell table:formula="of:=(RAND()+RAND()+RAND()+RAND()+RAND()+RAND())/5*[.$D$6]" office:value-type="float" office:value="0.535603355019866" calcext:value-type="float">
            <text:p>0,53560335501986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76069773260752" calcext:value-type="float">
            <text:p>0,476069773260752</text:p>
          </table:table-cell>
          <table:table-cell table:formula="of:=(RAND()+RAND()+RAND()+RAND()+RAND()+RAND())/5*[.$D$6]" office:value-type="float" office:value="0.341150884240526" calcext:value-type="float">
            <text:p>0,3411508842405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0264724494080932" calcext:value-type="float">
            <text:p>0,000264724494081</text:p>
          </table:table-cell>
          <table:table-cell table:formula="of:=(RAND()+RAND()+RAND()+RAND()+RAND()+RAND())/5*[.$D$6]" office:value-type="float" office:value="0.290402600773752" calcext:value-type="float">
            <text:p>0,29040260077375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0853476697893" calcext:value-type="float">
            <text:p>0,620853476697893</text:p>
          </table:table-cell>
          <table:table-cell table:formula="of:=(RAND()+RAND()+RAND()+RAND()+RAND()+RAND())/5*[.$D$6]" office:value-type="float" office:value="0.513812418413517" calcext:value-type="float">
            <text:p>0,5138124184135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3622586604263" calcext:value-type="float">
            <text:p>0,233622586604263</text:p>
          </table:table-cell>
          <table:table-cell table:formula="of:=(RAND()+RAND()+RAND()+RAND()+RAND()+RAND())/5*[.$D$6]" office:value-type="float" office:value="0.410265871194793" calcext:value-type="float">
            <text:p>0,41026587119479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787779673036334" calcext:value-type="float">
            <text:p>0,078777967303633</text:p>
          </table:table-cell>
          <table:table-cell table:formula="of:=(RAND()+RAND()+RAND()+RAND()+RAND()+RAND())/5*[.$D$6]" office:value-type="float" office:value="0.463821984669247" calcext:value-type="float">
            <text:p>0,46382198466924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0858827295618" calcext:value-type="float">
            <text:p>0,490858827295618</text:p>
          </table:table-cell>
          <table:table-cell table:formula="of:=(RAND()+RAND()+RAND()+RAND()+RAND()+RAND())/5*[.$D$6]" office:value-type="float" office:value="0.603033185459339" calcext:value-type="float">
            <text:p>0,6030331854593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63594056936931" calcext:value-type="float">
            <text:p>0,363594056936931</text:p>
          </table:table-cell>
          <table:table-cell table:formula="of:=(RAND()+RAND()+RAND()+RAND()+RAND()+RAND())/5*[.$D$6]" office:value-type="float" office:value="0.309635256921071" calcext:value-type="float">
            <text:p>0,3096352569210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6003584030693" calcext:value-type="float">
            <text:p>0,56003584030693</text:p>
          </table:table-cell>
          <table:table-cell table:formula="of:=(RAND()+RAND()+RAND()+RAND()+RAND()+RAND())/5*[.$D$6]" office:value-type="float" office:value="0.467087920527837" calcext:value-type="float">
            <text:p>0,46708792052783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409444025129" calcext:value-type="float">
            <text:p>0,5409444025129</text:p>
          </table:table-cell>
          <table:table-cell table:formula="of:=(RAND()+RAND()+RAND()+RAND()+RAND()+RAND())/5*[.$D$6]" office:value-type="float" office:value="0.418899009612666" calcext:value-type="float">
            <text:p>0,41889900961266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3846107139715" calcext:value-type="float">
            <text:p>0,33846107139715</text:p>
          </table:table-cell>
          <table:table-cell table:formula="of:=(RAND()+RAND()+RAND()+RAND()+RAND()+RAND())/5*[.$D$6]" office:value-type="float" office:value="0.267935895231444" calcext:value-type="float">
            <text:p>0,26793589523144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7714432495771" calcext:value-type="float">
            <text:p>0,227714432495771</text:p>
          </table:table-cell>
          <table:table-cell table:formula="of:=(RAND()+RAND()+RAND()+RAND()+RAND()+RAND())/5*[.$D$6]" office:value-type="float" office:value="0.531985325400495" calcext:value-type="float">
            <text:p>0,53198532540049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2737485404634" calcext:value-type="float">
            <text:p>0,352737485404634</text:p>
          </table:table-cell>
          <table:table-cell table:formula="of:=(RAND()+RAND()+RAND()+RAND()+RAND()+RAND())/5*[.$D$6]" office:value-type="float" office:value="0.253317374452298" calcext:value-type="float">
            <text:p>0,25331737445229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457501068509046" calcext:value-type="float">
            <text:p>0,045750106850905</text:p>
          </table:table-cell>
          <table:table-cell table:formula="of:=(RAND()+RAND()+RAND()+RAND()+RAND()+RAND())/5*[.$D$6]" office:value-type="float" office:value="0.367985156467513" calcext:value-type="float">
            <text:p>0,36798515646751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35813282701698" calcext:value-type="float">
            <text:p>0,035813282701698</text:p>
          </table:table-cell>
          <table:table-cell table:formula="of:=(RAND()+RAND()+RAND()+RAND()+RAND()+RAND())/5*[.$D$6]" office:value-type="float" office:value="0.480504812772353" calcext:value-type="float">
            <text:p>0,48050481277235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5708236220032" calcext:value-type="float">
            <text:p>0,295708236220032</text:p>
          </table:table-cell>
          <table:table-cell table:formula="of:=(RAND()+RAND()+RAND()+RAND()+RAND()+RAND())/5*[.$D$6]" office:value-type="float" office:value="0.413426199087852" calcext:value-type="float">
            <text:p>0,41342619908785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1564250017662" calcext:value-type="float">
            <text:p>0,311564250017662</text:p>
          </table:table-cell>
          <table:table-cell table:formula="of:=(RAND()+RAND()+RAND()+RAND()+RAND()+RAND())/5*[.$D$6]" office:value-type="float" office:value="0.583941317261667" calcext:value-type="float">
            <text:p>0,58394131726166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19335758416887" calcext:value-type="float">
            <text:p>0,519335758416887</text:p>
          </table:table-cell>
          <table:table-cell table:formula="of:=(RAND()+RAND()+RAND()+RAND()+RAND()+RAND())/5*[.$D$6]" office:value-type="float" office:value="0.371930750258164" calcext:value-type="float">
            <text:p>0,37193075025816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0301013063017" calcext:value-type="float">
            <text:p>0,160301013063017</text:p>
          </table:table-cell>
          <table:table-cell table:formula="of:=(RAND()+RAND()+RAND()+RAND()+RAND()+RAND())/5*[.$D$6]" office:value-type="float" office:value="0.445699247720713" calcext:value-type="float">
            <text:p>0,44569924772071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39771291784015" calcext:value-type="float">
            <text:p>0,439771291784015</text:p>
          </table:table-cell>
          <table:table-cell table:formula="of:=(RAND()+RAND()+RAND()+RAND()+RAND()+RAND())/5*[.$D$6]" office:value-type="float" office:value="0.557549688662519" calcext:value-type="float">
            <text:p>0,55754968866251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02520407711956" calcext:value-type="float">
            <text:p>0,102520407711956</text:p>
          </table:table-cell>
          <table:table-cell table:formula="of:=(RAND()+RAND()+RAND()+RAND()+RAND()+RAND())/5*[.$D$6]" office:value-type="float" office:value="0.283347177052939" calcext:value-type="float">
            <text:p>0,2833471770529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853060326495442" calcext:value-type="float">
            <text:p>0,085306032649544</text:p>
          </table:table-cell>
          <table:table-cell table:formula="of:=(RAND()+RAND()+RAND()+RAND()+RAND()+RAND())/5*[.$D$6]" office:value-type="float" office:value="0.249607083025742" calcext:value-type="float">
            <text:p>0,2496070830257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30140691288778" calcext:value-type="float">
            <text:p>0,330140691288778</text:p>
          </table:table-cell>
          <table:table-cell table:formula="of:=(RAND()+RAND()+RAND()+RAND()+RAND()+RAND())/5*[.$D$6]" office:value-type="float" office:value="0.443086048855042" calcext:value-type="float">
            <text:p>0,4430860488550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1191090179606" calcext:value-type="float">
            <text:p>0,401191090179606</text:p>
          </table:table-cell>
          <table:table-cell table:formula="of:=(RAND()+RAND()+RAND()+RAND()+RAND()+RAND())/5*[.$D$6]" office:value-type="float" office:value="0.419447454892684" calcext:value-type="float">
            <text:p>0,41944745489268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34710908229536" calcext:value-type="float">
            <text:p>0,634710908229536</text:p>
          </table:table-cell>
          <table:table-cell table:formula="of:=(RAND()+RAND()+RAND()+RAND()+RAND()+RAND())/5*[.$D$6]" office:value-type="float" office:value="0.329261672799073" calcext:value-type="float">
            <text:p>0,32926167279907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8778128576778" calcext:value-type="float">
            <text:p>0,228778128576778</text:p>
          </table:table-cell>
          <table:table-cell table:formula="of:=(RAND()+RAND()+RAND()+RAND()+RAND()+RAND())/5*[.$D$6]" office:value-type="float" office:value="0.396168889734646" calcext:value-type="float">
            <text:p>0,39616888973464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34583431168157" calcext:value-type="float">
            <text:p>0,434583431168157</text:p>
          </table:table-cell>
          <table:table-cell table:formula="of:=(RAND()+RAND()+RAND()+RAND()+RAND()+RAND())/5*[.$D$6]" office:value-type="float" office:value="0.356620792864774" calcext:value-type="float">
            <text:p>0,3566207928647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59646459562798" calcext:value-type="float">
            <text:p>0,159646459562798</text:p>
          </table:table-cell>
          <table:table-cell table:formula="of:=(RAND()+RAND()+RAND()+RAND()+RAND()+RAND())/5*[.$D$6]" office:value-type="float" office:value="0.308168529744537" calcext:value-type="float">
            <text:p>0,30816852974453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629227782055" calcext:value-type="float">
            <text:p>0,62629227782055</text:p>
          </table:table-cell>
          <table:table-cell table:formula="of:=(RAND()+RAND()+RAND()+RAND()+RAND()+RAND())/5*[.$D$6]" office:value-type="float" office:value="0.510577250795291" calcext:value-type="float">
            <text:p>0,51057725079529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6788944618553" calcext:value-type="float">
            <text:p>0,486788944618553</text:p>
          </table:table-cell>
          <table:table-cell table:formula="of:=(RAND()+RAND()+RAND()+RAND()+RAND()+RAND())/5*[.$D$6]" office:value-type="float" office:value="0.331583708241276" calcext:value-type="float">
            <text:p>0,33158370824127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0104719419454" calcext:value-type="float">
            <text:p>0,20104719419454</text:p>
          </table:table-cell>
          <table:table-cell table:formula="of:=(RAND()+RAND()+RAND()+RAND()+RAND()+RAND())/5*[.$D$6]" office:value-type="float" office:value="0.440540004687535" calcext:value-type="float">
            <text:p>0,44054000468753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037953225549" calcext:value-type="float">
            <text:p>0,60037953225549</text:p>
          </table:table-cell>
          <table:table-cell table:formula="of:=(RAND()+RAND()+RAND()+RAND()+RAND()+RAND())/5*[.$D$6]" office:value-type="float" office:value="0.411229346756215" calcext:value-type="float">
            <text:p>0,41122934675621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1722109592385" calcext:value-type="float">
            <text:p>0,421722109592385</text:p>
          </table:table-cell>
          <table:table-cell table:formula="of:=(RAND()+RAND()+RAND()+RAND()+RAND()+RAND())/5*[.$D$6]" office:value-type="float" office:value="0.288888567995415" calcext:value-type="float">
            <text:p>0,28888856799541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179950346053342" calcext:value-type="float">
            <text:p>0,017995034605334</text:p>
          </table:table-cell>
          <table:table-cell table:formula="of:=(RAND()+RAND()+RAND()+RAND()+RAND()+RAND())/5*[.$D$6]" office:value-type="float" office:value="0.306672604409858" calcext:value-type="float">
            <text:p>0,30667260440985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6651868913104" calcext:value-type="float">
            <text:p>0,656651868913104</text:p>
          </table:table-cell>
          <table:table-cell table:formula="of:=(RAND()+RAND()+RAND()+RAND()+RAND()+RAND())/5*[.$D$6]" office:value-type="float" office:value="0.425892611347308" calcext:value-type="float">
            <text:p>0,4258926113473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62517083037543" calcext:value-type="float">
            <text:p>0,462517083037543</text:p>
          </table:table-cell>
          <table:table-cell table:formula="of:=(RAND()+RAND()+RAND()+RAND()+RAND()+RAND())/5*[.$D$6]" office:value-type="float" office:value="0.46390589031869" calcext:value-type="float">
            <text:p>0,4639058903186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8116599101856" calcext:value-type="float">
            <text:p>0,188116599101856</text:p>
          </table:table-cell>
          <table:table-cell table:formula="of:=(RAND()+RAND()+RAND()+RAND()+RAND()+RAND())/5*[.$D$6]" office:value-type="float" office:value="0.425744233365269" calcext:value-type="float">
            <text:p>0,42574423336526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570091047533" calcext:value-type="float">
            <text:p>0,31570091047533</text:p>
          </table:table-cell>
          <table:table-cell table:formula="of:=(RAND()+RAND()+RAND()+RAND()+RAND()+RAND())/5*[.$D$6]" office:value-type="float" office:value="0.454866396954191" calcext:value-type="float">
            <text:p>0,45486639695419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5701580311532" calcext:value-type="float">
            <text:p>0,165701580311532</text:p>
          </table:table-cell>
          <table:table-cell table:formula="of:=(RAND()+RAND()+RAND()+RAND()+RAND()+RAND())/5*[.$D$6]" office:value-type="float" office:value="0.336303404099167" calcext:value-type="float">
            <text:p>0,33630340409916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25691915922837" calcext:value-type="float">
            <text:p>0,325691915922837</text:p>
          </table:table-cell>
          <table:table-cell table:formula="of:=(RAND()+RAND()+RAND()+RAND()+RAND()+RAND())/5*[.$D$6]" office:value-type="float" office:value="0.413173317620849" calcext:value-type="float">
            <text:p>0,41317331762084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47470945388773" calcext:value-type="float">
            <text:p>0,647470945388773</text:p>
          </table:table-cell>
          <table:table-cell table:formula="of:=(RAND()+RAND()+RAND()+RAND()+RAND()+RAND())/5*[.$D$6]" office:value-type="float" office:value="0.374656138346779" calcext:value-type="float">
            <text:p>0,3746561383467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29366325570715" calcext:value-type="float">
            <text:p>0,529366325570715</text:p>
          </table:table-cell>
          <table:table-cell table:formula="of:=(RAND()+RAND()+RAND()+RAND()+RAND()+RAND())/5*[.$D$6]" office:value-type="float" office:value="0.31507934488439" calcext:value-type="float">
            <text:p>0,315079344884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0164678663224" calcext:value-type="float">
            <text:p>0,350164678663224</text:p>
          </table:table-cell>
          <table:table-cell table:formula="of:=(RAND()+RAND()+RAND()+RAND()+RAND()+RAND())/5*[.$D$6]" office:value-type="float" office:value="0.359846850521326" calcext:value-type="float">
            <text:p>0,3598468505213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4595008817496" calcext:value-type="float">
            <text:p>0,174595008817496</text:p>
          </table:table-cell>
          <table:table-cell table:formula="of:=(RAND()+RAND()+RAND()+RAND()+RAND()+RAND())/5*[.$D$6]" office:value-type="float" office:value="0.321476029104017" calcext:value-type="float">
            <text:p>0,3214760291040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12232253812608" calcext:value-type="float">
            <text:p>0,212232253812608</text:p>
          </table:table-cell>
          <table:table-cell table:formula="of:=(RAND()+RAND()+RAND()+RAND()+RAND()+RAND())/5*[.$D$6]" office:value-type="float" office:value="0.533208050944617" calcext:value-type="float">
            <text:p>0,5332080509446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9544006129324" calcext:value-type="float">
            <text:p>0,449544006129324</text:p>
          </table:table-cell>
          <table:table-cell table:formula="of:=(RAND()+RAND()+RAND()+RAND()+RAND()+RAND())/5*[.$D$6]" office:value-type="float" office:value="0.527863342133323" calcext:value-type="float">
            <text:p>0,52786334213332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1323120780749" calcext:value-type="float">
            <text:p>0,291323120780749</text:p>
          </table:table-cell>
          <table:table-cell table:formula="of:=(RAND()+RAND()+RAND()+RAND()+RAND()+RAND())/5*[.$D$6]" office:value-type="float" office:value="0.596483714397444" calcext:value-type="float">
            <text:p>0,59648371439744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05402209390173" calcext:value-type="float">
            <text:p>0,105402209390173</text:p>
          </table:table-cell>
          <table:table-cell table:formula="of:=(RAND()+RAND()+RAND()+RAND()+RAND()+RAND())/5*[.$D$6]" office:value-type="float" office:value="0.469657283903782" calcext:value-type="float">
            <text:p>0,46965728390378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9251421552825" calcext:value-type="float">
            <text:p>0,399251421552825</text:p>
          </table:table-cell>
          <table:table-cell table:formula="of:=(RAND()+RAND()+RAND()+RAND()+RAND()+RAND())/5*[.$D$6]" office:value-type="float" office:value="0.417767567308193" calcext:value-type="float">
            <text:p>0,41776756730819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7324761915981" calcext:value-type="float">
            <text:p>0,227324761915981</text:p>
          </table:table-cell>
          <table:table-cell table:formula="of:=(RAND()+RAND()+RAND()+RAND()+RAND()+RAND())/5*[.$D$6]" office:value-type="float" office:value="0.24771196530639" calcext:value-type="float">
            <text:p>0,247711965306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19990654166541" calcext:value-type="float">
            <text:p>0,519990654166541</text:p>
          </table:table-cell>
          <table:table-cell table:formula="of:=(RAND()+RAND()+RAND()+RAND()+RAND()+RAND())/5*[.$D$6]" office:value-type="float" office:value="0.418236252786792" calcext:value-type="float">
            <text:p>0,41823625278679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6604142458251" calcext:value-type="float">
            <text:p>0,66604142458251</text:p>
          </table:table-cell>
          <table:table-cell table:formula="of:=(RAND()+RAND()+RAND()+RAND()+RAND()+RAND())/5*[.$D$6]" office:value-type="float" office:value="0.293483539002971" calcext:value-type="float">
            <text:p>0,2934835390029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2007135612294" calcext:value-type="float">
            <text:p>0,382007135612294</text:p>
          </table:table-cell>
          <table:table-cell table:formula="of:=(RAND()+RAND()+RAND()+RAND()+RAND()+RAND())/5*[.$D$6]" office:value-type="float" office:value="0.265129909060617" calcext:value-type="float">
            <text:p>0,2651299090606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0427082673297" calcext:value-type="float">
            <text:p>0,610427082673297</text:p>
          </table:table-cell>
          <table:table-cell table:formula="of:=(RAND()+RAND()+RAND()+RAND()+RAND()+RAND())/5*[.$D$6]" office:value-type="float" office:value="0.257960926979203" calcext:value-type="float">
            <text:p>0,2579609269792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0610963312041" calcext:value-type="float">
            <text:p>0,490610963312041</text:p>
          </table:table-cell>
          <table:table-cell table:formula="of:=(RAND()+RAND()+RAND()+RAND()+RAND()+RAND())/5*[.$D$6]" office:value-type="float" office:value="0.474888984107968" calcext:value-type="float">
            <text:p>0,47488898410796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66465383381261" calcext:value-type="float">
            <text:p>0,566465383381261</text:p>
          </table:table-cell>
          <table:table-cell table:formula="of:=(RAND()+RAND()+RAND()+RAND()+RAND()+RAND())/5*[.$D$6]" office:value-type="float" office:value="0.60883463876126" calcext:value-type="float">
            <text:p>0,608834638761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23695332818402" calcext:value-type="float">
            <text:p>0,523695332818402</text:p>
          </table:table-cell>
          <table:table-cell table:formula="of:=(RAND()+RAND()+RAND()+RAND()+RAND()+RAND())/5*[.$D$6]" office:value-type="float" office:value="0.39169538370413" calcext:value-type="float">
            <text:p>0,3916953837041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7160045970698" calcext:value-type="float">
            <text:p>0,347160045970698</text:p>
          </table:table-cell>
          <table:table-cell table:formula="of:=(RAND()+RAND()+RAND()+RAND()+RAND()+RAND())/5*[.$D$6]" office:value-type="float" office:value="0.352687162734812" calcext:value-type="float">
            <text:p>0,35268716273481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1696908276034" calcext:value-type="float">
            <text:p>0,491696908276034</text:p>
          </table:table-cell>
          <table:table-cell table:formula="of:=(RAND()+RAND()+RAND()+RAND()+RAND()+RAND())/5*[.$D$6]" office:value-type="float" office:value="0.401338655328265" calcext:value-type="float">
            <text:p>0,40133865532826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1957537355714" calcext:value-type="float">
            <text:p>0,351957537355714</text:p>
          </table:table-cell>
          <table:table-cell table:formula="of:=(RAND()+RAND()+RAND()+RAND()+RAND()+RAND())/5*[.$D$6]" office:value-type="float" office:value="0.467151612528442" calcext:value-type="float">
            <text:p>0,4671516125284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26033774938044" calcext:value-type="float">
            <text:p>0,526033774938044</text:p>
          </table:table-cell>
          <table:table-cell table:formula="of:=(RAND()+RAND()+RAND()+RAND()+RAND()+RAND())/5*[.$D$6]" office:value-type="float" office:value="0.427973547216236" calcext:value-type="float">
            <text:p>0,42797354721623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03319829398767" calcext:value-type="float">
            <text:p>0,503319829398767</text:p>
          </table:table-cell>
          <table:table-cell table:formula="of:=(RAND()+RAND()+RAND()+RAND()+RAND()+RAND())/5*[.$D$6]" office:value-type="float" office:value="0.251734416591553" calcext:value-type="float">
            <text:p>0,25173441659155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93508235801786" calcext:value-type="float">
            <text:p>0,193508235801786</text:p>
          </table:table-cell>
          <table:table-cell table:formula="of:=(RAND()+RAND()+RAND()+RAND()+RAND()+RAND())/5*[.$D$6]" office:value-type="float" office:value="0.561841677968122" calcext:value-type="float">
            <text:p>0,56184167796812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44884388029889" calcext:value-type="float">
            <text:p>0,244884388029889</text:p>
          </table:table-cell>
          <table:table-cell table:formula="of:=(RAND()+RAND()+RAND()+RAND()+RAND()+RAND())/5*[.$D$6]" office:value-type="float" office:value="0.314718066219145" calcext:value-type="float">
            <text:p>0,31471806621914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2572046606943" calcext:value-type="float">
            <text:p>0,492572046606943</text:p>
          </table:table-cell>
          <table:table-cell table:formula="of:=(RAND()+RAND()+RAND()+RAND()+RAND()+RAND())/5*[.$D$6]" office:value-type="float" office:value="0.453604303343627" calcext:value-type="float">
            <text:p>0,45360430334362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1003630454505" calcext:value-type="float">
            <text:p>0,591003630454505</text:p>
          </table:table-cell>
          <table:table-cell table:formula="of:=(RAND()+RAND()+RAND()+RAND()+RAND()+RAND())/5*[.$D$6]" office:value-type="float" office:value="0.397206915395675" calcext:value-type="float">
            <text:p>0,39720691539567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77579538025632" calcext:value-type="float">
            <text:p>0,377579538025632</text:p>
          </table:table-cell>
          <table:table-cell table:formula="of:=(RAND()+RAND()+RAND()+RAND()+RAND()+RAND())/5*[.$D$6]" office:value-type="float" office:value="0.221881201463766" calcext:value-type="float">
            <text:p>0,22188120146376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69572631451427" calcext:value-type="float">
            <text:p>0,369572631451427</text:p>
          </table:table-cell>
          <table:table-cell table:formula="of:=(RAND()+RAND()+RAND()+RAND()+RAND()+RAND())/5*[.$D$6]" office:value-type="float" office:value="0.40925432725437" calcext:value-type="float">
            <text:p>0,4092543272543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10097737620069" calcext:value-type="float">
            <text:p>0,210097737620069</text:p>
          </table:table-cell>
          <table:table-cell table:formula="of:=(RAND()+RAND()+RAND()+RAND()+RAND()+RAND())/5*[.$D$6]" office:value-type="float" office:value="0.391244173588211" calcext:value-type="float">
            <text:p>0,39124417358821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0893677319636" calcext:value-type="float">
            <text:p>0,350893677319636</text:p>
          </table:table-cell>
          <table:table-cell table:formula="of:=(RAND()+RAND()+RAND()+RAND()+RAND()+RAND())/5*[.$D$6]" office:value-type="float" office:value="0.157756930558564" calcext:value-type="float">
            <text:p>0,15775693055856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2827672895942" calcext:value-type="float">
            <text:p>0,312827672895942</text:p>
          </table:table-cell>
          <table:table-cell table:formula="of:=(RAND()+RAND()+RAND()+RAND()+RAND()+RAND())/5*[.$D$6]" office:value-type="float" office:value="0.408503943853602" calcext:value-type="float">
            <text:p>0,40850394385360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1105372363612" calcext:value-type="float">
            <text:p>0,351105372363612</text:p>
          </table:table-cell>
          <table:table-cell table:formula="of:=(RAND()+RAND()+RAND()+RAND()+RAND()+RAND())/5*[.$D$6]" office:value-type="float" office:value="0.332052091241037" calcext:value-type="float">
            <text:p>0,33205209124103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205802359299859" calcext:value-type="float">
            <text:p>0,020580235929986</text:p>
          </table:table-cell>
          <table:table-cell table:formula="of:=(RAND()+RAND()+RAND()+RAND()+RAND()+RAND())/5*[.$D$6]" office:value-type="float" office:value="0.464144396210224" calcext:value-type="float">
            <text:p>0,46414439621022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907101324796472" calcext:value-type="float">
            <text:p>0,090710132479647</text:p>
          </table:table-cell>
          <table:table-cell table:formula="of:=(RAND()+RAND()+RAND()+RAND()+RAND()+RAND())/5*[.$D$6]" office:value-type="float" office:value="0.586878057392779" calcext:value-type="float">
            <text:p>0,5868780573927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37460367582097" calcext:value-type="float">
            <text:p>0,637460367582097</text:p>
          </table:table-cell>
          <table:table-cell table:formula="of:=(RAND()+RAND()+RAND()+RAND()+RAND()+RAND())/5*[.$D$6]" office:value-type="float" office:value="0.537717752380422" calcext:value-type="float">
            <text:p>0,53771775238042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624479914261077" calcext:value-type="float">
            <text:p>0,062447991426108</text:p>
          </table:table-cell>
          <table:table-cell table:formula="of:=(RAND()+RAND()+RAND()+RAND()+RAND()+RAND())/5*[.$D$6]" office:value-type="float" office:value="0.32271771646119" calcext:value-type="float">
            <text:p>0,3227177164611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763908998347" calcext:value-type="float">
            <text:p>0,48763908998347</text:p>
          </table:table-cell>
          <table:table-cell table:formula="of:=(RAND()+RAND()+RAND()+RAND()+RAND()+RAND())/5*[.$D$6]" office:value-type="float" office:value="0.345990704604839" calcext:value-type="float">
            <text:p>0,3459907046048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127634554583866" calcext:value-type="float">
            <text:p>0,012763455458387</text:p>
          </table:table-cell>
          <table:table-cell table:formula="of:=(RAND()+RAND()+RAND()+RAND()+RAND()+RAND())/5*[.$D$6]" office:value-type="float" office:value="0.611684689451385" calcext:value-type="float">
            <text:p>0,61168468945138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54288495570231" calcext:value-type="float">
            <text:p>0,254288495570231</text:p>
          </table:table-cell>
          <table:table-cell table:formula="of:=(RAND()+RAND()+RAND()+RAND()+RAND()+RAND())/5*[.$D$6]" office:value-type="float" office:value="0.512968460883997" calcext:value-type="float">
            <text:p>0,51296846088399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1782626483358" calcext:value-type="float">
            <text:p>0,51782626483358</text:p>
          </table:table-cell>
          <table:table-cell table:formula="of:=(RAND()+RAND()+RAND()+RAND()+RAND()+RAND())/5*[.$D$6]" office:value-type="float" office:value="0.29214947406294" calcext:value-type="float">
            <text:p>0,2921494740629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743861918235" calcext:value-type="float">
            <text:p>0,34743861918235</text:p>
          </table:table-cell>
          <table:table-cell table:formula="of:=(RAND()+RAND()+RAND()+RAND()+RAND()+RAND())/5*[.$D$6]" office:value-type="float" office:value="0.368173873341552" calcext:value-type="float">
            <text:p>0,36817387334155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65159559042853" calcext:value-type="float">
            <text:p>0,265159559042853</text:p>
          </table:table-cell>
          <table:table-cell table:formula="of:=(RAND()+RAND()+RAND()+RAND()+RAND()+RAND())/5*[.$D$6]" office:value-type="float" office:value="0.297077442687881" calcext:value-type="float">
            <text:p>0,29707744268788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36401570444409" calcext:value-type="float">
            <text:p>0,136401570444409</text:p>
          </table:table-cell>
          <table:table-cell table:formula="of:=(RAND()+RAND()+RAND()+RAND()+RAND()+RAND())/5*[.$D$6]" office:value-type="float" office:value="0.330978853753624" calcext:value-type="float">
            <text:p>0,33097885375362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561204922474" calcext:value-type="float">
            <text:p>0,65561204922474</text:p>
          </table:table-cell>
          <table:table-cell table:formula="of:=(RAND()+RAND()+RAND()+RAND()+RAND()+RAND())/5*[.$D$6]" office:value-type="float" office:value="0.530009470695921" calcext:value-type="float">
            <text:p>0,53000947069592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0739827085348" calcext:value-type="float">
            <text:p>0,180739827085348</text:p>
          </table:table-cell>
          <table:table-cell table:formula="of:=(RAND()+RAND()+RAND()+RAND()+RAND()+RAND())/5*[.$D$6]" office:value-type="float" office:value="0.34382629458794" calcext:value-type="float">
            <text:p>0,3438262945879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4505937827005" calcext:value-type="float">
            <text:p>0,354505937827005</text:p>
          </table:table-cell>
          <table:table-cell table:formula="of:=(RAND()+RAND()+RAND()+RAND()+RAND()+RAND())/5*[.$D$6]" office:value-type="float" office:value="0.436197840395891" calcext:value-type="float">
            <text:p>0,43619784039589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8910419136632" calcext:value-type="float">
            <text:p>0,488910419136632</text:p>
          </table:table-cell>
          <table:table-cell table:formula="of:=(RAND()+RAND()+RAND()+RAND()+RAND()+RAND())/5*[.$D$6]" office:value-type="float" office:value="0.45759220426414" calcext:value-type="float">
            <text:p>0,4575922042641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6479574008136" calcext:value-type="float">
            <text:p>0,616479574008136</text:p>
          </table:table-cell>
          <table:table-cell table:formula="of:=(RAND()+RAND()+RAND()+RAND()+RAND()+RAND())/5*[.$D$6]" office:value-type="float" office:value="0.271859082611605" calcext:value-type="float">
            <text:p>0,2718590826116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7697945959906" calcext:value-type="float">
            <text:p>0,557697945959906</text:p>
          </table:table-cell>
          <table:table-cell table:formula="of:=(RAND()+RAND()+RAND()+RAND()+RAND()+RAND())/5*[.$D$6]" office:value-type="float" office:value="0.291387327206673" calcext:value-type="float">
            <text:p>0,29138732720667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0969059407677" calcext:value-type="float">
            <text:p>0,570969059407677</text:p>
          </table:table-cell>
          <table:table-cell table:formula="of:=(RAND()+RAND()+RAND()+RAND()+RAND()+RAND())/5*[.$D$6]" office:value-type="float" office:value="0.306180103254888" calcext:value-type="float">
            <text:p>0,30618010325488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1058997831455" calcext:value-type="float">
            <text:p>0,601058997831455</text:p>
          </table:table-cell>
          <table:table-cell table:formula="of:=(RAND()+RAND()+RAND()+RAND()+RAND()+RAND())/5*[.$D$6]" office:value-type="float" office:value="0.539374362325822" calcext:value-type="float">
            <text:p>0,53937436232582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605517769758939" calcext:value-type="float">
            <text:p>0,060551776975894</text:p>
          </table:table-cell>
          <table:table-cell table:formula="of:=(RAND()+RAND()+RAND()+RAND()+RAND()+RAND())/5*[.$D$6]" office:value-type="float" office:value="0.468687504092047" calcext:value-type="float">
            <text:p>0,46868750409204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60064018230093" calcext:value-type="float">
            <text:p>0,660064018230093</text:p>
          </table:table-cell>
          <table:table-cell table:formula="of:=(RAND()+RAND()+RAND()+RAND()+RAND()+RAND())/5*[.$D$6]" office:value-type="float" office:value="0.261140957093314" calcext:value-type="float">
            <text:p>0,26114095709331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9910543929933" calcext:value-type="float">
            <text:p>0,499910543929933</text:p>
          </table:table-cell>
          <table:table-cell table:formula="of:=(RAND()+RAND()+RAND()+RAND()+RAND()+RAND())/5*[.$D$6]" office:value-type="float" office:value="0.42448966454186" calcext:value-type="float">
            <text:p>0,4244896645418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2833945416518" calcext:value-type="float">
            <text:p>0,552833945416518</text:p>
          </table:table-cell>
          <table:table-cell table:formula="of:=(RAND()+RAND()+RAND()+RAND()+RAND()+RAND())/5*[.$D$6]" office:value-type="float" office:value="0.447247793286371" calcext:value-type="float">
            <text:p>0,4472477932863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5328916937866" calcext:value-type="float">
            <text:p>0,655328916937866</text:p>
          </table:table-cell>
          <table:table-cell table:formula="of:=(RAND()+RAND()+RAND()+RAND()+RAND()+RAND())/5*[.$D$6]" office:value-type="float" office:value="0.45359283148089" calcext:value-type="float">
            <text:p>0,4535928314808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6909887702002" calcext:value-type="float">
            <text:p>0,656909887702002</text:p>
          </table:table-cell>
          <table:table-cell table:formula="of:=(RAND()+RAND()+RAND()+RAND()+RAND()+RAND())/5*[.$D$6]" office:value-type="float" office:value="0.274459476100603" calcext:value-type="float">
            <text:p>0,2744594761006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78004138388228" calcext:value-type="float">
            <text:p>0,378004138388228</text:p>
          </table:table-cell>
          <table:table-cell table:formula="of:=(RAND()+RAND()+RAND()+RAND()+RAND()+RAND())/5*[.$D$6]" office:value-type="float" office:value="0.319142464103132" calcext:value-type="float">
            <text:p>0,31914246410313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2145486621412" calcext:value-type="float">
            <text:p>0,412145486621412</text:p>
          </table:table-cell>
          <table:table-cell table:formula="of:=(RAND()+RAND()+RAND()+RAND()+RAND()+RAND())/5*[.$D$6]" office:value-type="float" office:value="0.49795253401152" calcext:value-type="float">
            <text:p>0,4979525340115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6645597186505" calcext:value-type="float">
            <text:p>0,166645597186505</text:p>
          </table:table-cell>
          <table:table-cell table:formula="of:=(RAND()+RAND()+RAND()+RAND()+RAND()+RAND())/5*[.$D$6]" office:value-type="float" office:value="0.401623358852182" calcext:value-type="float">
            <text:p>0,40162335885218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42863009683715" calcext:value-type="float">
            <text:p>0,142863009683715</text:p>
          </table:table-cell>
          <table:table-cell table:formula="of:=(RAND()+RAND()+RAND()+RAND()+RAND()+RAND())/5*[.$D$6]" office:value-type="float" office:value="0.231984539771223" calcext:value-type="float">
            <text:p>0,23198453977122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20583587576081" calcext:value-type="float">
            <text:p>0,120583587576081</text:p>
          </table:table-cell>
          <table:table-cell table:formula="of:=(RAND()+RAND()+RAND()+RAND()+RAND()+RAND())/5*[.$D$6]" office:value-type="float" office:value="0.34167641222119" calcext:value-type="float">
            <text:p>0,3416764122211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7725880618816" calcext:value-type="float">
            <text:p>0,597725880618816</text:p>
          </table:table-cell>
          <table:table-cell table:formula="of:=(RAND()+RAND()+RAND()+RAND()+RAND()+RAND())/5*[.$D$6]" office:value-type="float" office:value="0.487653023030603" calcext:value-type="float">
            <text:p>0,4876530230306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7655335530793" calcext:value-type="float">
            <text:p>0,597655335530793</text:p>
          </table:table-cell>
          <table:table-cell table:formula="of:=(RAND()+RAND()+RAND()+RAND()+RAND()+RAND())/5*[.$D$6]" office:value-type="float" office:value="0.418441114568246" calcext:value-type="float">
            <text:p>0,41844111456824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12071291937808" calcext:value-type="float">
            <text:p>0,512071291937808</text:p>
          </table:table-cell>
          <table:table-cell table:formula="of:=(RAND()+RAND()+RAND()+RAND()+RAND()+RAND())/5*[.$D$6]" office:value-type="float" office:value="0.591971504654766" calcext:value-type="float">
            <text:p>0,59197150465476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6598946697147" calcext:value-type="float">
            <text:p>0,446598946697147</text:p>
          </table:table-cell>
          <table:table-cell table:formula="of:=(RAND()+RAND()+RAND()+RAND()+RAND()+RAND())/5*[.$D$6]" office:value-type="float" office:value="0.299351322403923" calcext:value-type="float">
            <text:p>0,29935132240392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2373140462018" calcext:value-type="float">
            <text:p>0,172373140462018</text:p>
          </table:table-cell>
          <table:table-cell table:formula="of:=(RAND()+RAND()+RAND()+RAND()+RAND()+RAND())/5*[.$D$6]" office:value-type="float" office:value="0.289223700616697" calcext:value-type="float">
            <text:p>0,28922370061669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3587227199547" calcext:value-type="float">
            <text:p>0,653587227199547</text:p>
          </table:table-cell>
          <table:table-cell table:formula="of:=(RAND()+RAND()+RAND()+RAND()+RAND()+RAND())/5*[.$D$6]" office:value-type="float" office:value="0.415587472354115" calcext:value-type="float">
            <text:p>0,41558747235411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244136491639" calcext:value-type="float">
            <text:p>0,17244136491639</text:p>
          </table:table-cell>
          <table:table-cell table:formula="of:=(RAND()+RAND()+RAND()+RAND()+RAND()+RAND())/5*[.$D$6]" office:value-type="float" office:value="0.407873639029584" calcext:value-type="float">
            <text:p>0,40787363902958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9148622475572" calcext:value-type="float">
            <text:p>0,319148622475572</text:p>
          </table:table-cell>
          <table:table-cell table:formula="of:=(RAND()+RAND()+RAND()+RAND()+RAND()+RAND())/5*[.$D$6]" office:value-type="float" office:value="0.458828522066926" calcext:value-type="float">
            <text:p>0,4588285220669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67509626493881" calcext:value-type="float">
            <text:p>0,267509626493881</text:p>
          </table:table-cell>
          <table:table-cell table:formula="of:=(RAND()+RAND()+RAND()+RAND()+RAND()+RAND())/5*[.$D$6]" office:value-type="float" office:value="0.169749959014345" calcext:value-type="float">
            <text:p>0,16974995901434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1931645466293" calcext:value-type="float">
            <text:p>0,591931645466293</text:p>
          </table:table-cell>
          <table:table-cell table:formula="of:=(RAND()+RAND()+RAND()+RAND()+RAND()+RAND())/5*[.$D$6]" office:value-type="float" office:value="0.435523922262695" calcext:value-type="float">
            <text:p>0,43552392226269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405506360456" calcext:value-type="float">
            <text:p>0,34405506360456</text:p>
          </table:table-cell>
          <table:table-cell table:formula="of:=(RAND()+RAND()+RAND()+RAND()+RAND()+RAND())/5*[.$D$6]" office:value-type="float" office:value="0.494751478753267" calcext:value-type="float">
            <text:p>0,49475147875326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7922366693799" calcext:value-type="float">
            <text:p>0,297922366693799</text:p>
          </table:table-cell>
          <table:table-cell table:formula="of:=(RAND()+RAND()+RAND()+RAND()+RAND()+RAND())/5*[.$D$6]" office:value-type="float" office:value="0.425883152948025" calcext:value-type="float">
            <text:p>0,42588315294802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51173283247269" calcext:value-type="float">
            <text:p>0,151173283247269</text:p>
          </table:table-cell>
          <table:table-cell table:formula="of:=(RAND()+RAND()+RAND()+RAND()+RAND()+RAND())/5*[.$D$6]" office:value-type="float" office:value="0.592922236160361" calcext:value-type="float">
            <text:p>0,59292223616036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04829166076806" calcext:value-type="float">
            <text:p>0,104829166076806</text:p>
          </table:table-cell>
          <table:table-cell table:formula="of:=(RAND()+RAND()+RAND()+RAND()+RAND()+RAND())/5*[.$D$6]" office:value-type="float" office:value="0.283622671760631" calcext:value-type="float">
            <text:p>0,2836226717606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9282107062524" calcext:value-type="float">
            <text:p>0,399282107062524</text:p>
          </table:table-cell>
          <table:table-cell table:formula="of:=(RAND()+RAND()+RAND()+RAND()+RAND()+RAND())/5*[.$D$6]" office:value-type="float" office:value="0.304977175169155" calcext:value-type="float">
            <text:p>0,30497717516915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324878417300327" calcext:value-type="float">
            <text:p>0,032487841730033</text:p>
          </table:table-cell>
          <table:table-cell table:formula="of:=(RAND()+RAND()+RAND()+RAND()+RAND()+RAND())/5*[.$D$6]" office:value-type="float" office:value="0.338749814794415" calcext:value-type="float">
            <text:p>0,33874981479441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8952567850127" calcext:value-type="float">
            <text:p>0,228952567850127</text:p>
          </table:table-cell>
          <table:table-cell table:formula="of:=(RAND()+RAND()+RAND()+RAND()+RAND()+RAND())/5*[.$D$6]" office:value-type="float" office:value="0.345966337141874" calcext:value-type="float">
            <text:p>0,3459663371418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305080794912" calcext:value-type="float">
            <text:p>0,59305080794912</text:p>
          </table:table-cell>
          <table:table-cell table:formula="of:=(RAND()+RAND()+RAND()+RAND()+RAND()+RAND())/5*[.$D$6]" office:value-type="float" office:value="0.53221469926317" calcext:value-type="float">
            <text:p>0,532214699263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02135208377125" calcext:value-type="float">
            <text:p>0,302135208377125</text:p>
          </table:table-cell>
          <table:table-cell table:formula="of:=(RAND()+RAND()+RAND()+RAND()+RAND()+RAND())/5*[.$D$6]" office:value-type="float" office:value="0.176168232171412" calcext:value-type="float">
            <text:p>0,17616823217141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5458807066045" calcext:value-type="float">
            <text:p>0,485458807066045</text:p>
          </table:table-cell>
          <table:table-cell table:formula="of:=(RAND()+RAND()+RAND()+RAND()+RAND()+RAND())/5*[.$D$6]" office:value-type="float" office:value="0.195671453209263" calcext:value-type="float">
            <text:p>0,19567145320926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46274581586051" calcext:value-type="float">
            <text:p>0,546274581586051</text:p>
          </table:table-cell>
          <table:table-cell table:formula="of:=(RAND()+RAND()+RAND()+RAND()+RAND()+RAND())/5*[.$D$6]" office:value-type="float" office:value="0.461752855362024" calcext:value-type="float">
            <text:p>0,46175285536202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0216548200018" calcext:value-type="float">
            <text:p>0,180216548200018</text:p>
          </table:table-cell>
          <table:table-cell table:formula="of:=(RAND()+RAND()+RAND()+RAND()+RAND()+RAND())/5*[.$D$6]" office:value-type="float" office:value="0.325749452496295" calcext:value-type="float">
            <text:p>0,32574945249629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75093905381794" calcext:value-type="float">
            <text:p>0,375093905381794</text:p>
          </table:table-cell>
          <table:table-cell table:formula="of:=(RAND()+RAND()+RAND()+RAND()+RAND()+RAND())/5*[.$D$6]" office:value-type="float" office:value="0.351576239539902" calcext:value-type="float">
            <text:p>0,35157623953990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608025839769" calcext:value-type="float">
            <text:p>0,57608025839769</text:p>
          </table:table-cell>
          <table:table-cell table:formula="of:=(RAND()+RAND()+RAND()+RAND()+RAND()+RAND())/5*[.$D$6]" office:value-type="float" office:value="0.37906269415708" calcext:value-type="float">
            <text:p>0,379062694157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9208388848808" calcext:value-type="float">
            <text:p>0,229208388848808</text:p>
          </table:table-cell>
          <table:table-cell table:formula="of:=(RAND()+RAND()+RAND()+RAND()+RAND()+RAND())/5*[.$D$6]" office:value-type="float" office:value="0.563331099220485" calcext:value-type="float">
            <text:p>0,56333109922048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35892002840357" calcext:value-type="float">
            <text:p>0,635892002840357</text:p>
          </table:table-cell>
          <table:table-cell table:formula="of:=(RAND()+RAND()+RAND()+RAND()+RAND()+RAND())/5*[.$D$6]" office:value-type="float" office:value="0.488522892735629" calcext:value-type="float">
            <text:p>0,48852289273562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18549166465" calcext:value-type="float">
            <text:p>0,6018549166465</text:p>
          </table:table-cell>
          <table:table-cell table:formula="of:=(RAND()+RAND()+RAND()+RAND()+RAND()+RAND())/5*[.$D$6]" office:value-type="float" office:value="0.351920416728491" calcext:value-type="float">
            <text:p>0,35192041672849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69724003521138" calcext:value-type="float">
            <text:p>0,569724003521138</text:p>
          </table:table-cell>
          <table:table-cell table:formula="of:=(RAND()+RAND()+RAND()+RAND()+RAND()+RAND())/5*[.$D$6]" office:value-type="float" office:value="0.372575197413572" calcext:value-type="float">
            <text:p>0,37257519741357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1303786682675" calcext:value-type="float">
            <text:p>0,491303786682675</text:p>
          </table:table-cell>
          <table:table-cell table:formula="of:=(RAND()+RAND()+RAND()+RAND()+RAND()+RAND())/5*[.$D$6]" office:value-type="float" office:value="0.385631139895418" calcext:value-type="float">
            <text:p>0,38563113989541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1726977525174" calcext:value-type="float">
            <text:p>0,281726977525174</text:p>
          </table:table-cell>
          <table:table-cell table:formula="of:=(RAND()+RAND()+RAND()+RAND()+RAND()+RAND())/5*[.$D$6]" office:value-type="float" office:value="0.283281863857593" calcext:value-type="float">
            <text:p>0,28328186385759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02952360111564" calcext:value-type="float">
            <text:p>0,302952360111564</text:p>
          </table:table-cell>
          <table:table-cell table:formula="of:=(RAND()+RAND()+RAND()+RAND()+RAND()+RAND())/5*[.$D$6]" office:value-type="float" office:value="0.475658991399687" calcext:value-type="float">
            <text:p>0,47565899139968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41564960492195" calcext:value-type="float">
            <text:p>0,241564960492195</text:p>
          </table:table-cell>
          <table:table-cell table:formula="of:=(RAND()+RAND()+RAND()+RAND()+RAND()+RAND())/5*[.$D$6]" office:value-type="float" office:value="0.436756434982157" calcext:value-type="float">
            <text:p>0,43675643498215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276341122299" calcext:value-type="float">
            <text:p>0,18276341122299</text:p>
          </table:table-cell>
          <table:table-cell table:formula="of:=(RAND()+RAND()+RAND()+RAND()+RAND()+RAND())/5*[.$D$6]" office:value-type="float" office:value="0.539778470713263" calcext:value-type="float">
            <text:p>0,53977847071326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51466981189916" calcext:value-type="float">
            <text:p>0,151466981189916</text:p>
          </table:table-cell>
          <table:table-cell table:formula="of:=(RAND()+RAND()+RAND()+RAND()+RAND()+RAND())/5*[.$D$6]" office:value-type="float" office:value="0.199743627591394" calcext:value-type="float">
            <text:p>0,19974362759139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7475823930056" calcext:value-type="float">
            <text:p>0,627475823930056</text:p>
          </table:table-cell>
          <table:table-cell table:formula="of:=(RAND()+RAND()+RAND()+RAND()+RAND()+RAND())/5*[.$D$6]" office:value-type="float" office:value="0.446922439923369" calcext:value-type="float">
            <text:p>0,44692243992336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208620096246812" calcext:value-type="float">
            <text:p>0,020862009624681</text:p>
          </table:table-cell>
          <table:table-cell table:formula="of:=(RAND()+RAND()+RAND()+RAND()+RAND()+RAND())/5*[.$D$6]" office:value-type="float" office:value="0.443875981013351" calcext:value-type="float">
            <text:p>0,44387598101335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4393990782068" calcext:value-type="float">
            <text:p>0,624393990782068</text:p>
          </table:table-cell>
          <table:table-cell table:formula="of:=(RAND()+RAND()+RAND()+RAND()+RAND()+RAND())/5*[.$D$6]" office:value-type="float" office:value="0.301187254140919" calcext:value-type="float">
            <text:p>0,30118725414091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66395291150812" calcext:value-type="float">
            <text:p>0,566395291150812</text:p>
          </table:table-cell>
          <table:table-cell table:formula="of:=(RAND()+RAND()+RAND()+RAND()+RAND()+RAND())/5*[.$D$6]" office:value-type="float" office:value="0.452495363607231" calcext:value-type="float">
            <text:p>0,4524953636072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36230223625898" calcext:value-type="float">
            <text:p>0,00362302236259</text:p>
          </table:table-cell>
          <table:table-cell table:formula="of:=(RAND()+RAND()+RAND()+RAND()+RAND()+RAND())/5*[.$D$6]" office:value-type="float" office:value="0.372561512419765" calcext:value-type="float">
            <text:p>0,37256151241976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95816266168973" calcext:value-type="float">
            <text:p>0,195816266168973</text:p>
          </table:table-cell>
          <table:table-cell table:formula="of:=(RAND()+RAND()+RAND()+RAND()+RAND()+RAND())/5*[.$D$6]" office:value-type="float" office:value="0.388690005101762" calcext:value-type="float">
            <text:p>0,38869000510176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5051892961978" calcext:value-type="float">
            <text:p>0,385051892961978</text:p>
          </table:table-cell>
          <table:table-cell table:formula="of:=(RAND()+RAND()+RAND()+RAND()+RAND()+RAND())/5*[.$D$6]" office:value-type="float" office:value="0.446404675880581" calcext:value-type="float">
            <text:p>0,44640467588058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5716498389306" calcext:value-type="float">
            <text:p>0,625716498389306</text:p>
          </table:table-cell>
          <table:table-cell table:formula="of:=(RAND()+RAND()+RAND()+RAND()+RAND()+RAND())/5*[.$D$6]" office:value-type="float" office:value="0.428408461819406" calcext:value-type="float">
            <text:p>0,42840846181940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14677165283325" calcext:value-type="float">
            <text:p>0,514677165283325</text:p>
          </table:table-cell>
          <table:table-cell table:formula="of:=(RAND()+RAND()+RAND()+RAND()+RAND()+RAND())/5*[.$D$6]" office:value-type="float" office:value="0.309815585258476" calcext:value-type="float">
            <text:p>0,30981558525847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489159009742" calcext:value-type="float">
            <text:p>0,28489159009742</text:p>
          </table:table-cell>
          <table:table-cell table:formula="of:=(RAND()+RAND()+RAND()+RAND()+RAND()+RAND())/5*[.$D$6]" office:value-type="float" office:value="0.45460783429221" calcext:value-type="float">
            <text:p>0,4546078342922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9384467925828" calcext:value-type="float">
            <text:p>0,449384467925828</text:p>
          </table:table-cell>
          <table:table-cell table:formula="of:=(RAND()+RAND()+RAND()+RAND()+RAND()+RAND())/5*[.$D$6]" office:value-type="float" office:value="0.571682959004953" calcext:value-type="float">
            <text:p>0,57168295900495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08003068190218" calcext:value-type="float">
            <text:p>0,208003068190218</text:p>
          </table:table-cell>
          <table:table-cell table:formula="of:=(RAND()+RAND()+RAND()+RAND()+RAND()+RAND())/5*[.$D$6]" office:value-type="float" office:value="0.433170180682007" calcext:value-type="float">
            <text:p>0,43317018068200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402592413376" calcext:value-type="float">
            <text:p>0,23402592413376</text:p>
          </table:table-cell>
          <table:table-cell table:formula="of:=(RAND()+RAND()+RAND()+RAND()+RAND()+RAND())/5*[.$D$6]" office:value-type="float" office:value="0.341519366550732" calcext:value-type="float">
            <text:p>0,34151936655073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52020422278919" calcext:value-type="float">
            <text:p>0,452020422278919</text:p>
          </table:table-cell>
          <table:table-cell table:formula="of:=(RAND()+RAND()+RAND()+RAND()+RAND()+RAND())/5*[.$D$6]" office:value-type="float" office:value="0.163615380775979" calcext:value-type="float">
            <text:p>0,1636153807759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6709372152667" calcext:value-type="float">
            <text:p>0,486709372152667</text:p>
          </table:table-cell>
          <table:table-cell table:formula="of:=(RAND()+RAND()+RAND()+RAND()+RAND()+RAND())/5*[.$D$6]" office:value-type="float" office:value="0.312522210270901" calcext:value-type="float">
            <text:p>0,31252221027090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4248817799244" calcext:value-type="float">
            <text:p>0,534248817799244</text:p>
          </table:table-cell>
          <table:table-cell table:formula="of:=(RAND()+RAND()+RAND()+RAND()+RAND()+RAND())/5*[.$D$6]" office:value-type="float" office:value="0.510770061616231" calcext:value-type="float">
            <text:p>0,5107700616162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38687221332012" calcext:value-type="float">
            <text:p>0,138687221332012</text:p>
          </table:table-cell>
          <table:table-cell table:formula="of:=(RAND()+RAND()+RAND()+RAND()+RAND()+RAND())/5*[.$D$6]" office:value-type="float" office:value="0.428781246067926" calcext:value-type="float">
            <text:p>0,4287812460679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0834460435417" calcext:value-type="float">
            <text:p>0,180834460435417</text:p>
          </table:table-cell>
          <table:table-cell table:formula="of:=(RAND()+RAND()+RAND()+RAND()+RAND()+RAND())/5*[.$D$6]" office:value-type="float" office:value="0.476629372624099" calcext:value-type="float">
            <text:p>0,47662937262409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6708326277148" calcext:value-type="float">
            <text:p>0,226708326277148</text:p>
          </table:table-cell>
          <table:table-cell table:formula="of:=(RAND()+RAND()+RAND()+RAND()+RAND()+RAND())/5*[.$D$6]" office:value-type="float" office:value="0.538955771019251" calcext:value-type="float">
            <text:p>0,53895577101925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6557749353535" calcext:value-type="float">
            <text:p>0,286557749353535</text:p>
          </table:table-cell>
          <table:table-cell table:formula="of:=(RAND()+RAND()+RAND()+RAND()+RAND()+RAND())/5*[.$D$6]" office:value-type="float" office:value="0.382681859756254" calcext:value-type="float">
            <text:p>0,38268185975625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1805516481675" calcext:value-type="float">
            <text:p>0,441805516481675</text:p>
          </table:table-cell>
          <table:table-cell table:formula="of:=(RAND()+RAND()+RAND()+RAND()+RAND()+RAND())/5*[.$D$6]" office:value-type="float" office:value="0.295497546105705" calcext:value-type="float">
            <text:p>0,2954975461057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35470371494848" calcext:value-type="float">
            <text:p>0,435470371494848</text:p>
          </table:table-cell>
          <table:table-cell table:formula="of:=(RAND()+RAND()+RAND()+RAND()+RAND()+RAND())/5*[.$D$6]" office:value-type="float" office:value="0.514672483851146" calcext:value-type="float">
            <text:p>0,51467248385114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66717098320281" calcext:value-type="float">
            <text:p>0,366717098320281</text:p>
          </table:table-cell>
          <table:table-cell table:formula="of:=(RAND()+RAND()+RAND()+RAND()+RAND()+RAND())/5*[.$D$6]" office:value-type="float" office:value="0.348144872702854" calcext:value-type="float">
            <text:p>0,34814487270285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5730790310875" calcext:value-type="float">
            <text:p>0,285730790310875</text:p>
          </table:table-cell>
          <table:table-cell table:formula="of:=(RAND()+RAND()+RAND()+RAND()+RAND()+RAND())/5*[.$D$6]" office:value-type="float" office:value="0.335299768068134" calcext:value-type="float">
            <text:p>0,33529976806813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25499775993945" calcext:value-type="float">
            <text:p>0,125499775993945</text:p>
          </table:table-cell>
          <table:table-cell table:formula="of:=(RAND()+RAND()+RAND()+RAND()+RAND()+RAND())/5*[.$D$6]" office:value-type="float" office:value="0.392949097375254" calcext:value-type="float">
            <text:p>0,39294909737525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87657893455896" calcext:value-type="float">
            <text:p>0,587657893455896</text:p>
          </table:table-cell>
          <table:table-cell table:formula="of:=(RAND()+RAND()+RAND()+RAND()+RAND()+RAND())/5*[.$D$6]" office:value-type="float" office:value="0.501950098861149" calcext:value-type="float">
            <text:p>0,50195009886114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1629723673274" calcext:value-type="float">
            <text:p>0,481629723673274</text:p>
          </table:table-cell>
          <table:table-cell table:formula="of:=(RAND()+RAND()+RAND()+RAND()+RAND()+RAND())/5*[.$D$6]" office:value-type="float" office:value="0.314766160485118" calcext:value-type="float">
            <text:p>0,31476616048511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233409754861856" calcext:value-type="float">
            <text:p>0,023340975486186</text:p>
          </table:table-cell>
          <table:table-cell table:formula="of:=(RAND()+RAND()+RAND()+RAND()+RAND()+RAND())/5*[.$D$6]" office:value-type="float" office:value="0.355391232715758" calcext:value-type="float">
            <text:p>0,35539123271575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647654612841" calcext:value-type="float">
            <text:p>0,17647654612841</text:p>
          </table:table-cell>
          <table:table-cell table:formula="of:=(RAND()+RAND()+RAND()+RAND()+RAND()+RAND())/5*[.$D$6]" office:value-type="float" office:value="0.412725142852378" calcext:value-type="float">
            <text:p>0,41272514285237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44623482907751" calcext:value-type="float">
            <text:p>0,244623482907751</text:p>
          </table:table-cell>
          <table:table-cell table:formula="of:=(RAND()+RAND()+RAND()+RAND()+RAND()+RAND())/5*[.$D$6]" office:value-type="float" office:value="0.449752612110135" calcext:value-type="float">
            <text:p>0,44975261211013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3990921048937" calcext:value-type="float">
            <text:p>0,313990921048937</text:p>
          </table:table-cell>
          <table:table-cell table:formula="of:=(RAND()+RAND()+RAND()+RAND()+RAND()+RAND())/5*[.$D$6]" office:value-type="float" office:value="0.379798931166904" calcext:value-type="float">
            <text:p>0,37979893116690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2448638703242" calcext:value-type="float">
            <text:p>0,02448638703242</text:p>
          </table:table-cell>
          <table:table-cell table:formula="of:=(RAND()+RAND()+RAND()+RAND()+RAND()+RAND())/5*[.$D$6]" office:value-type="float" office:value="0.453185620677142" calcext:value-type="float">
            <text:p>0,4531856206771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28551453202791" calcext:value-type="float">
            <text:p>0,328551453202791</text:p>
          </table:table-cell>
          <table:table-cell table:formula="of:=(RAND()+RAND()+RAND()+RAND()+RAND()+RAND())/5*[.$D$6]" office:value-type="float" office:value="0.45692918837484" calcext:value-type="float">
            <text:p>0,4569291883748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32193023897214" calcext:value-type="float">
            <text:p>0,132193023897214</text:p>
          </table:table-cell>
          <table:table-cell table:formula="of:=(RAND()+RAND()+RAND()+RAND()+RAND()+RAND())/5*[.$D$6]" office:value-type="float" office:value="0.447107517757208" calcext:value-type="float">
            <text:p>0,4471075177572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4882173019888" calcext:value-type="float">
            <text:p>0,234882173019888</text:p>
          </table:table-cell>
          <table:table-cell table:formula="of:=(RAND()+RAND()+RAND()+RAND()+RAND()+RAND())/5*[.$D$6]" office:value-type="float" office:value="0.434380739469485" calcext:value-type="float">
            <text:p>0,43438073946948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71134233340461" calcext:value-type="float">
            <text:p>0,271134233340461</text:p>
          </table:table-cell>
          <table:table-cell table:formula="of:=(RAND()+RAND()+RAND()+RAND()+RAND()+RAND())/5*[.$D$6]" office:value-type="float" office:value="0.426369394769663" calcext:value-type="float">
            <text:p>0,42636939476966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14033801243105" calcext:value-type="float">
            <text:p>0,114033801243105</text:p>
          </table:table-cell>
          <table:table-cell table:formula="of:=(RAND()+RAND()+RAND()+RAND()+RAND()+RAND())/5*[.$D$6]" office:value-type="float" office:value="0.322527408717206" calcext:value-type="float">
            <text:p>0,32252740871720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8043860364697" calcext:value-type="float">
            <text:p>0,448043860364697</text:p>
          </table:table-cell>
          <table:table-cell table:formula="of:=(RAND()+RAND()+RAND()+RAND()+RAND()+RAND())/5*[.$D$6]" office:value-type="float" office:value="0.576490909917827" calcext:value-type="float">
            <text:p>0,57649090991782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5865963550011" calcext:value-type="float">
            <text:p>0,535865963550011</text:p>
          </table:table-cell>
          <table:table-cell table:formula="of:=(RAND()+RAND()+RAND()+RAND()+RAND()+RAND())/5*[.$D$6]" office:value-type="float" office:value="0.326247826502921" calcext:value-type="float">
            <text:p>0,32624782650292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690222323900367" calcext:value-type="float">
            <text:p>0,069022232390037</text:p>
          </table:table-cell>
          <table:table-cell table:formula="of:=(RAND()+RAND()+RAND()+RAND()+RAND()+RAND())/5*[.$D$6]" office:value-type="float" office:value="0.457583259093243" calcext:value-type="float">
            <text:p>0,4575832590932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7552831288942" calcext:value-type="float">
            <text:p>0,167552831288942</text:p>
          </table:table-cell>
          <table:table-cell table:formula="of:=(RAND()+RAND()+RAND()+RAND()+RAND()+RAND())/5*[.$D$6]" office:value-type="float" office:value="0.375969990585771" calcext:value-type="float">
            <text:p>0,3759699905857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1985142366388" calcext:value-type="float">
            <text:p>0,351985142366388</text:p>
          </table:table-cell>
          <table:table-cell table:formula="of:=(RAND()+RAND()+RAND()+RAND()+RAND()+RAND())/5*[.$D$6]" office:value-type="float" office:value="0.281045520047647" calcext:value-type="float">
            <text:p>0,28104552004764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762396248410362" calcext:value-type="float">
            <text:p>0,076239624841036</text:p>
          </table:table-cell>
          <table:table-cell table:formula="of:=(RAND()+RAND()+RAND()+RAND()+RAND()+RAND())/5*[.$D$6]" office:value-type="float" office:value="0.581126010891341" calcext:value-type="float">
            <text:p>0,58112601089134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47062470589146" calcext:value-type="float">
            <text:p>0,647062470589146</text:p>
          </table:table-cell>
          <table:table-cell table:formula="of:=(RAND()+RAND()+RAND()+RAND()+RAND()+RAND())/5*[.$D$6]" office:value-type="float" office:value="0.45567591135684" calcext:value-type="float">
            <text:p>0,4556759113568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7610799020392" calcext:value-type="float">
            <text:p>0,237610799020392</text:p>
          </table:table-cell>
          <table:table-cell table:formula="of:=(RAND()+RAND()+RAND()+RAND()+RAND()+RAND())/5*[.$D$6]" office:value-type="float" office:value="0.152036307025486" calcext:value-type="float">
            <text:p>0,15203630702548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3940029319478" calcext:value-type="float">
            <text:p>0,423940029319478</text:p>
          </table:table-cell>
          <table:table-cell table:formula="of:=(RAND()+RAND()+RAND()+RAND()+RAND()+RAND())/5*[.$D$6]" office:value-type="float" office:value="0.27625796878669" calcext:value-type="float">
            <text:p>0,2762579687866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9255020273824" calcext:value-type="float">
            <text:p>0,359255020273824</text:p>
          </table:table-cell>
          <table:table-cell table:formula="of:=(RAND()+RAND()+RAND()+RAND()+RAND()+RAND())/5*[.$D$6]" office:value-type="float" office:value="0.515291688336973" calcext:value-type="float">
            <text:p>0,51529168833697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09690704829831" calcext:value-type="float">
            <text:p>0,109690704829831</text:p>
          </table:table-cell>
          <table:table-cell table:formula="of:=(RAND()+RAND()+RAND()+RAND()+RAND()+RAND())/5*[.$D$6]" office:value-type="float" office:value="0.406060685846045" calcext:value-type="float">
            <text:p>0,40606068584604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49088112445317" calcext:value-type="float">
            <text:p>0,649088112445317</text:p>
          </table:table-cell>
          <table:table-cell table:formula="of:=(RAND()+RAND()+RAND()+RAND()+RAND()+RAND())/5*[.$D$6]" office:value-type="float" office:value="0.410392454874336" calcext:value-type="float">
            <text:p>0,41039245487433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653216634591103" calcext:value-type="float">
            <text:p>0,06532166345911</text:p>
          </table:table-cell>
          <table:table-cell table:formula="of:=(RAND()+RAND()+RAND()+RAND()+RAND()+RAND())/5*[.$D$6]" office:value-type="float" office:value="0.540785651923677" calcext:value-type="float">
            <text:p>0,54078565192367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918611721194387" calcext:value-type="float">
            <text:p>0,091861172119439</text:p>
          </table:table-cell>
          <table:table-cell table:formula="of:=(RAND()+RAND()+RAND()+RAND()+RAND()+RAND())/5*[.$D$6]" office:value-type="float" office:value="0.44966787742636" calcext:value-type="float">
            <text:p>0,4496678774263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5611154847985" calcext:value-type="float">
            <text:p>0,235611154847985</text:p>
          </table:table-cell>
          <table:table-cell table:formula="of:=(RAND()+RAND()+RAND()+RAND()+RAND()+RAND())/5*[.$D$6]" office:value-type="float" office:value="0.513363026395735" calcext:value-type="float">
            <text:p>0,51336302639573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4923926358513" calcext:value-type="float">
            <text:p>0,344923926358513</text:p>
          </table:table-cell>
          <table:table-cell table:formula="of:=(RAND()+RAND()+RAND()+RAND()+RAND()+RAND())/5*[.$D$6]" office:value-type="float" office:value="0.496267759388426" calcext:value-type="float">
            <text:p>0,4962677593884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88774887923202" calcext:value-type="float">
            <text:p>0,588774887923202</text:p>
          </table:table-cell>
          <table:table-cell table:formula="of:=(RAND()+RAND()+RAND()+RAND()+RAND()+RAND())/5*[.$D$6]" office:value-type="float" office:value="0.292125894518578" calcext:value-type="float">
            <text:p>0,29212589451857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1389951145354" calcext:value-type="float">
            <text:p>0,391389951145354</text:p>
          </table:table-cell>
          <table:table-cell table:formula="of:=(RAND()+RAND()+RAND()+RAND()+RAND()+RAND())/5*[.$D$6]" office:value-type="float" office:value="0.456184824467625" calcext:value-type="float">
            <text:p>0,45618482446762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621887761790496" calcext:value-type="float">
            <text:p>0,006218877617905</text:p>
          </table:table-cell>
          <table:table-cell table:formula="of:=(RAND()+RAND()+RAND()+RAND()+RAND()+RAND())/5*[.$D$6]" office:value-type="float" office:value="0.286480491209843" calcext:value-type="float">
            <text:p>0,2864804912098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54701449364829" calcext:value-type="float">
            <text:p>0,454701449364829</text:p>
          </table:table-cell>
          <table:table-cell table:formula="of:=(RAND()+RAND()+RAND()+RAND()+RAND()+RAND())/5*[.$D$6]" office:value-type="float" office:value="0.518030073396377" calcext:value-type="float">
            <text:p>0,51803007339637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9716415964803" calcext:value-type="float">
            <text:p>0,19716415964803</text:p>
          </table:table-cell>
          <table:table-cell table:formula="of:=(RAND()+RAND()+RAND()+RAND()+RAND()+RAND())/5*[.$D$6]" office:value-type="float" office:value="0.287310598323181" calcext:value-type="float">
            <text:p>0,28731059832318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7806427235477" calcext:value-type="float">
            <text:p>0,237806427235477</text:p>
          </table:table-cell>
          <table:table-cell table:formula="of:=(RAND()+RAND()+RAND()+RAND()+RAND()+RAND())/5*[.$D$6]" office:value-type="float" office:value="0.387018150708728" calcext:value-type="float">
            <text:p>0,38701815070872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5344375609364" calcext:value-type="float">
            <text:p>0,315344375609364</text:p>
          </table:table-cell>
          <table:table-cell table:formula="of:=(RAND()+RAND()+RAND()+RAND()+RAND()+RAND())/5*[.$D$6]" office:value-type="float" office:value="0.362154458731465" calcext:value-type="float">
            <text:p>0,36215445873146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76584046122379" calcext:value-type="float">
            <text:p>0,476584046122379</text:p>
          </table:table-cell>
          <table:table-cell table:formula="of:=(RAND()+RAND()+RAND()+RAND()+RAND()+RAND())/5*[.$D$6]" office:value-type="float" office:value="0.364589334186864" calcext:value-type="float">
            <text:p>0,36458933418686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5468471748636" calcext:value-type="float">
            <text:p>0,315468471748636</text:p>
          </table:table-cell>
          <table:table-cell table:formula="of:=(RAND()+RAND()+RAND()+RAND()+RAND()+RAND())/5*[.$D$6]" office:value-type="float" office:value="0.477055165760808" calcext:value-type="float">
            <text:p>0,4770551657608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870737729046826" calcext:value-type="float">
            <text:p>0,008707377290468</text:p>
          </table:table-cell>
          <table:table-cell table:formula="of:=(RAND()+RAND()+RAND()+RAND()+RAND()+RAND())/5*[.$D$6]" office:value-type="float" office:value="0.335976608667581" calcext:value-type="float">
            <text:p>0,33597660866758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40070967352951" calcext:value-type="float">
            <text:p>0,140070967352951</text:p>
          </table:table-cell>
          <table:table-cell table:formula="of:=(RAND()+RAND()+RAND()+RAND()+RAND()+RAND())/5*[.$D$6]" office:value-type="float" office:value="0.473870693104731" calcext:value-type="float">
            <text:p>0,4738706931047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259905000354591" calcext:value-type="float">
            <text:p>0,025990500035459</text:p>
          </table:table-cell>
          <table:table-cell table:formula="of:=(RAND()+RAND()+RAND()+RAND()+RAND()+RAND())/5*[.$D$6]" office:value-type="float" office:value="0.322013935771382" calcext:value-type="float">
            <text:p>0,32201393577138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624372230429553" calcext:value-type="float">
            <text:p>0,062437223042955</text:p>
          </table:table-cell>
          <table:table-cell table:formula="of:=(RAND()+RAND()+RAND()+RAND()+RAND()+RAND())/5*[.$D$6]" office:value-type="float" office:value="0.536196494781479" calcext:value-type="float">
            <text:p>0,5361964947814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1427889305456" calcext:value-type="float">
            <text:p>0,381427889305456</text:p>
          </table:table-cell>
          <table:table-cell table:formula="of:=(RAND()+RAND()+RAND()+RAND()+RAND()+RAND())/5*[.$D$6]" office:value-type="float" office:value="0.421851975340243" calcext:value-type="float">
            <text:p>0,4218519753402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9744713684516" calcext:value-type="float">
            <text:p>0,419744713684516</text:p>
          </table:table-cell>
          <table:table-cell table:formula="of:=(RAND()+RAND()+RAND()+RAND()+RAND()+RAND())/5*[.$D$6]" office:value-type="float" office:value="0.437067327469203" calcext:value-type="float">
            <text:p>0,4370673274692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33758338571457" calcext:value-type="float">
            <text:p>0,333758338571457</text:p>
          </table:table-cell>
          <table:table-cell table:formula="of:=(RAND()+RAND()+RAND()+RAND()+RAND()+RAND())/5*[.$D$6]" office:value-type="float" office:value="0.523416062011629" calcext:value-type="float">
            <text:p>0,52341606201162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5598053475157" calcext:value-type="float">
            <text:p>0,235598053475157</text:p>
          </table:table-cell>
          <table:table-cell table:formula="of:=(RAND()+RAND()+RAND()+RAND()+RAND()+RAND())/5*[.$D$6]" office:value-type="float" office:value="0.38917185643333" calcext:value-type="float">
            <text:p>0,3891718564333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9476157902344" calcext:value-type="float">
            <text:p>0,399476157902344</text:p>
          </table:table-cell>
          <table:table-cell table:formula="of:=(RAND()+RAND()+RAND()+RAND()+RAND()+RAND())/5*[.$D$6]" office:value-type="float" office:value="0.376079416305057" calcext:value-type="float">
            <text:p>0,37607941630505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80094165439126" calcext:value-type="float">
            <text:p>0,580094165439126</text:p>
          </table:table-cell>
          <table:table-cell table:formula="of:=(RAND()+RAND()+RAND()+RAND()+RAND()+RAND())/5*[.$D$6]" office:value-type="float" office:value="0.196349607430683" calcext:value-type="float">
            <text:p>0,19634960743068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71370110823993" calcext:value-type="float">
            <text:p>0,471370110823993</text:p>
          </table:table-cell>
          <table:table-cell table:formula="of:=(RAND()+RAND()+RAND()+RAND()+RAND()+RAND())/5*[.$D$6]" office:value-type="float" office:value="0.364021803901765" calcext:value-type="float">
            <text:p>0,36402180390176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769916105328239" calcext:value-type="float">
            <text:p>0,076991610532824</text:p>
          </table:table-cell>
          <table:table-cell table:formula="of:=(RAND()+RAND()+RAND()+RAND()+RAND()+RAND())/5*[.$D$6]" office:value-type="float" office:value="0.431333552013682" calcext:value-type="float">
            <text:p>0,43133355201368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84970983700214" calcext:value-type="float">
            <text:p>0,584970983700214</text:p>
          </table:table-cell>
          <table:table-cell table:formula="of:=(RAND()+RAND()+RAND()+RAND()+RAND()+RAND())/5*[.$D$6]" office:value-type="float" office:value="0.375855884667669" calcext:value-type="float">
            <text:p>0,37585588466766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44387884311557" calcext:value-type="float">
            <text:p>0,544387884311557</text:p>
          </table:table-cell>
          <table:table-cell table:formula="of:=(RAND()+RAND()+RAND()+RAND()+RAND()+RAND())/5*[.$D$6]" office:value-type="float" office:value="0.495025668663252" calcext:value-type="float">
            <text:p>0,49502566866325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1845197075512" calcext:value-type="float">
            <text:p>0,51845197075512</text:p>
          </table:table-cell>
          <table:table-cell table:formula="of:=(RAND()+RAND()+RAND()+RAND()+RAND()+RAND())/5*[.$D$6]" office:value-type="float" office:value="0.515239150537082" calcext:value-type="float">
            <text:p>0,51523915053708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57448806365283" calcext:value-type="float">
            <text:p>0,157448806365283</text:p>
          </table:table-cell>
          <table:table-cell table:formula="of:=(RAND()+RAND()+RAND()+RAND()+RAND()+RAND())/5*[.$D$6]" office:value-type="float" office:value="0.463584388036069" calcext:value-type="float">
            <text:p>0,46358438803606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09635280023686" calcext:value-type="float">
            <text:p>0,309635280023686</text:p>
          </table:table-cell>
          <table:table-cell table:formula="of:=(RAND()+RAND()+RAND()+RAND()+RAND()+RAND())/5*[.$D$6]" office:value-type="float" office:value="0.44252677696428" calcext:value-type="float">
            <text:p>0,4425267769642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60772933982846" calcext:value-type="float">
            <text:p>0,460772933982846</text:p>
          </table:table-cell>
          <table:table-cell table:formula="of:=(RAND()+RAND()+RAND()+RAND()+RAND()+RAND())/5*[.$D$6]" office:value-type="float" office:value="0.31492313283043" calcext:value-type="float">
            <text:p>0,314923132830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4634757735867" calcext:value-type="float">
            <text:p>0,294634757735867</text:p>
          </table:table-cell>
          <table:table-cell table:formula="of:=(RAND()+RAND()+RAND()+RAND()+RAND()+RAND())/5*[.$D$6]" office:value-type="float" office:value="0.60748315838109" calcext:value-type="float">
            <text:p>0,6074831583810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985147208560189" calcext:value-type="float">
            <text:p>0,098514720856019</text:p>
          </table:table-cell>
          <table:table-cell table:formula="of:=(RAND()+RAND()+RAND()+RAND()+RAND()+RAND())/5*[.$D$6]" office:value-type="float" office:value="0.366157230367102" calcext:value-type="float">
            <text:p>0,36615723036710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2617684225565" calcext:value-type="float">
            <text:p>0,392617684225565</text:p>
          </table:table-cell>
          <table:table-cell table:formula="of:=(RAND()+RAND()+RAND()+RAND()+RAND()+RAND())/5*[.$D$6]" office:value-type="float" office:value="0.436224645582142" calcext:value-type="float">
            <text:p>0,4362246455821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64559594957543" calcext:value-type="float">
            <text:p>0,264559594957543</text:p>
          </table:table-cell>
          <table:table-cell table:formula="of:=(RAND()+RAND()+RAND()+RAND()+RAND()+RAND())/5*[.$D$6]" office:value-type="float" office:value="0.319082915441579" calcext:value-type="float">
            <text:p>0,3190829154415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5947988933606" calcext:value-type="float">
            <text:p>0,535947988933606</text:p>
          </table:table-cell>
          <table:table-cell table:formula="of:=(RAND()+RAND()+RAND()+RAND()+RAND()+RAND())/5*[.$D$6]" office:value-type="float" office:value="0.266307801688821" calcext:value-type="float">
            <text:p>0,26630780168882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1342789596439" calcext:value-type="float">
            <text:p>0,551342789596439</text:p>
          </table:table-cell>
          <table:table-cell table:formula="of:=(RAND()+RAND()+RAND()+RAND()+RAND()+RAND())/5*[.$D$6]" office:value-type="float" office:value="0.416872057795625" calcext:value-type="float">
            <text:p>0,41687205779562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66263762524034" calcext:value-type="float">
            <text:p>0,566263762524034</text:p>
          </table:table-cell>
          <table:table-cell table:formula="of:=(RAND()+RAND()+RAND()+RAND()+RAND()+RAND())/5*[.$D$6]" office:value-type="float" office:value="0.33623805345995" calcext:value-type="float">
            <text:p>0,3362380534599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1929619260643" calcext:value-type="float">
            <text:p>0,181929619260643</text:p>
          </table:table-cell>
          <table:table-cell table:formula="of:=(RAND()+RAND()+RAND()+RAND()+RAND()+RAND())/5*[.$D$6]" office:value-type="float" office:value="0.299491462853393" calcext:value-type="float">
            <text:p>0,29949146285339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08608520040921" calcext:value-type="float">
            <text:p>0,208608520040921</text:p>
          </table:table-cell>
          <table:table-cell table:formula="of:=(RAND()+RAND()+RAND()+RAND()+RAND()+RAND())/5*[.$D$6]" office:value-type="float" office:value="0.52106370412629" calcext:value-type="float">
            <text:p>0,5210637041262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1354447617226" calcext:value-type="float">
            <text:p>0,591354447617226</text:p>
          </table:table-cell>
          <table:table-cell table:formula="of:=(RAND()+RAND()+RAND()+RAND()+RAND()+RAND())/5*[.$D$6]" office:value-type="float" office:value="0.388407803712667" calcext:value-type="float">
            <text:p>0,38840780371266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8559892179069" calcext:value-type="float">
            <text:p>0,188559892179069</text:p>
          </table:table-cell>
          <table:table-cell table:formula="of:=(RAND()+RAND()+RAND()+RAND()+RAND()+RAND())/5*[.$D$6]" office:value-type="float" office:value="0.28676999738012" calcext:value-type="float">
            <text:p>0,2867699973801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896552236004" calcext:value-type="float">
            <text:p>0,39896552236004</text:p>
          </table:table-cell>
          <table:table-cell table:formula="of:=(RAND()+RAND()+RAND()+RAND()+RAND()+RAND())/5*[.$D$6]" office:value-type="float" office:value="0.164509064525137" calcext:value-type="float">
            <text:p>0,16450906452513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6754403375126" calcext:value-type="float">
            <text:p>0,386754403375126</text:p>
          </table:table-cell>
          <table:table-cell table:formula="of:=(RAND()+RAND()+RAND()+RAND()+RAND()+RAND())/5*[.$D$6]" office:value-type="float" office:value="0.228958404504124" calcext:value-type="float">
            <text:p>0,22895840450412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04492605965963" calcext:value-type="float">
            <text:p>0,204492605965963</text:p>
          </table:table-cell>
          <table:table-cell table:formula="of:=(RAND()+RAND()+RAND()+RAND()+RAND()+RAND())/5*[.$D$6]" office:value-type="float" office:value="0.218772329583201" calcext:value-type="float">
            <text:p>0,21877232958320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8917355465499" calcext:value-type="float">
            <text:p>0,578917355465499</text:p>
          </table:table-cell>
          <table:table-cell table:formula="of:=(RAND()+RAND()+RAND()+RAND()+RAND()+RAND())/5*[.$D$6]" office:value-type="float" office:value="0.400692278967207" calcext:value-type="float">
            <text:p>0,40069227896720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68749668988867" calcext:value-type="float">
            <text:p>0,568749668988867</text:p>
          </table:table-cell>
          <table:table-cell table:formula="of:=(RAND()+RAND()+RAND()+RAND()+RAND()+RAND())/5*[.$D$6]" office:value-type="float" office:value="0.456559730757117" calcext:value-type="float">
            <text:p>0,4565597307571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64379407410201" calcext:value-type="float">
            <text:p>0,464379407410201</text:p>
          </table:table-cell>
          <table:table-cell table:formula="of:=(RAND()+RAND()+RAND()+RAND()+RAND()+RAND())/5*[.$D$6]" office:value-type="float" office:value="0.473505794936705" calcext:value-type="float">
            <text:p>0,4735057949367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95732636361965" calcext:value-type="float">
            <text:p>0,195732636361965</text:p>
          </table:table-cell>
          <table:table-cell table:formula="of:=(RAND()+RAND()+RAND()+RAND()+RAND()+RAND())/5*[.$D$6]" office:value-type="float" office:value="0.27415080871902" calcext:value-type="float">
            <text:p>0,2741508087190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486153861497604" calcext:value-type="float">
            <text:p>0,04861538614976</text:p>
          </table:table-cell>
          <table:table-cell table:formula="of:=(RAND()+RAND()+RAND()+RAND()+RAND()+RAND())/5*[.$D$6]" office:value-type="float" office:value="0.276989727783072" calcext:value-type="float">
            <text:p>0,27698972778307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565058944447388" calcext:value-type="float">
            <text:p>0,005650589444474</text:p>
          </table:table-cell>
          <table:table-cell table:formula="of:=(RAND()+RAND()+RAND()+RAND()+RAND()+RAND())/5*[.$D$6]" office:value-type="float" office:value="0.329791606303951" calcext:value-type="float">
            <text:p>0,32979160630395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07707020844506" calcext:value-type="float">
            <text:p>0,107707020844506</text:p>
          </table:table-cell>
          <table:table-cell table:formula="of:=(RAND()+RAND()+RAND()+RAND()+RAND()+RAND())/5*[.$D$6]" office:value-type="float" office:value="0.390724897494322" calcext:value-type="float">
            <text:p>0,39072489749432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753770845895343" calcext:value-type="float">
            <text:p>0,075377084589534</text:p>
          </table:table-cell>
          <table:table-cell table:formula="of:=(RAND()+RAND()+RAND()+RAND()+RAND()+RAND())/5*[.$D$6]" office:value-type="float" office:value="0.305527951385639" calcext:value-type="float">
            <text:p>0,3055279513856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984815659955362" calcext:value-type="float">
            <text:p>0,098481565995536</text:p>
          </table:table-cell>
          <table:table-cell table:formula="of:=(RAND()+RAND()+RAND()+RAND()+RAND()+RAND())/5*[.$D$6]" office:value-type="float" office:value="0.462677198213437" calcext:value-type="float">
            <text:p>0,46267719821343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25163756289294" calcext:value-type="float">
            <text:p>0,325163756289294</text:p>
          </table:table-cell>
          <table:table-cell table:formula="of:=(RAND()+RAND()+RAND()+RAND()+RAND()+RAND())/5*[.$D$6]" office:value-type="float" office:value="0.404917641152398" calcext:value-type="float">
            <text:p>0,40491764115239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9109505812145" calcext:value-type="float">
            <text:p>0,499109505812145</text:p>
          </table:table-cell>
          <table:table-cell table:formula="of:=(RAND()+RAND()+RAND()+RAND()+RAND()+RAND())/5*[.$D$6]" office:value-type="float" office:value="0.209959756549769" calcext:value-type="float">
            <text:p>0,20995975654976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9197289574017" calcext:value-type="float">
            <text:p>0,419197289574017</text:p>
          </table:table-cell>
          <table:table-cell table:formula="of:=(RAND()+RAND()+RAND()+RAND()+RAND()+RAND())/5*[.$D$6]" office:value-type="float" office:value="0.433660377103567" calcext:value-type="float">
            <text:p>0,43366037710356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6896444818828" calcext:value-type="float">
            <text:p>0,426896444818828</text:p>
          </table:table-cell>
          <table:table-cell table:formula="of:=(RAND()+RAND()+RAND()+RAND()+RAND()+RAND())/5*[.$D$6]" office:value-type="float" office:value="0.615019214977734" calcext:value-type="float">
            <text:p>0,61501921497773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15181675333351" calcext:value-type="float">
            <text:p>0,215181675333351</text:p>
          </table:table-cell>
          <table:table-cell table:formula="of:=(RAND()+RAND()+RAND()+RAND()+RAND()+RAND())/5*[.$D$6]" office:value-type="float" office:value="0.44872818855908" calcext:value-type="float">
            <text:p>0,448728188559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29951558223064" calcext:value-type="float">
            <text:p>0,329951558223064</text:p>
          </table:table-cell>
          <table:table-cell table:formula="of:=(RAND()+RAND()+RAND()+RAND()+RAND()+RAND())/5*[.$D$6]" office:value-type="float" office:value="0.543483661776106" calcext:value-type="float">
            <text:p>0,54348366177610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2780206077992" calcext:value-type="float">
            <text:p>0,552780206077992</text:p>
          </table:table-cell>
          <table:table-cell table:formula="of:=(RAND()+RAND()+RAND()+RAND()+RAND()+RAND())/5*[.$D$6]" office:value-type="float" office:value="0.400201443724145" calcext:value-type="float">
            <text:p>0,40020144372414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1311641333787" calcext:value-type="float">
            <text:p>0,381311641333787</text:p>
          </table:table-cell>
          <table:table-cell table:formula="of:=(RAND()+RAND()+RAND()+RAND()+RAND()+RAND())/5*[.$D$6]" office:value-type="float" office:value="0.463384028661998" calcext:value-type="float">
            <text:p>0,46338402866199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4082261887368" calcext:value-type="float">
            <text:p>0,624082261887368</text:p>
          </table:table-cell>
          <table:table-cell table:formula="of:=(RAND()+RAND()+RAND()+RAND()+RAND()+RAND())/5*[.$D$6]" office:value-type="float" office:value="0.376551523088892" calcext:value-type="float">
            <text:p>0,37655152308889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2982783909864" calcext:value-type="float">
            <text:p>0,312982783909864</text:p>
          </table:table-cell>
          <table:table-cell table:formula="of:=(RAND()+RAND()+RAND()+RAND()+RAND()+RAND())/5*[.$D$6]" office:value-type="float" office:value="0.313538054001005" calcext:value-type="float">
            <text:p>0,3135380540010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9974758338682" calcext:value-type="float">
            <text:p>0,189974758338682</text:p>
          </table:table-cell>
          <table:table-cell table:formula="of:=(RAND()+RAND()+RAND()+RAND()+RAND()+RAND())/5*[.$D$6]" office:value-type="float" office:value="0.451028986670096" calcext:value-type="float">
            <text:p>0,45102898667009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316986663282" calcext:value-type="float">
            <text:p>0,34316986663282</text:p>
          </table:table-cell>
          <table:table-cell table:formula="of:=(RAND()+RAND()+RAND()+RAND()+RAND()+RAND())/5*[.$D$6]" office:value-type="float" office:value="0.46382425253539" calcext:value-type="float">
            <text:p>0,463824252535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86159715472629" calcext:value-type="float">
            <text:p>0,586159715472629</text:p>
          </table:table-cell>
          <table:table-cell table:formula="of:=(RAND()+RAND()+RAND()+RAND()+RAND()+RAND())/5*[.$D$6]" office:value-type="float" office:value="0.519888906928277" calcext:value-type="float">
            <text:p>0,51988890692827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7650165373212" calcext:value-type="float">
            <text:p>0,397650165373212</text:p>
          </table:table-cell>
          <table:table-cell table:formula="of:=(RAND()+RAND()+RAND()+RAND()+RAND()+RAND())/5*[.$D$6]" office:value-type="float" office:value="0.441556211315449" calcext:value-type="float">
            <text:p>0,44155621131544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3510130396395" calcext:value-type="float">
            <text:p>0,413510130396395</text:p>
          </table:table-cell>
          <table:table-cell table:formula="of:=(RAND()+RAND()+RAND()+RAND()+RAND()+RAND())/5*[.$D$6]" office:value-type="float" office:value="0.359625307551167" calcext:value-type="float">
            <text:p>0,35962530755116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6490084321423" calcext:value-type="float">
            <text:p>0,176490084321423</text:p>
          </table:table-cell>
          <table:table-cell table:formula="of:=(RAND()+RAND()+RAND()+RAND()+RAND()+RAND())/5*[.$D$6]" office:value-type="float" office:value="0.43799195936087" calcext:value-type="float">
            <text:p>0,4379919593608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63968983757329" calcext:value-type="float">
            <text:p>0,363968983757329</text:p>
          </table:table-cell>
          <table:table-cell table:formula="of:=(RAND()+RAND()+RAND()+RAND()+RAND()+RAND())/5*[.$D$6]" office:value-type="float" office:value="0.571443832980834" calcext:value-type="float">
            <text:p>0,57144383298083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5471420540422" calcext:value-type="float">
            <text:p>0,225471420540422</text:p>
          </table:table-cell>
          <table:table-cell table:formula="of:=(RAND()+RAND()+RAND()+RAND()+RAND()+RAND())/5*[.$D$6]" office:value-type="float" office:value="0.515774450768724" calcext:value-type="float">
            <text:p>0,51577445076872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168356097673383" calcext:value-type="float">
            <text:p>0,001683560976734</text:p>
          </table:table-cell>
          <table:table-cell table:formula="of:=(RAND()+RAND()+RAND()+RAND()+RAND()+RAND())/5*[.$D$6]" office:value-type="float" office:value="0.395078809481613" calcext:value-type="float">
            <text:p>0,39507880948161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05807817666867" calcext:value-type="float">
            <text:p>0,105807817666867</text:p>
          </table:table-cell>
          <table:table-cell table:formula="of:=(RAND()+RAND()+RAND()+RAND()+RAND()+RAND())/5*[.$D$6]" office:value-type="float" office:value="0.3346876596261" calcext:value-type="float">
            <text:p>0,334687659626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32980907425011" calcext:value-type="float">
            <text:p>0,132980907425011</text:p>
          </table:table-cell>
          <table:table-cell table:formula="of:=(RAND()+RAND()+RAND()+RAND()+RAND()+RAND())/5*[.$D$6]" office:value-type="float" office:value="0.495603521728551" calcext:value-type="float">
            <text:p>0,49560352172855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33495767118758" calcext:value-type="float">
            <text:p>0,433495767118758</text:p>
          </table:table-cell>
          <table:table-cell table:formula="of:=(RAND()+RAND()+RAND()+RAND()+RAND()+RAND())/5*[.$D$6]" office:value-type="float" office:value="0.425860318633" calcext:value-type="float">
            <text:p>0,42586031863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77508726152246" calcext:value-type="float">
            <text:p>0,377508726152246</text:p>
          </table:table-cell>
          <table:table-cell table:formula="of:=(RAND()+RAND()+RAND()+RAND()+RAND()+RAND())/5*[.$D$6]" office:value-type="float" office:value="0.402032983236182" calcext:value-type="float">
            <text:p>0,40203298323618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16324418783382" calcext:value-type="float">
            <text:p>0,116324418783382</text:p>
          </table:table-cell>
          <table:table-cell table:formula="of:=(RAND()+RAND()+RAND()+RAND()+RAND()+RAND())/5*[.$D$6]" office:value-type="float" office:value="0.300203412495513" calcext:value-type="float">
            <text:p>0,30020341249551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3259992900067" calcext:value-type="float">
            <text:p>0,403259992900067</text:p>
          </table:table-cell>
          <table:table-cell table:formula="of:=(RAND()+RAND()+RAND()+RAND()+RAND()+RAND())/5*[.$D$6]" office:value-type="float" office:value="0.360397547299848" calcext:value-type="float">
            <text:p>0,36039754729984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7433310111967" calcext:value-type="float">
            <text:p>0,597433310111967</text:p>
          </table:table-cell>
          <table:table-cell table:formula="of:=(RAND()+RAND()+RAND()+RAND()+RAND()+RAND())/5*[.$D$6]" office:value-type="float" office:value="0.533565155408911" calcext:value-type="float">
            <text:p>0,53356515540891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2269133296794" calcext:value-type="float">
            <text:p>0,12269133296794</text:p>
          </table:table-cell>
          <table:table-cell table:formula="of:=(RAND()+RAND()+RAND()+RAND()+RAND()+RAND())/5*[.$D$6]" office:value-type="float" office:value="0.415471168540728" calcext:value-type="float">
            <text:p>0,41547116854072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5245221985809" calcext:value-type="float">
            <text:p>0,555245221985809</text:p>
          </table:table-cell>
          <table:table-cell table:formula="of:=(RAND()+RAND()+RAND()+RAND()+RAND()+RAND())/5*[.$D$6]" office:value-type="float" office:value="0.329503107746987" calcext:value-type="float">
            <text:p>0,32950310774698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6226266790112" calcext:value-type="float">
            <text:p>0,396226266790112</text:p>
          </table:table-cell>
          <table:table-cell table:formula="of:=(RAND()+RAND()+RAND()+RAND()+RAND()+RAND())/5*[.$D$6]" office:value-type="float" office:value="0.515120020259938" calcext:value-type="float">
            <text:p>0,51512002025993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4065169459759" calcext:value-type="float">
            <text:p>0,14065169459759</text:p>
          </table:table-cell>
          <table:table-cell table:formula="of:=(RAND()+RAND()+RAND()+RAND()+RAND()+RAND())/5*[.$D$6]" office:value-type="float" office:value="0.369932602453732" calcext:value-type="float">
            <text:p>0,36993260245373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5515617084109" calcext:value-type="float">
            <text:p>0,25515617084109</text:p>
          </table:table-cell>
          <table:table-cell table:formula="of:=(RAND()+RAND()+RAND()+RAND()+RAND()+RAND())/5*[.$D$6]" office:value-type="float" office:value="0.506467084309525" calcext:value-type="float">
            <text:p>0,50646708430952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0837017846004" calcext:value-type="float">
            <text:p>0,650837017846004</text:p>
          </table:table-cell>
          <table:table-cell table:formula="of:=(RAND()+RAND()+RAND()+RAND()+RAND()+RAND())/5*[.$D$6]" office:value-type="float" office:value="0.351953253262483" calcext:value-type="float">
            <text:p>0,35195325326248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1107448376766" calcext:value-type="float">
            <text:p>0,481107448376766</text:p>
          </table:table-cell>
          <table:table-cell table:formula="of:=(RAND()+RAND()+RAND()+RAND()+RAND()+RAND())/5*[.$D$6]" office:value-type="float" office:value="0.415017233093322" calcext:value-type="float">
            <text:p>0,41501723309332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9072344958231" calcext:value-type="float">
            <text:p>0,559072344958231</text:p>
          </table:table-cell>
          <table:table-cell table:formula="of:=(RAND()+RAND()+RAND()+RAND()+RAND()+RAND())/5*[.$D$6]" office:value-type="float" office:value="0.366004753490119" calcext:value-type="float">
            <text:p>0,36600475349011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75056938947248" calcext:value-type="float">
            <text:p>0,275056938947248</text:p>
          </table:table-cell>
          <table:table-cell table:formula="of:=(RAND()+RAND()+RAND()+RAND()+RAND()+RAND())/5*[.$D$6]" office:value-type="float" office:value="0.328428469235538" calcext:value-type="float">
            <text:p>0,32842846923553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30982270610783" calcext:value-type="float">
            <text:p>0,630982270610783</text:p>
          </table:table-cell>
          <table:table-cell table:formula="of:=(RAND()+RAND()+RAND()+RAND()+RAND()+RAND())/5*[.$D$6]" office:value-type="float" office:value="0.404457685951565" calcext:value-type="float">
            <text:p>0,40445768595156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09523598933095" calcext:value-type="float">
            <text:p>0,509523598933095</text:p>
          </table:table-cell>
          <table:table-cell table:formula="of:=(RAND()+RAND()+RAND()+RAND()+RAND()+RAND())/5*[.$D$6]" office:value-type="float" office:value="0.378053242089017" calcext:value-type="float">
            <text:p>0,3780532420890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4898651612015" calcext:value-type="float">
            <text:p>0,494898651612015</text:p>
          </table:table-cell>
          <table:table-cell table:formula="of:=(RAND()+RAND()+RAND()+RAND()+RAND()+RAND())/5*[.$D$6]" office:value-type="float" office:value="0.466032431749968" calcext:value-type="float">
            <text:p>0,46603243174996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1677946472949" calcext:value-type="float">
            <text:p>0,601677946472949</text:p>
          </table:table-cell>
          <table:table-cell table:formula="of:=(RAND()+RAND()+RAND()+RAND()+RAND()+RAND())/5*[.$D$6]" office:value-type="float" office:value="0.391298723054148" calcext:value-type="float">
            <text:p>0,39129872305414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40400671500901" calcext:value-type="float">
            <text:p>0,140400671500901</text:p>
          </table:table-cell>
          <table:table-cell table:formula="of:=(RAND()+RAND()+RAND()+RAND()+RAND()+RAND())/5*[.$D$6]" office:value-type="float" office:value="0.457440874886017" calcext:value-type="float">
            <text:p>0,4574408748860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560916910326" calcext:value-type="float">
            <text:p>0,38560916910326</text:p>
          </table:table-cell>
          <table:table-cell table:formula="of:=(RAND()+RAND()+RAND()+RAND()+RAND()+RAND())/5*[.$D$6]" office:value-type="float" office:value="0.246074748407105" calcext:value-type="float">
            <text:p>0,2460747484071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9785969040226" calcext:value-type="float">
            <text:p>0,539785969040226</text:p>
          </table:table-cell>
          <table:table-cell table:formula="of:=(RAND()+RAND()+RAND()+RAND()+RAND()+RAND())/5*[.$D$6]" office:value-type="float" office:value="0.213332455576209" calcext:value-type="float">
            <text:p>0,21333245557620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49160948667786" calcext:value-type="float">
            <text:p>0,249160948667786</text:p>
          </table:table-cell>
          <table:table-cell table:formula="of:=(RAND()+RAND()+RAND()+RAND()+RAND()+RAND())/5*[.$D$6]" office:value-type="float" office:value="0.387268306122326" calcext:value-type="float">
            <text:p>0,3872683061223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02935175840261" calcext:value-type="float">
            <text:p>0,502935175840261</text:p>
          </table:table-cell>
          <table:table-cell table:formula="of:=(RAND()+RAND()+RAND()+RAND()+RAND()+RAND())/5*[.$D$6]" office:value-type="float" office:value="0.32888887273931" calcext:value-type="float">
            <text:p>0,328888872739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44708106255113" calcext:value-type="float">
            <text:p>0,144708106255113</text:p>
          </table:table-cell>
          <table:table-cell table:formula="of:=(RAND()+RAND()+RAND()+RAND()+RAND()+RAND())/5*[.$D$6]" office:value-type="float" office:value="0.491681730445041" calcext:value-type="float">
            <text:p>0,49168173044504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7192097553864" calcext:value-type="float">
            <text:p>0,447192097553864</text:p>
          </table:table-cell>
          <table:table-cell table:formula="of:=(RAND()+RAND()+RAND()+RAND()+RAND()+RAND())/5*[.$D$6]" office:value-type="float" office:value="0.404614551915121" calcext:value-type="float">
            <text:p>0,40461455191512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19153806420779" calcext:value-type="float">
            <text:p>0,519153806420779</text:p>
          </table:table-cell>
          <table:table-cell table:formula="of:=(RAND()+RAND()+RAND()+RAND()+RAND()+RAND())/5*[.$D$6]" office:value-type="float" office:value="0.430741099951631" calcext:value-type="float">
            <text:p>0,4307410999516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4552062675627" calcext:value-type="float">
            <text:p>0,624552062675627</text:p>
          </table:table-cell>
          <table:table-cell table:formula="of:=(RAND()+RAND()+RAND()+RAND()+RAND()+RAND())/5*[.$D$6]" office:value-type="float" office:value="0.471579517657903" calcext:value-type="float">
            <text:p>0,4715795176579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6722227339543" calcext:value-type="float">
            <text:p>0,406722227339543</text:p>
          </table:table-cell>
          <table:table-cell table:formula="of:=(RAND()+RAND()+RAND()+RAND()+RAND()+RAND())/5*[.$D$6]" office:value-type="float" office:value="0.372103075641809" calcext:value-type="float">
            <text:p>0,37210307564180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20149785284996" calcext:value-type="float">
            <text:p>0,120149785284996</text:p>
          </table:table-cell>
          <table:table-cell table:formula="of:=(RAND()+RAND()+RAND()+RAND()+RAND()+RAND())/5*[.$D$6]" office:value-type="float" office:value="0.441423967752321" calcext:value-type="float">
            <text:p>0,44142396775232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1555908896091" calcext:value-type="float">
            <text:p>0,571555908896091</text:p>
          </table:table-cell>
          <table:table-cell table:formula="of:=(RAND()+RAND()+RAND()+RAND()+RAND()+RAND())/5*[.$D$6]" office:value-type="float" office:value="0.403603396572759" calcext:value-type="float">
            <text:p>0,40360339657275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4074667161402" calcext:value-type="float">
            <text:p>0,554074667161402</text:p>
          </table:table-cell>
          <table:table-cell table:formula="of:=(RAND()+RAND()+RAND()+RAND()+RAND()+RAND())/5*[.$D$6]" office:value-type="float" office:value="0.306795689266771" calcext:value-type="float">
            <text:p>0,3067956892667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1672680653116" calcext:value-type="float">
            <text:p>0,441672680653116</text:p>
          </table:table-cell>
          <table:table-cell table:formula="of:=(RAND()+RAND()+RAND()+RAND()+RAND()+RAND())/5*[.$D$6]" office:value-type="float" office:value="0.302993434792567" calcext:value-type="float">
            <text:p>0,30299343479256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1083569932453" calcext:value-type="float">
            <text:p>0,21083569932453</text:p>
          </table:table-cell>
          <table:table-cell table:formula="of:=(RAND()+RAND()+RAND()+RAND()+RAND()+RAND())/5*[.$D$6]" office:value-type="float" office:value="0.326949517905505" calcext:value-type="float">
            <text:p>0,3269495179055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4871741463239" calcext:value-type="float">
            <text:p>0,624871741463239</text:p>
          </table:table-cell>
          <table:table-cell table:formula="of:=(RAND()+RAND()+RAND()+RAND()+RAND()+RAND())/5*[.$D$6]" office:value-type="float" office:value="0.413799835311558" calcext:value-type="float">
            <text:p>0,41379983531155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15889099752695" calcext:value-type="float">
            <text:p>0,215889099752695</text:p>
          </table:table-cell>
          <table:table-cell table:formula="of:=(RAND()+RAND()+RAND()+RAND()+RAND()+RAND())/5*[.$D$6]" office:value-type="float" office:value="0.442306427917816" calcext:value-type="float">
            <text:p>0,44230642791781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6775542692768" calcext:value-type="float">
            <text:p>0,176775542692768</text:p>
          </table:table-cell>
          <table:table-cell table:formula="of:=(RAND()+RAND()+RAND()+RAND()+RAND()+RAND())/5*[.$D$6]" office:value-type="float" office:value="0.442361462395849" calcext:value-type="float">
            <text:p>0,44236146239584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320471498001" calcext:value-type="float">
            <text:p>0,44320471498001</text:p>
          </table:table-cell>
          <table:table-cell table:formula="of:=(RAND()+RAND()+RAND()+RAND()+RAND()+RAND())/5*[.$D$6]" office:value-type="float" office:value="0.41533137286423" calcext:value-type="float">
            <text:p>0,4153313728642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333066968159396" calcext:value-type="float">
            <text:p>0,03330669681594</text:p>
          </table:table-cell>
          <table:table-cell table:formula="of:=(RAND()+RAND()+RAND()+RAND()+RAND()+RAND())/5*[.$D$6]" office:value-type="float" office:value="0.54735598361733" calcext:value-type="float">
            <text:p>0,5473559836173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314891558922" calcext:value-type="float">
            <text:p>0,61314891558922</text:p>
          </table:table-cell>
          <table:table-cell table:formula="of:=(RAND()+RAND()+RAND()+RAND()+RAND()+RAND())/5*[.$D$6]" office:value-type="float" office:value="0.525940436160414" calcext:value-type="float">
            <text:p>0,52594043616041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33344495334" calcext:value-type="float">
            <text:p>0,1733344495334</text:p>
          </table:table-cell>
          <table:table-cell table:formula="of:=(RAND()+RAND()+RAND()+RAND()+RAND()+RAND())/5*[.$D$6]" office:value-type="float" office:value="0.479834983052498" calcext:value-type="float">
            <text:p>0,47983498305249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9194976651391" calcext:value-type="float">
            <text:p>0,449194976651391</text:p>
          </table:table-cell>
          <table:table-cell table:formula="of:=(RAND()+RAND()+RAND()+RAND()+RAND()+RAND())/5*[.$D$6]" office:value-type="float" office:value="0.334004293417074" calcext:value-type="float">
            <text:p>0,3340042934170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4416111343316" calcext:value-type="float">
            <text:p>0,404416111343316</text:p>
          </table:table-cell>
          <table:table-cell table:formula="of:=(RAND()+RAND()+RAND()+RAND()+RAND()+RAND())/5*[.$D$6]" office:value-type="float" office:value="0.512040936627272" calcext:value-type="float">
            <text:p>0,51204093662727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1149110498633" calcext:value-type="float">
            <text:p>0,181149110498633</text:p>
          </table:table-cell>
          <table:table-cell table:formula="of:=(RAND()+RAND()+RAND()+RAND()+RAND()+RAND())/5*[.$D$6]" office:value-type="float" office:value="0.377101442485576" calcext:value-type="float">
            <text:p>0,37710144248557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30534621809212" calcext:value-type="float">
            <text:p>0,130534621809212</text:p>
          </table:table-cell>
          <table:table-cell table:formula="of:=(RAND()+RAND()+RAND()+RAND()+RAND()+RAND())/5*[.$D$6]" office:value-type="float" office:value="0.45159433435815" calcext:value-type="float">
            <text:p>0,4515943343581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130219505787136" calcext:value-type="float">
            <text:p>0,013021950578714</text:p>
          </table:table-cell>
          <table:table-cell table:formula="of:=(RAND()+RAND()+RAND()+RAND()+RAND()+RAND())/5*[.$D$6]" office:value-type="float" office:value="0.493673500798987" calcext:value-type="float">
            <text:p>0,49367350079898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716770480466935" calcext:value-type="float">
            <text:p>0,071677048046694</text:p>
          </table:table-cell>
          <table:table-cell table:formula="of:=(RAND()+RAND()+RAND()+RAND()+RAND()+RAND())/5*[.$D$6]" office:value-type="float" office:value="0.266762532318074" calcext:value-type="float">
            <text:p>0,2667625323180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6746766230823" calcext:value-type="float">
            <text:p>0,26746766230823</text:p>
          </table:table-cell>
          <table:table-cell table:formula="of:=(RAND()+RAND()+RAND()+RAND()+RAND()+RAND())/5*[.$D$6]" office:value-type="float" office:value="0.444590072842903" calcext:value-type="float">
            <text:p>0,4445900728429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5614480730435" calcext:value-type="float">
            <text:p>0,165614480730435</text:p>
          </table:table-cell>
          <table:table-cell table:formula="of:=(RAND()+RAND()+RAND()+RAND()+RAND()+RAND())/5*[.$D$6]" office:value-type="float" office:value="0.375863520784637" calcext:value-type="float">
            <text:p>0,37586352078463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07607868435118" calcext:value-type="float">
            <text:p>0,107607868435118</text:p>
          </table:table-cell>
          <table:table-cell table:formula="of:=(RAND()+RAND()+RAND()+RAND()+RAND()+RAND())/5*[.$D$6]" office:value-type="float" office:value="0.292917034923053" calcext:value-type="float">
            <text:p>0,29291703492305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635698925378747" calcext:value-type="float">
            <text:p>0,063569892537875</text:p>
          </table:table-cell>
          <table:table-cell table:formula="of:=(RAND()+RAND()+RAND()+RAND()+RAND()+RAND())/5*[.$D$6]" office:value-type="float" office:value="0.298203592807807" calcext:value-type="float">
            <text:p>0,29820359280780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7742209948649" calcext:value-type="float">
            <text:p>0,357742209948649</text:p>
          </table:table-cell>
          <table:table-cell table:formula="of:=(RAND()+RAND()+RAND()+RAND()+RAND()+RAND())/5*[.$D$6]" office:value-type="float" office:value="0.35913588994803" calcext:value-type="float">
            <text:p>0,359135889948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8240314119758" calcext:value-type="float">
            <text:p>0,628240314119758</text:p>
          </table:table-cell>
          <table:table-cell table:formula="of:=(RAND()+RAND()+RAND()+RAND()+RAND()+RAND())/5*[.$D$6]" office:value-type="float" office:value="0.487516530815541" calcext:value-type="float">
            <text:p>0,48751653081554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9269939564914" calcext:value-type="float">
            <text:p>0,409269939564914</text:p>
          </table:table-cell>
          <table:table-cell table:formula="of:=(RAND()+RAND()+RAND()+RAND()+RAND()+RAND())/5*[.$D$6]" office:value-type="float" office:value="0.437348652493656" calcext:value-type="float">
            <text:p>0,43734865249365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35762889866671" calcext:value-type="float">
            <text:p>0,335762889866671</text:p>
          </table:table-cell>
          <table:table-cell table:formula="of:=(RAND()+RAND()+RAND()+RAND()+RAND()+RAND())/5*[.$D$6]" office:value-type="float" office:value="0.374319002078357" calcext:value-type="float">
            <text:p>0,37431900207835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2035444498885" calcext:value-type="float">
            <text:p>0,402035444498885</text:p>
          </table:table-cell>
          <table:table-cell table:formula="of:=(RAND()+RAND()+RAND()+RAND()+RAND()+RAND())/5*[.$D$6]" office:value-type="float" office:value="0.545446107540888" calcext:value-type="float">
            <text:p>0,54544610754088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402741035753452" calcext:value-type="float">
            <text:p>0,040274103575345</text:p>
          </table:table-cell>
          <table:table-cell table:formula="of:=(RAND()+RAND()+RAND()+RAND()+RAND()+RAND())/5*[.$D$6]" office:value-type="float" office:value="0.576340010652242" calcext:value-type="float">
            <text:p>0,5763400106522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1940191330077" calcext:value-type="float">
            <text:p>0,391940191330077</text:p>
          </table:table-cell>
          <table:table-cell table:formula="of:=(RAND()+RAND()+RAND()+RAND()+RAND()+RAND())/5*[.$D$6]" office:value-type="float" office:value="0.22770838440076" calcext:value-type="float">
            <text:p>0,2277083844007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9931031206028" calcext:value-type="float">
            <text:p>0,579931031206028</text:p>
          </table:table-cell>
          <table:table-cell table:formula="of:=(RAND()+RAND()+RAND()+RAND()+RAND()+RAND())/5*[.$D$6]" office:value-type="float" office:value="0.397124096910708" calcext:value-type="float">
            <text:p>0,3971240969107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52216250145382" calcext:value-type="float">
            <text:p>0,452216250145382</text:p>
          </table:table-cell>
          <table:table-cell table:formula="of:=(RAND()+RAND()+RAND()+RAND()+RAND()+RAND())/5*[.$D$6]" office:value-type="float" office:value="0.616132390574056" calcext:value-type="float">
            <text:p>0,61613239057405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425361292542" calcext:value-type="float">
            <text:p>0,2425361292542</text:p>
          </table:table-cell>
          <table:table-cell table:formula="of:=(RAND()+RAND()+RAND()+RAND()+RAND()+RAND())/5*[.$D$6]" office:value-type="float" office:value="0.270657045198895" calcext:value-type="float">
            <text:p>0,27065704519889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9331597019352" calcext:value-type="float">
            <text:p>0,539331597019352</text:p>
          </table:table-cell>
          <table:table-cell table:formula="of:=(RAND()+RAND()+RAND()+RAND()+RAND()+RAND())/5*[.$D$6]" office:value-type="float" office:value="0.471585380883238" calcext:value-type="float">
            <text:p>0,47158538088323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1891676416987" calcext:value-type="float">
            <text:p>0,291891676416987</text:p>
          </table:table-cell>
          <table:table-cell table:formula="of:=(RAND()+RAND()+RAND()+RAND()+RAND()+RAND())/5*[.$D$6]" office:value-type="float" office:value="0.27946533874513" calcext:value-type="float">
            <text:p>0,2794653387451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5858105986199" calcext:value-type="float">
            <text:p>0,285858105986199</text:p>
          </table:table-cell>
          <table:table-cell table:formula="of:=(RAND()+RAND()+RAND()+RAND()+RAND()+RAND())/5*[.$D$6]" office:value-type="float" office:value="0.341355705353205" calcext:value-type="float">
            <text:p>0,3413557053532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7448782414978" calcext:value-type="float">
            <text:p>0,407448782414978</text:p>
          </table:table-cell>
          <table:table-cell table:formula="of:=(RAND()+RAND()+RAND()+RAND()+RAND()+RAND())/5*[.$D$6]" office:value-type="float" office:value="0.54695504418179" calcext:value-type="float">
            <text:p>0,546955044181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314195060013896" calcext:value-type="float">
            <text:p>0,03141950600139</text:p>
          </table:table-cell>
          <table:table-cell table:formula="of:=(RAND()+RAND()+RAND()+RAND()+RAND()+RAND())/5*[.$D$6]" office:value-type="float" office:value="0.271843258939869" calcext:value-type="float">
            <text:p>0,27184325893986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0547414432631" calcext:value-type="float">
            <text:p>0,440547414432631</text:p>
          </table:table-cell>
          <table:table-cell table:formula="of:=(RAND()+RAND()+RAND()+RAND()+RAND()+RAND())/5*[.$D$6]" office:value-type="float" office:value="0.366773829921053" calcext:value-type="float">
            <text:p>0,36677382992105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6844864912163" calcext:value-type="float">
            <text:p>0,386844864912163</text:p>
          </table:table-cell>
          <table:table-cell table:formula="of:=(RAND()+RAND()+RAND()+RAND()+RAND()+RAND())/5*[.$D$6]" office:value-type="float" office:value="0.508114915829443" calcext:value-type="float">
            <text:p>0,5081149158294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9239158406565" calcext:value-type="float">
            <text:p>0,609239158406565</text:p>
          </table:table-cell>
          <table:table-cell table:formula="of:=(RAND()+RAND()+RAND()+RAND()+RAND()+RAND())/5*[.$D$6]" office:value-type="float" office:value="0.491536797769356" calcext:value-type="float">
            <text:p>0,49153679776935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72899736348891" calcext:value-type="float">
            <text:p>0,472899736348891</text:p>
          </table:table-cell>
          <table:table-cell table:formula="of:=(RAND()+RAND()+RAND()+RAND()+RAND()+RAND())/5*[.$D$6]" office:value-type="float" office:value="0.267513954540374" calcext:value-type="float">
            <text:p>0,2675139545403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7944774618088" calcext:value-type="float">
            <text:p>0,657944774618088</text:p>
          </table:table-cell>
          <table:table-cell table:formula="of:=(RAND()+RAND()+RAND()+RAND()+RAND()+RAND())/5*[.$D$6]" office:value-type="float" office:value="0.417183926715185" calcext:value-type="float">
            <text:p>0,41718392671518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64035043815782" calcext:value-type="float">
            <text:p>0,464035043815782</text:p>
          </table:table-cell>
          <table:table-cell table:formula="of:=(RAND()+RAND()+RAND()+RAND()+RAND()+RAND())/5*[.$D$6]" office:value-type="float" office:value="0.411221792182703" calcext:value-type="float">
            <text:p>0,4112217921827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5618838117872" calcext:value-type="float">
            <text:p>0,315618838117872</text:p>
          </table:table-cell>
          <table:table-cell table:formula="of:=(RAND()+RAND()+RAND()+RAND()+RAND()+RAND())/5*[.$D$6]" office:value-type="float" office:value="0.444987782363385" calcext:value-type="float">
            <text:p>0,44498778236338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7926435242875" calcext:value-type="float">
            <text:p>0,417926435242875</text:p>
          </table:table-cell>
          <table:table-cell table:formula="of:=(RAND()+RAND()+RAND()+RAND()+RAND()+RAND())/5*[.$D$6]" office:value-type="float" office:value="0.405425354588109" calcext:value-type="float">
            <text:p>0,40542535458810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68049675849538" calcext:value-type="float">
            <text:p>0,368049675849538</text:p>
          </table:table-cell>
          <table:table-cell table:formula="of:=(RAND()+RAND()+RAND()+RAND()+RAND()+RAND())/5*[.$D$6]" office:value-type="float" office:value="0.380339734815748" calcext:value-type="float">
            <text:p>0,38033973481574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990491264427968" calcext:value-type="float">
            <text:p>0,099049126442797</text:p>
          </table:table-cell>
          <table:table-cell table:formula="of:=(RAND()+RAND()+RAND()+RAND()+RAND()+RAND())/5*[.$D$6]" office:value-type="float" office:value="0.443044127905472" calcext:value-type="float">
            <text:p>0,44304412790547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6243102278014" calcext:value-type="float">
            <text:p>0,36243102278014</text:p>
          </table:table-cell>
          <table:table-cell table:formula="of:=(RAND()+RAND()+RAND()+RAND()+RAND()+RAND())/5*[.$D$6]" office:value-type="float" office:value="0.444905828595864" calcext:value-type="float">
            <text:p>0,44490582859586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1092786079903" calcext:value-type="float">
            <text:p>0,571092786079903</text:p>
          </table:table-cell>
          <table:table-cell table:formula="of:=(RAND()+RAND()+RAND()+RAND()+RAND()+RAND())/5*[.$D$6]" office:value-type="float" office:value="0.39395194663191" calcext:value-type="float">
            <text:p>0,3939519466319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36649790244958" calcext:value-type="float">
            <text:p>0,336649790244958</text:p>
          </table:table-cell>
          <table:table-cell table:formula="of:=(RAND()+RAND()+RAND()+RAND()+RAND()+RAND())/5*[.$D$6]" office:value-type="float" office:value="0.381359439139537" calcext:value-type="float">
            <text:p>0,38135943913953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98635520820154" calcext:value-type="float">
            <text:p>0,398635520820154</text:p>
          </table:table-cell>
          <table:table-cell table:formula="of:=(RAND()+RAND()+RAND()+RAND()+RAND()+RAND())/5*[.$D$6]" office:value-type="float" office:value="0.437237617290622" calcext:value-type="float">
            <text:p>0,43723761729062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6269508436454" calcext:value-type="float">
            <text:p>0,356269508436454</text:p>
          </table:table-cell>
          <table:table-cell table:formula="of:=(RAND()+RAND()+RAND()+RAND()+RAND()+RAND())/5*[.$D$6]" office:value-type="float" office:value="0.517802230163331" calcext:value-type="float">
            <text:p>0,5178022301633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5431842828245" calcext:value-type="float">
            <text:p>0,555431842828245</text:p>
          </table:table-cell>
          <table:table-cell table:formula="of:=(RAND()+RAND()+RAND()+RAND()+RAND()+RAND())/5*[.$D$6]" office:value-type="float" office:value="0.491801382621527" calcext:value-type="float">
            <text:p>0,49180138262152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097938995779" calcext:value-type="float">
            <text:p>0,16097938995779</text:p>
          </table:table-cell>
          <table:table-cell table:formula="of:=(RAND()+RAND()+RAND()+RAND()+RAND()+RAND())/5*[.$D$6]" office:value-type="float" office:value="0.290273850436604" calcext:value-type="float">
            <text:p>0,29027385043660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55804074043131" calcext:value-type="float">
            <text:p>0,155804074043131</text:p>
          </table:table-cell>
          <table:table-cell table:formula="of:=(RAND()+RAND()+RAND()+RAND()+RAND()+RAND())/5*[.$D$6]" office:value-type="float" office:value="0.566450054135631" calcext:value-type="float">
            <text:p>0,5664500541356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33646164076804" calcext:value-type="float">
            <text:p>0,633646164076804</text:p>
          </table:table-cell>
          <table:table-cell table:formula="of:=(RAND()+RAND()+RAND()+RAND()+RAND()+RAND())/5*[.$D$6]" office:value-type="float" office:value="0.298354078427254" calcext:value-type="float">
            <text:p>0,29835407842725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472559726507568" calcext:value-type="float">
            <text:p>0,047255972650757</text:p>
          </table:table-cell>
          <table:table-cell table:formula="of:=(RAND()+RAND()+RAND()+RAND()+RAND()+RAND())/5*[.$D$6]" office:value-type="float" office:value="0.385441332472852" calcext:value-type="float">
            <text:p>0,38544133247285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400740458989948" calcext:value-type="float">
            <text:p>0,040074045898995</text:p>
          </table:table-cell>
          <table:table-cell table:formula="of:=(RAND()+RAND()+RAND()+RAND()+RAND()+RAND())/5*[.$D$6]" office:value-type="float" office:value="0.422810621982608" calcext:value-type="float">
            <text:p>0,4228106219826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41415140449263" calcext:value-type="float">
            <text:p>0,141415140449263</text:p>
          </table:table-cell>
          <table:table-cell table:formula="of:=(RAND()+RAND()+RAND()+RAND()+RAND()+RAND())/5*[.$D$6]" office:value-type="float" office:value="0.418689736467932" calcext:value-type="float">
            <text:p>0,41868973646793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0905636650049" calcext:value-type="float">
            <text:p>0,440905636650049</text:p>
          </table:table-cell>
          <table:table-cell table:formula="of:=(RAND()+RAND()+RAND()+RAND()+RAND()+RAND())/5*[.$D$6]" office:value-type="float" office:value="0.47734448047541" calcext:value-type="float">
            <text:p>0,4773444804754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5676794648488" calcext:value-type="float">
            <text:p>0,45676794648488</text:p>
          </table:table-cell>
          <table:table-cell table:formula="of:=(RAND()+RAND()+RAND()+RAND()+RAND()+RAND())/5*[.$D$6]" office:value-type="float" office:value="0.281448742630432" calcext:value-type="float">
            <text:p>0,28144874263043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40211571283807" calcext:value-type="float">
            <text:p>0,240211571283807</text:p>
          </table:table-cell>
          <table:table-cell table:formula="of:=(RAND()+RAND()+RAND()+RAND()+RAND()+RAND())/5*[.$D$6]" office:value-type="float" office:value="0.232307924434931" calcext:value-type="float">
            <text:p>0,2323079244349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2508457201896" calcext:value-type="float">
            <text:p>0,412508457201896</text:p>
          </table:table-cell>
          <table:table-cell table:formula="of:=(RAND()+RAND()+RAND()+RAND()+RAND()+RAND())/5*[.$D$6]" office:value-type="float" office:value="0.446253326395014" calcext:value-type="float">
            <text:p>0,44625332639501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4060950100587" calcext:value-type="float">
            <text:p>0,234060950100587</text:p>
          </table:table-cell>
          <table:table-cell table:formula="of:=(RAND()+RAND()+RAND()+RAND()+RAND()+RAND())/5*[.$D$6]" office:value-type="float" office:value="0.311523157019073" calcext:value-type="float">
            <text:p>0,31152315701907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58649788532328" calcext:value-type="float">
            <text:p>0,158649788532328</text:p>
          </table:table-cell>
          <table:table-cell table:formula="of:=(RAND()+RAND()+RAND()+RAND()+RAND()+RAND())/5*[.$D$6]" office:value-type="float" office:value="0.293327363968731" calcext:value-type="float">
            <text:p>0,2933273639687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66246690822625" calcext:value-type="float">
            <text:p>0,066246690822625</text:p>
          </table:table-cell>
          <table:table-cell table:formula="of:=(RAND()+RAND()+RAND()+RAND()+RAND()+RAND())/5*[.$D$6]" office:value-type="float" office:value="0.625849626261592" calcext:value-type="float">
            <text:p>0,62584962626159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6481298475121" calcext:value-type="float">
            <text:p>0,606481298475121</text:p>
          </table:table-cell>
          <table:table-cell table:formula="of:=(RAND()+RAND()+RAND()+RAND()+RAND()+RAND())/5*[.$D$6]" office:value-type="float" office:value="0.57309818209266" calcext:value-type="float">
            <text:p>0,5730981820926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75909779963959" calcext:value-type="float">
            <text:p>0,275909779963959</text:p>
          </table:table-cell>
          <table:table-cell table:formula="of:=(RAND()+RAND()+RAND()+RAND()+RAND()+RAND())/5*[.$D$6]" office:value-type="float" office:value="0.509105011558039" calcext:value-type="float">
            <text:p>0,5091050115580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41080129464192" calcext:value-type="float">
            <text:p>0,141080129464192</text:p>
          </table:table-cell>
          <table:table-cell table:formula="of:=(RAND()+RAND()+RAND()+RAND()+RAND()+RAND())/5*[.$D$6]" office:value-type="float" office:value="0.463597657106678" calcext:value-type="float">
            <text:p>0,46359765710667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7709747258007" calcext:value-type="float">
            <text:p>0,347709747258007</text:p>
          </table:table-cell>
          <table:table-cell table:formula="of:=(RAND()+RAND()+RAND()+RAND()+RAND()+RAND())/5*[.$D$6]" office:value-type="float" office:value="0.433043218335359" calcext:value-type="float">
            <text:p>0,43304321833535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63598090644162" calcext:value-type="float">
            <text:p>0,463598090644162</text:p>
          </table:table-cell>
          <table:table-cell table:formula="of:=(RAND()+RAND()+RAND()+RAND()+RAND()+RAND())/5*[.$D$6]" office:value-type="float" office:value="0.419863854447193" calcext:value-type="float">
            <text:p>0,41986385444719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7642222934677" calcext:value-type="float">
            <text:p>0,167642222934677</text:p>
          </table:table-cell>
          <table:table-cell table:formula="of:=(RAND()+RAND()+RAND()+RAND()+RAND()+RAND())/5*[.$D$6]" office:value-type="float" office:value="0.55041424900984" calcext:value-type="float">
            <text:p>0,5504142490098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338885595610085" calcext:value-type="float">
            <text:p>0,033888559561009</text:p>
          </table:table-cell>
          <table:table-cell table:formula="of:=(RAND()+RAND()+RAND()+RAND()+RAND()+RAND())/5*[.$D$6]" office:value-type="float" office:value="0.421185844269129" calcext:value-type="float">
            <text:p>0,42118584426912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20632981970186" calcext:value-type="float">
            <text:p>0,120632981970186</text:p>
          </table:table-cell>
          <table:table-cell table:formula="of:=(RAND()+RAND()+RAND()+RAND()+RAND()+RAND())/5*[.$D$6]" office:value-type="float" office:value="0.353382167589407" calcext:value-type="float">
            <text:p>0,35338216758940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67482272691913" calcext:value-type="float">
            <text:p>0,267482272691913</text:p>
          </table:table-cell>
          <table:table-cell table:formula="of:=(RAND()+RAND()+RAND()+RAND()+RAND()+RAND())/5*[.$D$6]" office:value-type="float" office:value="0.336246711499856" calcext:value-type="float">
            <text:p>0,33624671149985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878528128996629" calcext:value-type="float">
            <text:p>0,087852812899663</text:p>
          </table:table-cell>
          <table:table-cell table:formula="of:=(RAND()+RAND()+RAND()+RAND()+RAND()+RAND())/5*[.$D$6]" office:value-type="float" office:value="0.319170040941965" calcext:value-type="float">
            <text:p>0,31917004094196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8198159417505" calcext:value-type="float">
            <text:p>0,238198159417505</text:p>
          </table:table-cell>
          <table:table-cell table:formula="of:=(RAND()+RAND()+RAND()+RAND()+RAND()+RAND())/5*[.$D$6]" office:value-type="float" office:value="0.4412888582535" calcext:value-type="float">
            <text:p>0,441288858253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4771425903402" calcext:value-type="float">
            <text:p>0,554771425903402</text:p>
          </table:table-cell>
          <table:table-cell table:formula="of:=(RAND()+RAND()+RAND()+RAND()+RAND()+RAND())/5*[.$D$6]" office:value-type="float" office:value="0.473063973687971" calcext:value-type="float">
            <text:p>0,4730639736879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1798857858492" calcext:value-type="float">
            <text:p>0,421798857858492</text:p>
          </table:table-cell>
          <table:table-cell table:formula="of:=(RAND()+RAND()+RAND()+RAND()+RAND()+RAND())/5*[.$D$6]" office:value-type="float" office:value="0.355593560230896" calcext:value-type="float">
            <text:p>0,35559356023089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2797452356477" calcext:value-type="float">
            <text:p>0,282797452356477</text:p>
          </table:table-cell>
          <table:table-cell table:formula="of:=(RAND()+RAND()+RAND()+RAND()+RAND()+RAND())/5*[.$D$6]" office:value-type="float" office:value="0.434259059660941" calcext:value-type="float">
            <text:p>0,43425905966094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19878223972586" calcext:value-type="float">
            <text:p>0,119878223972586</text:p>
          </table:table-cell>
          <table:table-cell table:formula="of:=(RAND()+RAND()+RAND()+RAND()+RAND()+RAND())/5*[.$D$6]" office:value-type="float" office:value="0.617511926941929" calcext:value-type="float">
            <text:p>0,61751192694192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1620650094476" calcext:value-type="float">
            <text:p>0,481620650094476</text:p>
          </table:table-cell>
          <table:table-cell table:formula="of:=(RAND()+RAND()+RAND()+RAND()+RAND()+RAND())/5*[.$D$6]" office:value-type="float" office:value="0.302876760288858" calcext:value-type="float">
            <text:p>0,30287676028885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64557815489032" calcext:value-type="float">
            <text:p>0,264557815489032</text:p>
          </table:table-cell>
          <table:table-cell table:formula="of:=(RAND()+RAND()+RAND()+RAND()+RAND()+RAND())/5*[.$D$6]" office:value-type="float" office:value="0.580112531064264" calcext:value-type="float">
            <text:p>0,58011253106426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15593887487223" calcext:value-type="float">
            <text:p>0,115593887487223</text:p>
          </table:table-cell>
          <table:table-cell table:formula="of:=(RAND()+RAND()+RAND()+RAND()+RAND()+RAND())/5*[.$D$6]" office:value-type="float" office:value="0.452665264181003" calcext:value-type="float">
            <text:p>0,4526652641810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3896886087282" calcext:value-type="float">
            <text:p>0,223896886087282</text:p>
          </table:table-cell>
          <table:table-cell table:formula="of:=(RAND()+RAND()+RAND()+RAND()+RAND()+RAND())/5*[.$D$6]" office:value-type="float" office:value="0.35667527058114" calcext:value-type="float">
            <text:p>0,3566752705811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827682394387692" calcext:value-type="float">
            <text:p>0,082768239438769</text:p>
          </table:table-cell>
          <table:table-cell table:formula="of:=(RAND()+RAND()+RAND()+RAND()+RAND()+RAND())/5*[.$D$6]" office:value-type="float" office:value="0.302696540231764" calcext:value-type="float">
            <text:p>0,30269654023176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2724980798674" calcext:value-type="float">
            <text:p>0,232724980798674</text:p>
          </table:table-cell>
          <table:table-cell table:formula="of:=(RAND()+RAND()+RAND()+RAND()+RAND()+RAND())/5*[.$D$6]" office:value-type="float" office:value="0.317377557868108" calcext:value-type="float">
            <text:p>0,3173775578681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274573597998526" calcext:value-type="float">
            <text:p>0,002745735979985</text:p>
          </table:table-cell>
          <table:table-cell table:formula="of:=(RAND()+RAND()+RAND()+RAND()+RAND()+RAND())/5*[.$D$6]" office:value-type="float" office:value="0.535887158321898" calcext:value-type="float">
            <text:p>0,53588715832189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40179599123192" calcext:value-type="float">
            <text:p>0,540179599123192</text:p>
          </table:table-cell>
          <table:table-cell table:formula="of:=(RAND()+RAND()+RAND()+RAND()+RAND()+RAND())/5*[.$D$6]" office:value-type="float" office:value="0.35778799929792" calcext:value-type="float">
            <text:p>0,3577879992979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7094929636299" calcext:value-type="float">
            <text:p>0,37094929636299</text:p>
          </table:table-cell>
          <table:table-cell table:formula="of:=(RAND()+RAND()+RAND()+RAND()+RAND()+RAND())/5*[.$D$6]" office:value-type="float" office:value="0.404180296912587" calcext:value-type="float">
            <text:p>0,40418029691258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64404183321327" calcext:value-type="float">
            <text:p>0,464404183321327</text:p>
          </table:table-cell>
          <table:table-cell table:formula="of:=(RAND()+RAND()+RAND()+RAND()+RAND()+RAND())/5*[.$D$6]" office:value-type="float" office:value="0.355038429490263" calcext:value-type="float">
            <text:p>0,35503842949026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8743514708569" calcext:value-type="float">
            <text:p>0,618743514708569</text:p>
          </table:table-cell>
          <table:table-cell table:formula="of:=(RAND()+RAND()+RAND()+RAND()+RAND()+RAND())/5*[.$D$6]" office:value-type="float" office:value="0.26021717613112" calcext:value-type="float">
            <text:p>0,2602171761311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2822889725672" calcext:value-type="float">
            <text:p>0,352822889725672</text:p>
          </table:table-cell>
          <table:table-cell table:formula="of:=(RAND()+RAND()+RAND()+RAND()+RAND()+RAND())/5*[.$D$6]" office:value-type="float" office:value="0.235320048442893" calcext:value-type="float">
            <text:p>0,23532004844289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31196935729477" calcext:value-type="float">
            <text:p>0,331196935729477</text:p>
          </table:table-cell>
          <table:table-cell table:formula="of:=(RAND()+RAND()+RAND()+RAND()+RAND()+RAND())/5*[.$D$6]" office:value-type="float" office:value="0.482632348032957" calcext:value-type="float">
            <text:p>0,48263234803295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34312605150185" calcext:value-type="float">
            <text:p>0,334312605150185</text:p>
          </table:table-cell>
          <table:table-cell table:formula="of:=(RAND()+RAND()+RAND()+RAND()+RAND()+RAND())/5*[.$D$6]" office:value-type="float" office:value="0.425065243436041" calcext:value-type="float">
            <text:p>0,42506524343604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1907735797442" calcext:value-type="float">
            <text:p>0,181907735797442</text:p>
          </table:table-cell>
          <table:table-cell table:formula="of:=(RAND()+RAND()+RAND()+RAND()+RAND()+RAND())/5*[.$D$6]" office:value-type="float" office:value="0.412823550390032" calcext:value-type="float">
            <text:p>0,41282355039003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38981062795597" calcext:value-type="float">
            <text:p>0,138981062795597</text:p>
          </table:table-cell>
          <table:table-cell table:formula="of:=(RAND()+RAND()+RAND()+RAND()+RAND()+RAND())/5*[.$D$6]" office:value-type="float" office:value="0.342947622318138" calcext:value-type="float">
            <text:p>0,34294762231813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47969318767602" calcext:value-type="float">
            <text:p>0,347969318767602</text:p>
          </table:table-cell>
          <table:table-cell table:formula="of:=(RAND()+RAND()+RAND()+RAND()+RAND()+RAND())/5*[.$D$6]" office:value-type="float" office:value="0.310556405174003" calcext:value-type="float">
            <text:p>0,31055640517400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4057022474341" calcext:value-type="float">
            <text:p>0,44057022474341</text:p>
          </table:table-cell>
          <table:table-cell table:formula="of:=(RAND()+RAND()+RAND()+RAND()+RAND()+RAND())/5*[.$D$6]" office:value-type="float" office:value="0.225617004070174" calcext:value-type="float">
            <text:p>0,2256170040701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70659189176514" calcext:value-type="float">
            <text:p>0,470659189176514</text:p>
          </table:table-cell>
          <table:table-cell table:formula="of:=(RAND()+RAND()+RAND()+RAND()+RAND()+RAND())/5*[.$D$6]" office:value-type="float" office:value="0.346858204340255" calcext:value-type="float">
            <text:p>0,34685820434025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6197982585737" calcext:value-type="float">
            <text:p>0,226197982585737</text:p>
          </table:table-cell>
          <table:table-cell table:formula="of:=(RAND()+RAND()+RAND()+RAND()+RAND()+RAND())/5*[.$D$6]" office:value-type="float" office:value="0.472381501956762" calcext:value-type="float">
            <text:p>0,47238150195676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3599908343881" calcext:value-type="float">
            <text:p>0,223599908343881</text:p>
          </table:table-cell>
          <table:table-cell table:formula="of:=(RAND()+RAND()+RAND()+RAND()+RAND()+RAND())/5*[.$D$6]" office:value-type="float" office:value="0.565950415535955" calcext:value-type="float">
            <text:p>0,56595041553595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6064724842627" calcext:value-type="float">
            <text:p>0,296064724842627</text:p>
          </table:table-cell>
          <table:table-cell table:formula="of:=(RAND()+RAND()+RAND()+RAND()+RAND()+RAND())/5*[.$D$6]" office:value-type="float" office:value="0.474712035582201" calcext:value-type="float">
            <text:p>0,47471203558220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523785587945693" calcext:value-type="float">
            <text:p>0,052378558794569</text:p>
          </table:table-cell>
          <table:table-cell table:formula="of:=(RAND()+RAND()+RAND()+RAND()+RAND()+RAND())/5*[.$D$6]" office:value-type="float" office:value="0.42989171993371" calcext:value-type="float">
            <text:p>0,429891719933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06273973489562" calcext:value-type="float">
            <text:p>0,306273973489562</text:p>
          </table:table-cell>
          <table:table-cell table:formula="of:=(RAND()+RAND()+RAND()+RAND()+RAND()+RAND())/5*[.$D$6]" office:value-type="float" office:value="0.482037080292724" calcext:value-type="float">
            <text:p>0,48203708029272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2386807707625" calcext:value-type="float">
            <text:p>0,592386807707625</text:p>
          </table:table-cell>
          <table:table-cell table:formula="of:=(RAND()+RAND()+RAND()+RAND()+RAND()+RAND())/5*[.$D$6]" office:value-type="float" office:value="0.628687442073146" calcext:value-type="float">
            <text:p>0,62868744207314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3323897774703" calcext:value-type="float">
            <text:p>0,353323897774703</text:p>
          </table:table-cell>
          <table:table-cell table:formula="of:=(RAND()+RAND()+RAND()+RAND()+RAND()+RAND())/5*[.$D$6]" office:value-type="float" office:value="0.353196534946101" calcext:value-type="float">
            <text:p>0,35319653494610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78817572273752" calcext:value-type="float">
            <text:p>0,378817572273752</text:p>
          </table:table-cell>
          <table:table-cell table:formula="of:=(RAND()+RAND()+RAND()+RAND()+RAND()+RAND())/5*[.$D$6]" office:value-type="float" office:value="0.46671300282338" calcext:value-type="float">
            <text:p>0,4667130028233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5013545498206" calcext:value-type="float">
            <text:p>0,625013545498206</text:p>
          </table:table-cell>
          <table:table-cell table:formula="of:=(RAND()+RAND()+RAND()+RAND()+RAND()+RAND())/5*[.$D$6]" office:value-type="float" office:value="0.500206798382763" calcext:value-type="float">
            <text:p>0,50020679838276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73978030579895" calcext:value-type="float">
            <text:p>0,473978030579895</text:p>
          </table:table-cell>
          <table:table-cell table:formula="of:=(RAND()+RAND()+RAND()+RAND()+RAND()+RAND())/5*[.$D$6]" office:value-type="float" office:value="0.411050199627832" calcext:value-type="float">
            <text:p>0,41105019962783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57379438269899" calcext:value-type="float">
            <text:p>0,357379438269899</text:p>
          </table:table-cell>
          <table:table-cell table:formula="of:=(RAND()+RAND()+RAND()+RAND()+RAND()+RAND())/5*[.$D$6]" office:value-type="float" office:value="0.534724941216497" calcext:value-type="float">
            <text:p>0,53472494121649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11357026284981" calcext:value-type="float">
            <text:p>0,111357026284981</text:p>
          </table:table-cell>
          <table:table-cell table:formula="of:=(RAND()+RAND()+RAND()+RAND()+RAND()+RAND())/5*[.$D$6]" office:value-type="float" office:value="0.452815509648674" calcext:value-type="float">
            <text:p>0,45281550964867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4730638047485" calcext:value-type="float">
            <text:p>0,574730638047485</text:p>
          </table:table-cell>
          <table:table-cell table:formula="of:=(RAND()+RAND()+RAND()+RAND()+RAND()+RAND())/5*[.$D$6]" office:value-type="float" office:value="0.405402971915207" calcext:value-type="float">
            <text:p>0,40540297191520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53027337603401" calcext:value-type="float">
            <text:p>0,253027337603401</text:p>
          </table:table-cell>
          <table:table-cell table:formula="of:=(RAND()+RAND()+RAND()+RAND()+RAND()+RAND())/5*[.$D$6]" office:value-type="float" office:value="0.445322041650046" calcext:value-type="float">
            <text:p>0,44532204165004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5049088934729" calcext:value-type="float">
            <text:p>0,625049088934729</text:p>
          </table:table-cell>
          <table:table-cell table:formula="of:=(RAND()+RAND()+RAND()+RAND()+RAND()+RAND())/5*[.$D$6]" office:value-type="float" office:value="0.383887973301438" calcext:value-type="float">
            <text:p>0,38388797330143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881079465889374" calcext:value-type="float">
            <text:p>0,088107946588937</text:p>
          </table:table-cell>
          <table:table-cell table:formula="of:=(RAND()+RAND()+RAND()+RAND()+RAND()+RAND())/5*[.$D$6]" office:value-type="float" office:value="0.293102857975951" calcext:value-type="float">
            <text:p>0,29310285797595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15243430228908" calcext:value-type="float">
            <text:p>0,115243430228908</text:p>
          </table:table-cell>
          <table:table-cell table:formula="of:=(RAND()+RAND()+RAND()+RAND()+RAND()+RAND())/5*[.$D$6]" office:value-type="float" office:value="0.44680300664956" calcext:value-type="float">
            <text:p>0,4468030066495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5013273483979" calcext:value-type="float">
            <text:p>0,405013273483979</text:p>
          </table:table-cell>
          <table:table-cell table:formula="of:=(RAND()+RAND()+RAND()+RAND()+RAND()+RAND())/5*[.$D$6]" office:value-type="float" office:value="0.390213536991897" calcext:value-type="float">
            <text:p>0,39021353699189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11359566547113" calcext:value-type="float">
            <text:p>0,111359566547113</text:p>
          </table:table-cell>
          <table:table-cell table:formula="of:=(RAND()+RAND()+RAND()+RAND()+RAND()+RAND())/5*[.$D$6]" office:value-type="float" office:value="0.342021433859979" calcext:value-type="float">
            <text:p>0,3420214338599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39032744948367" calcext:value-type="float">
            <text:p>0,439032744948367</text:p>
          </table:table-cell>
          <table:table-cell table:formula="of:=(RAND()+RAND()+RAND()+RAND()+RAND()+RAND())/5*[.$D$6]" office:value-type="float" office:value="0.2014565756464" calcext:value-type="float">
            <text:p>0,201456575646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43930298521732" calcext:value-type="float">
            <text:p>0,243930298521732</text:p>
          </table:table-cell>
          <table:table-cell table:formula="of:=(RAND()+RAND()+RAND()+RAND()+RAND()+RAND())/5*[.$D$6]" office:value-type="float" office:value="0.280961324889105" calcext:value-type="float">
            <text:p>0,2809613248891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02662329960137" calcext:value-type="float">
            <text:p>0,102662329960137</text:p>
          </table:table-cell>
          <table:table-cell table:formula="of:=(RAND()+RAND()+RAND()+RAND()+RAND()+RAND())/5*[.$D$6]" office:value-type="float" office:value="0.231358238323417" calcext:value-type="float">
            <text:p>0,2313582383234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2335928739576" calcext:value-type="float">
            <text:p>0,422335928739576</text:p>
          </table:table-cell>
          <table:table-cell table:formula="of:=(RAND()+RAND()+RAND()+RAND()+RAND()+RAND())/5*[.$D$6]" office:value-type="float" office:value="0.405676229175108" calcext:value-type="float">
            <text:p>0,40567622917510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574808741045946" calcext:value-type="float">
            <text:p>0,057480874104595</text:p>
          </table:table-cell>
          <table:table-cell table:formula="of:=(RAND()+RAND()+RAND()+RAND()+RAND()+RAND())/5*[.$D$6]" office:value-type="float" office:value="0.365489482033178" calcext:value-type="float">
            <text:p>0,36548948203317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64542922397154" calcext:value-type="float">
            <text:p>0,264542922397154</text:p>
          </table:table-cell>
          <table:table-cell table:formula="of:=(RAND()+RAND()+RAND()+RAND()+RAND()+RAND())/5*[.$D$6]" office:value-type="float" office:value="0.494702826862871" calcext:value-type="float">
            <text:p>0,4947028268628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5349352863535" calcext:value-type="float">
            <text:p>0,25349352863535</text:p>
          </table:table-cell>
          <table:table-cell table:formula="of:=(RAND()+RAND()+RAND()+RAND()+RAND()+RAND())/5*[.$D$6]" office:value-type="float" office:value="0.519256735381927" calcext:value-type="float">
            <text:p>0,51925673538192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6790292682094" calcext:value-type="float">
            <text:p>0,616790292682094</text:p>
          </table:table-cell>
          <table:table-cell table:formula="of:=(RAND()+RAND()+RAND()+RAND()+RAND()+RAND())/5*[.$D$6]" office:value-type="float" office:value="0.375351930440511" calcext:value-type="float">
            <text:p>0,37535193044051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130577672512208" calcext:value-type="float">
            <text:p>0,013057767251221</text:p>
          </table:table-cell>
          <table:table-cell table:formula="of:=(RAND()+RAND()+RAND()+RAND()+RAND()+RAND())/5*[.$D$6]" office:value-type="float" office:value="0.459989387949338" calcext:value-type="float">
            <text:p>0,45998938794933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6337970300684" calcext:value-type="float">
            <text:p>0,606337970300684</text:p>
          </table:table-cell>
          <table:table-cell table:formula="of:=(RAND()+RAND()+RAND()+RAND()+RAND()+RAND())/5*[.$D$6]" office:value-type="float" office:value="0.397688379596445" calcext:value-type="float">
            <text:p>0,39768837959644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44372753870306" calcext:value-type="float">
            <text:p>0,644372753870306</text:p>
          </table:table-cell>
          <table:table-cell table:formula="of:=(RAND()+RAND()+RAND()+RAND()+RAND()+RAND())/5*[.$D$6]" office:value-type="float" office:value="0.439127354971659" calcext:value-type="float">
            <text:p>0,43912735497165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7569411130275" calcext:value-type="float">
            <text:p>0,487569411130275</text:p>
          </table:table-cell>
          <table:table-cell table:formula="of:=(RAND()+RAND()+RAND()+RAND()+RAND()+RAND())/5*[.$D$6]" office:value-type="float" office:value="0.44514239799033" calcext:value-type="float">
            <text:p>0,4451423979903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6878070733178" calcext:value-type="float">
            <text:p>0,286878070733178</text:p>
          </table:table-cell>
          <table:table-cell table:formula="of:=(RAND()+RAND()+RAND()+RAND()+RAND()+RAND())/5*[.$D$6]" office:value-type="float" office:value="0.305027390707642" calcext:value-type="float">
            <text:p>0,3050273907076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80388342819122" calcext:value-type="float">
            <text:p>0,280388342819122</text:p>
          </table:table-cell>
          <table:table-cell table:formula="of:=(RAND()+RAND()+RAND()+RAND()+RAND()+RAND())/5*[.$D$6]" office:value-type="float" office:value="0.335719000536107" calcext:value-type="float">
            <text:p>0,33571900053610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4427507684524" calcext:value-type="float">
            <text:p>0,164427507684524</text:p>
          </table:table-cell>
          <table:table-cell table:formula="of:=(RAND()+RAND()+RAND()+RAND()+RAND()+RAND())/5*[.$D$6]" office:value-type="float" office:value="0.2843334300725" calcext:value-type="float">
            <text:p>0,284333430072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51365816343392" calcext:value-type="float">
            <text:p>0,151365816343392</text:p>
          </table:table-cell>
          <table:table-cell table:formula="of:=(RAND()+RAND()+RAND()+RAND()+RAND()+RAND())/5*[.$D$6]" office:value-type="float" office:value="0.404008326542854" calcext:value-type="float">
            <text:p>0,40400832654285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96937153257905" calcext:value-type="float">
            <text:p>0,296937153257905</text:p>
          </table:table-cell>
          <table:table-cell table:formula="of:=(RAND()+RAND()+RAND()+RAND()+RAND()+RAND())/5*[.$D$6]" office:value-type="float" office:value="0.343253888744377" calcext:value-type="float">
            <text:p>0,34325388874437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740440264982" calcext:value-type="float">
            <text:p>0,22740440264982</text:p>
          </table:table-cell>
          <table:table-cell table:formula="of:=(RAND()+RAND()+RAND()+RAND()+RAND()+RAND())/5*[.$D$6]" office:value-type="float" office:value="0.449484668632756" calcext:value-type="float">
            <text:p>0,44948466863275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8555855158152" calcext:value-type="float">
            <text:p>0,608555855158152</text:p>
          </table:table-cell>
          <table:table-cell table:formula="of:=(RAND()+RAND()+RAND()+RAND()+RAND()+RAND())/5*[.$D$6]" office:value-type="float" office:value="0.358951232708556" calcext:value-type="float">
            <text:p>0,35895123270855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0941323142634" calcext:value-type="float">
            <text:p>0,480941323142634</text:p>
          </table:table-cell>
          <table:table-cell table:formula="of:=(RAND()+RAND()+RAND()+RAND()+RAND()+RAND())/5*[.$D$6]" office:value-type="float" office:value="0.275151839269034" calcext:value-type="float">
            <text:p>0,27515183926903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3840922567497" calcext:value-type="float">
            <text:p>0,423840922567497</text:p>
          </table:table-cell>
          <table:table-cell table:formula="of:=(RAND()+RAND()+RAND()+RAND()+RAND()+RAND())/5*[.$D$6]" office:value-type="float" office:value="0.550038517402384" calcext:value-type="float">
            <text:p>0,55003851740238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962046711681533" calcext:value-type="float">
            <text:p>0,096204671168153</text:p>
          </table:table-cell>
          <table:table-cell table:formula="of:=(RAND()+RAND()+RAND()+RAND()+RAND()+RAND())/5*[.$D$6]" office:value-type="float" office:value="0.492090393297934" calcext:value-type="float">
            <text:p>0,49209039329793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70552969691883" calcext:value-type="float">
            <text:p>0,270552969691883</text:p>
          </table:table-cell>
          <table:table-cell table:formula="of:=(RAND()+RAND()+RAND()+RAND()+RAND()+RAND())/5*[.$D$6]" office:value-type="float" office:value="0.172220128735817" calcext:value-type="float">
            <text:p>0,17222012873581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03010802563179" calcext:value-type="float">
            <text:p>0,303010802563179</text:p>
          </table:table-cell>
          <table:table-cell table:formula="of:=(RAND()+RAND()+RAND()+RAND()+RAND()+RAND())/5*[.$D$6]" office:value-type="float" office:value="0.360142625155501" calcext:value-type="float">
            <text:p>0,36014262515550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47913177156144" calcext:value-type="float">
            <text:p>0,647913177156144</text:p>
          </table:table-cell>
          <table:table-cell table:formula="of:=(RAND()+RAND()+RAND()+RAND()+RAND()+RAND())/5*[.$D$6]" office:value-type="float" office:value="0.528350865731235" calcext:value-type="float">
            <text:p>0,52835086573123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2402426045496" calcext:value-type="float">
            <text:p>0,612402426045496</text:p>
          </table:table-cell>
          <table:table-cell table:formula="of:=(RAND()+RAND()+RAND()+RAND()+RAND()+RAND())/5*[.$D$6]" office:value-type="float" office:value="0.469626659131101" calcext:value-type="float">
            <text:p>0,46962665913110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77987544192575" calcext:value-type="float">
            <text:p>0,577987544192575</text:p>
          </table:table-cell>
          <table:table-cell table:formula="of:=(RAND()+RAND()+RAND()+RAND()+RAND()+RAND())/5*[.$D$6]" office:value-type="float" office:value="0.424726576586826" calcext:value-type="float">
            <text:p>0,4247265765868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4406966482785" calcext:value-type="float">
            <text:p>0,224406966482785</text:p>
          </table:table-cell>
          <table:table-cell table:formula="of:=(RAND()+RAND()+RAND()+RAND()+RAND()+RAND())/5*[.$D$6]" office:value-type="float" office:value="0.400207333462536" calcext:value-type="float">
            <text:p>0,40020733346253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436544014773669" calcext:value-type="float">
            <text:p>0,043654401477367</text:p>
          </table:table-cell>
          <table:table-cell table:formula="of:=(RAND()+RAND()+RAND()+RAND()+RAND()+RAND())/5*[.$D$6]" office:value-type="float" office:value="0.431318300639143" calcext:value-type="float">
            <text:p>0,4313183006391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69272771385658" calcext:value-type="float">
            <text:p>0,269272771385658</text:p>
          </table:table-cell>
          <table:table-cell table:formula="of:=(RAND()+RAND()+RAND()+RAND()+RAND()+RAND())/5*[.$D$6]" office:value-type="float" office:value="0.29092005467513" calcext:value-type="float">
            <text:p>0,2909200546751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3857563383493" calcext:value-type="float">
            <text:p>0,553857563383493</text:p>
          </table:table-cell>
          <table:table-cell table:formula="of:=(RAND()+RAND()+RAND()+RAND()+RAND()+RAND())/5*[.$D$6]" office:value-type="float" office:value="0.415536719262422" calcext:value-type="float">
            <text:p>0,41553671926242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76001575631935" calcext:value-type="float">
            <text:p>0,376001575631935</text:p>
          </table:table-cell>
          <table:table-cell table:formula="of:=(RAND()+RAND()+RAND()+RAND()+RAND()+RAND())/5*[.$D$6]" office:value-type="float" office:value="0.284627271922642" calcext:value-type="float">
            <text:p>0,2846272719226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7390633583634" calcext:value-type="float">
            <text:p>0,387390633583634</text:p>
          </table:table-cell>
          <table:table-cell table:formula="of:=(RAND()+RAND()+RAND()+RAND()+RAND()+RAND())/5*[.$D$6]" office:value-type="float" office:value="0.274047806400026" calcext:value-type="float">
            <text:p>0,27404780640002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4448955154664" calcext:value-type="float">
            <text:p>0,184448955154664</text:p>
          </table:table-cell>
          <table:table-cell table:formula="of:=(RAND()+RAND()+RAND()+RAND()+RAND()+RAND())/5*[.$D$6]" office:value-type="float" office:value="0.370012067467241" calcext:value-type="float">
            <text:p>0,37001206746724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90199453214973" calcext:value-type="float">
            <text:p>0,590199453214973</text:p>
          </table:table-cell>
          <table:table-cell table:formula="of:=(RAND()+RAND()+RAND()+RAND()+RAND()+RAND())/5*[.$D$6]" office:value-type="float" office:value="0.56680590062377" calcext:value-type="float">
            <text:p>0,5668059006237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34871213077567" calcext:value-type="float">
            <text:p>0,634871213077567</text:p>
          </table:table-cell>
          <table:table-cell table:formula="of:=(RAND()+RAND()+RAND()+RAND()+RAND()+RAND())/5*[.$D$6]" office:value-type="float" office:value="0.441972056250315" calcext:value-type="float">
            <text:p>0,44197205625031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229539510287279" calcext:value-type="float">
            <text:p>0,022953951028728</text:p>
          </table:table-cell>
          <table:table-cell table:formula="of:=(RAND()+RAND()+RAND()+RAND()+RAND()+RAND())/5*[.$D$6]" office:value-type="float" office:value="0.43201358271798" calcext:value-type="float">
            <text:p>0,4320135827179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48626268559247" calcext:value-type="float">
            <text:p>0,148626268559247</text:p>
          </table:table-cell>
          <table:table-cell table:formula="of:=(RAND()+RAND()+RAND()+RAND()+RAND()+RAND())/5*[.$D$6]" office:value-type="float" office:value="0.298735313450492" calcext:value-type="float">
            <text:p>0,29873531345049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6847167807847" calcext:value-type="float">
            <text:p>0,186847167807847</text:p>
          </table:table-cell>
          <table:table-cell table:formula="of:=(RAND()+RAND()+RAND()+RAND()+RAND()+RAND())/5*[.$D$6]" office:value-type="float" office:value="0.387510164530525" calcext:value-type="float">
            <text:p>0,38751016453052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9161563085513" calcext:value-type="float">
            <text:p>0,169161563085513</text:p>
          </table:table-cell>
          <table:table-cell table:formula="of:=(RAND()+RAND()+RAND()+RAND()+RAND()+RAND())/5*[.$D$6]" office:value-type="float" office:value="0.478174929604661" calcext:value-type="float">
            <text:p>0,47817492960466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39645663926915" calcext:value-type="float">
            <text:p>0,239645663926915</text:p>
          </table:table-cell>
          <table:table-cell table:formula="of:=(RAND()+RAND()+RAND()+RAND()+RAND()+RAND())/5*[.$D$6]" office:value-type="float" office:value="0.444239105772615" calcext:value-type="float">
            <text:p>0,44423910577261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31216657530627" calcext:value-type="float">
            <text:p>0,631216657530627</text:p>
          </table:table-cell>
          <table:table-cell table:formula="of:=(RAND()+RAND()+RAND()+RAND()+RAND()+RAND())/5*[.$D$6]" office:value-type="float" office:value="0.357534854956267" calcext:value-type="float">
            <text:p>0,35753485495626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3559758756781" calcext:value-type="float">
            <text:p>0,403559758756781</text:p>
          </table:table-cell>
          <table:table-cell table:formula="of:=(RAND()+RAND()+RAND()+RAND()+RAND()+RAND())/5*[.$D$6]" office:value-type="float" office:value="0.47861870674118" calcext:value-type="float">
            <text:p>0,4786187067411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7741061790401" calcext:value-type="float">
            <text:p>0,317741061790401</text:p>
          </table:table-cell>
          <table:table-cell table:formula="of:=(RAND()+RAND()+RAND()+RAND()+RAND()+RAND())/5*[.$D$6]" office:value-type="float" office:value="0.421574644677431" calcext:value-type="float">
            <text:p>0,4215746446774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2600038680154" calcext:value-type="float">
            <text:p>0,162600038680154</text:p>
          </table:table-cell>
          <table:table-cell table:formula="of:=(RAND()+RAND()+RAND()+RAND()+RAND()+RAND())/5*[.$D$6]" office:value-type="float" office:value="0.473233455988444" calcext:value-type="float">
            <text:p>0,47323345598844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3589931610034" calcext:value-type="float">
            <text:p>0,603589931610034</text:p>
          </table:table-cell>
          <table:table-cell table:formula="of:=(RAND()+RAND()+RAND()+RAND()+RAND()+RAND())/5*[.$D$6]" office:value-type="float" office:value="0.305696915795619" calcext:value-type="float">
            <text:p>0,30569691579561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37071063142672" calcext:value-type="float">
            <text:p>0,337071063142672</text:p>
          </table:table-cell>
          <table:table-cell table:formula="of:=(RAND()+RAND()+RAND()+RAND()+RAND()+RAND())/5*[.$D$6]" office:value-type="float" office:value="0.342128639255613" calcext:value-type="float">
            <text:p>0,34212863925561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20129618271373" calcext:value-type="float">
            <text:p>0,320129618271373</text:p>
          </table:table-cell>
          <table:table-cell table:formula="of:=(RAND()+RAND()+RAND()+RAND()+RAND()+RAND())/5*[.$D$6]" office:value-type="float" office:value="0.332504125923568" calcext:value-type="float">
            <text:p>0,33250412592356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3412550834571" calcext:value-type="float">
            <text:p>0,653412550834571</text:p>
          </table:table-cell>
          <table:table-cell table:formula="of:=(RAND()+RAND()+RAND()+RAND()+RAND()+RAND())/5*[.$D$6]" office:value-type="float" office:value="0.361330394425572" calcext:value-type="float">
            <text:p>0,36133039442557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2749076303821" calcext:value-type="float">
            <text:p>0,182749076303821</text:p>
          </table:table-cell>
          <table:table-cell table:formula="of:=(RAND()+RAND()+RAND()+RAND()+RAND()+RAND())/5*[.$D$6]" office:value-type="float" office:value="0.261569354266271" calcext:value-type="float">
            <text:p>0,26156935426627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40942209441332" calcext:value-type="float">
            <text:p>0,540942209441332</text:p>
          </table:table-cell>
          <table:table-cell table:formula="of:=(RAND()+RAND()+RAND()+RAND()+RAND()+RAND())/5*[.$D$6]" office:value-type="float" office:value="0.500152225199366" calcext:value-type="float">
            <text:p>0,50015222519936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0353887732398" calcext:value-type="float">
            <text:p>0,410353887732398</text:p>
          </table:table-cell>
          <table:table-cell table:formula="of:=(RAND()+RAND()+RAND()+RAND()+RAND()+RAND())/5*[.$D$6]" office:value-type="float" office:value="0.528436210196314" calcext:value-type="float">
            <text:p>0,52843621019631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09341959859707" calcext:value-type="float">
            <text:p>0,509341959859707</text:p>
          </table:table-cell>
          <table:table-cell table:formula="of:=(RAND()+RAND()+RAND()+RAND()+RAND()+RAND())/5*[.$D$6]" office:value-type="float" office:value="0.537245738776713" calcext:value-type="float">
            <text:p>0,53724573877671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960438967649163" calcext:value-type="float">
            <text:p>0,096043896764916</text:p>
          </table:table-cell>
          <table:table-cell table:formula="of:=(RAND()+RAND()+RAND()+RAND()+RAND()+RAND())/5*[.$D$6]" office:value-type="float" office:value="0.547029798840619" calcext:value-type="float">
            <text:p>0,54702979884061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58281823429138" calcext:value-type="float">
            <text:p>0,558281823429138</text:p>
          </table:table-cell>
          <table:table-cell table:formula="of:=(RAND()+RAND()+RAND()+RAND()+RAND()+RAND())/5*[.$D$6]" office:value-type="float" office:value="0.342060045780815" calcext:value-type="float">
            <text:p>0,34206004578081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59662290431469" calcext:value-type="float">
            <text:p>0,159662290431469</text:p>
          </table:table-cell>
          <table:table-cell table:formula="of:=(RAND()+RAND()+RAND()+RAND()+RAND()+RAND())/5*[.$D$6]" office:value-type="float" office:value="0.412855867051406" calcext:value-type="float">
            <text:p>0,41285586705140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3204773927783" calcext:value-type="float">
            <text:p>0,13204773927783</text:p>
          </table:table-cell>
          <table:table-cell table:formula="of:=(RAND()+RAND()+RAND()+RAND()+RAND()+RAND())/5*[.$D$6]" office:value-type="float" office:value="0.279964379677566" calcext:value-type="float">
            <text:p>0,27996437967756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108070936663034" calcext:value-type="float">
            <text:p>0,010807093666304</text:p>
          </table:table-cell>
          <table:table-cell table:formula="of:=(RAND()+RAND()+RAND()+RAND()+RAND()+RAND())/5*[.$D$6]" office:value-type="float" office:value="0.243882446987377" calcext:value-type="float">
            <text:p>0,24388244698737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2343593577757" calcext:value-type="float">
            <text:p>0,62343593577757</text:p>
          </table:table-cell>
          <table:table-cell table:formula="of:=(RAND()+RAND()+RAND()+RAND()+RAND()+RAND())/5*[.$D$6]" office:value-type="float" office:value="0.594020553216662" calcext:value-type="float">
            <text:p>0,59402055321666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985469099984035" calcext:value-type="float">
            <text:p>0,098546909998404</text:p>
          </table:table-cell>
          <table:table-cell table:formula="of:=(RAND()+RAND()+RAND()+RAND()+RAND()+RAND())/5*[.$D$6]" office:value-type="float" office:value="0.366838199284043" calcext:value-type="float">
            <text:p>0,3668381992840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3753063578472" calcext:value-type="float">
            <text:p>0,183753063578472</text:p>
          </table:table-cell>
          <table:table-cell table:formula="of:=(RAND()+RAND()+RAND()+RAND()+RAND()+RAND())/5*[.$D$6]" office:value-type="float" office:value="0.503150766511488" calcext:value-type="float">
            <text:p>0,50315076651148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86882440935633" calcext:value-type="float">
            <text:p>0,386882440935633</text:p>
          </table:table-cell>
          <table:table-cell table:formula="of:=(RAND()+RAND()+RAND()+RAND()+RAND()+RAND())/5*[.$D$6]" office:value-type="float" office:value="0.320322645524431" calcext:value-type="float">
            <text:p>0,3203226455244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53423234820101" calcext:value-type="float">
            <text:p>0,653423234820101</text:p>
          </table:table-cell>
          <table:table-cell table:formula="of:=(RAND()+RAND()+RAND()+RAND()+RAND()+RAND())/5*[.$D$6]" office:value-type="float" office:value="0.397177559643639" calcext:value-type="float">
            <text:p>0,39717755964363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79900842319082" calcext:value-type="float">
            <text:p>0,279900842319082</text:p>
          </table:table-cell>
          <table:table-cell table:formula="of:=(RAND()+RAND()+RAND()+RAND()+RAND()+RAND())/5*[.$D$6]" office:value-type="float" office:value="0.470486517473731" calcext:value-type="float">
            <text:p>0,4704865174737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3041118661061" calcext:value-type="float">
            <text:p>0,603041118661061</text:p>
          </table:table-cell>
          <table:table-cell table:formula="of:=(RAND()+RAND()+RAND()+RAND()+RAND()+RAND())/5*[.$D$6]" office:value-type="float" office:value="0.554832806272477" calcext:value-type="float">
            <text:p>0,55483280627247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256230531382914" calcext:value-type="float">
            <text:p>0,025623053138291</text:p>
          </table:table-cell>
          <table:table-cell table:formula="of:=(RAND()+RAND()+RAND()+RAND()+RAND()+RAND())/5*[.$D$6]" office:value-type="float" office:value="0.365680664154727" calcext:value-type="float">
            <text:p>0,36568066415472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6938338159096" calcext:value-type="float">
            <text:p>0,176938338159096</text:p>
          </table:table-cell>
          <table:table-cell table:formula="of:=(RAND()+RAND()+RAND()+RAND()+RAND()+RAND())/5*[.$D$6]" office:value-type="float" office:value="0.235808994018499" calcext:value-type="float">
            <text:p>0,23580899401849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755514474609401" calcext:value-type="float">
            <text:p>0,07555144746094</text:p>
          </table:table-cell>
          <table:table-cell table:formula="of:=(RAND()+RAND()+RAND()+RAND()+RAND()+RAND())/5*[.$D$6]" office:value-type="float" office:value="0.231335009394997" calcext:value-type="float">
            <text:p>0,23133500939499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22492627830589" calcext:value-type="float">
            <text:p>0,122492627830589</text:p>
          </table:table-cell>
          <table:table-cell table:formula="of:=(RAND()+RAND()+RAND()+RAND()+RAND()+RAND())/5*[.$D$6]" office:value-type="float" office:value="0.314534986172414" calcext:value-type="float">
            <text:p>0,31453498617241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40894760251318" calcext:value-type="float">
            <text:p>0,140894760251318</text:p>
          </table:table-cell>
          <table:table-cell table:formula="of:=(RAND()+RAND()+RAND()+RAND()+RAND()+RAND())/5*[.$D$6]" office:value-type="float" office:value="0.359206416004043" calcext:value-type="float">
            <text:p>0,35920641600404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04855341143184" calcext:value-type="float">
            <text:p>0,304855341143184</text:p>
          </table:table-cell>
          <table:table-cell table:formula="of:=(RAND()+RAND()+RAND()+RAND()+RAND()+RAND())/5*[.$D$6]" office:value-type="float" office:value="0.420004402030384" calcext:value-type="float">
            <text:p>0,42000440203038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10834434842055" calcext:value-type="float">
            <text:p>0,310834434842055</text:p>
          </table:table-cell>
          <table:table-cell table:formula="of:=(RAND()+RAND()+RAND()+RAND()+RAND()+RAND())/5*[.$D$6]" office:value-type="float" office:value="0.417299099775925" calcext:value-type="float">
            <text:p>0,41729909977592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7833873789683" calcext:value-type="float">
            <text:p>0,17833873789683</text:p>
          </table:table-cell>
          <table:table-cell table:formula="of:=(RAND()+RAND()+RAND()+RAND()+RAND()+RAND())/5*[.$D$6]" office:value-type="float" office:value="0.511201697123132" calcext:value-type="float">
            <text:p>0,51120169712313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50571658349499" calcext:value-type="float">
            <text:p>0,150571658349499</text:p>
          </table:table-cell>
          <table:table-cell table:formula="of:=(RAND()+RAND()+RAND()+RAND()+RAND()+RAND())/5*[.$D$6]" office:value-type="float" office:value="0.442949066682899" calcext:value-type="float">
            <text:p>0,44294906668289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3684547234709" calcext:value-type="float">
            <text:p>0,533684547234709</text:p>
          </table:table-cell>
          <table:table-cell table:formula="of:=(RAND()+RAND()+RAND()+RAND()+RAND()+RAND())/5*[.$D$6]" office:value-type="float" office:value="0.431112734824727" calcext:value-type="float">
            <text:p>0,43111273482472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21159554717565" calcext:value-type="float">
            <text:p>0,521159554717565</text:p>
          </table:table-cell>
          <table:table-cell table:formula="of:=(RAND()+RAND()+RAND()+RAND()+RAND()+RAND())/5*[.$D$6]" office:value-type="float" office:value="0.161391488909157" calcext:value-type="float">
            <text:p>0,16139148890915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249275451201678" calcext:value-type="float">
            <text:p>0,024927545120168</text:p>
          </table:table-cell>
          <table:table-cell table:formula="of:=(RAND()+RAND()+RAND()+RAND()+RAND()+RAND())/5*[.$D$6]" office:value-type="float" office:value="0.357681970402384" calcext:value-type="float">
            <text:p>0,35768197040238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55749657103256" calcext:value-type="float">
            <text:p>0,255749657103256</text:p>
          </table:table-cell>
          <table:table-cell table:formula="of:=(RAND()+RAND()+RAND()+RAND()+RAND()+RAND())/5*[.$D$6]" office:value-type="float" office:value="0.317145872144806" calcext:value-type="float">
            <text:p>0,31714587214480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599692958079926" calcext:value-type="float">
            <text:p>0,005996929580799</text:p>
          </table:table-cell>
          <table:table-cell table:formula="of:=(RAND()+RAND()+RAND()+RAND()+RAND()+RAND())/5*[.$D$6]" office:value-type="float" office:value="0.216541119756216" calcext:value-type="float">
            <text:p>0,21654111975621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88557427468739" calcext:value-type="float">
            <text:p>0,188557427468739</text:p>
          </table:table-cell>
          <table:table-cell table:formula="of:=(RAND()+RAND()+RAND()+RAND()+RAND()+RAND())/5*[.$D$6]" office:value-type="float" office:value="0.48473457746165" calcext:value-type="float">
            <text:p>0,4847345774616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249541396894802" calcext:value-type="float">
            <text:p>0,002495413968948</text:p>
          </table:table-cell>
          <table:table-cell table:formula="of:=(RAND()+RAND()+RAND()+RAND()+RAND()+RAND())/5*[.$D$6]" office:value-type="float" office:value="0.367757236668355" calcext:value-type="float">
            <text:p>0,36775723666835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37432258571127" calcext:value-type="float">
            <text:p>0,537432258571127</text:p>
          </table:table-cell>
          <table:table-cell table:formula="of:=(RAND()+RAND()+RAND()+RAND()+RAND()+RAND())/5*[.$D$6]" office:value-type="float" office:value="0.214083441651656" calcext:value-type="float">
            <text:p>0,21408344165165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42687786966253" calcext:value-type="float">
            <text:p>0,542687786966253</text:p>
          </table:table-cell>
          <table:table-cell table:formula="of:=(RAND()+RAND()+RAND()+RAND()+RAND()+RAND())/5*[.$D$6]" office:value-type="float" office:value="0.313496121385316" calcext:value-type="float">
            <text:p>0,31349612138531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5554791546868" calcext:value-type="float">
            <text:p>0,615554791546868</text:p>
          </table:table-cell>
          <table:table-cell table:formula="of:=(RAND()+RAND()+RAND()+RAND()+RAND()+RAND())/5*[.$D$6]" office:value-type="float" office:value="0.543163507967553" calcext:value-type="float">
            <text:p>0,54316350796755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1363576291873" calcext:value-type="float">
            <text:p>0,41363576291873</text:p>
          </table:table-cell>
          <table:table-cell table:formula="of:=(RAND()+RAND()+RAND()+RAND()+RAND()+RAND())/5*[.$D$6]" office:value-type="float" office:value="0.367237006767991" calcext:value-type="float">
            <text:p>0,36723700676799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3744740480106" calcext:value-type="float">
            <text:p>0,403744740480106</text:p>
          </table:table-cell>
          <table:table-cell table:formula="of:=(RAND()+RAND()+RAND()+RAND()+RAND()+RAND())/5*[.$D$6]" office:value-type="float" office:value="0.379120921409105" calcext:value-type="float">
            <text:p>0,379120921409105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1261626681979" calcext:value-type="float">
            <text:p>0,421261626681979</text:p>
          </table:table-cell>
          <table:table-cell table:formula="of:=(RAND()+RAND()+RAND()+RAND()+RAND()+RAND())/5*[.$D$6]" office:value-type="float" office:value="0.358849145546066" calcext:value-type="float">
            <text:p>0,35884914554606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68662960783992" calcext:value-type="float">
            <text:p>0,568662960783992</text:p>
          </table:table-cell>
          <table:table-cell table:formula="of:=(RAND()+RAND()+RAND()+RAND()+RAND()+RAND())/5*[.$D$6]" office:value-type="float" office:value="0.458848763114954" calcext:value-type="float">
            <text:p>0,45884876311495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0313292334716474" calcext:value-type="float">
            <text:p>0,003132923347165</text:p>
          </table:table-cell>
          <table:table-cell table:formula="of:=(RAND()+RAND()+RAND()+RAND()+RAND()+RAND())/5*[.$D$6]" office:value-type="float" office:value="0.507650981852204" calcext:value-type="float">
            <text:p>0,50765098185220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93802038822432" calcext:value-type="float">
            <text:p>0,493802038822432</text:p>
          </table:table-cell>
          <table:table-cell table:formula="of:=(RAND()+RAND()+RAND()+RAND()+RAND()+RAND())/5*[.$D$6]" office:value-type="float" office:value="0.432750375191523" calcext:value-type="float">
            <text:p>0,432750375191523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586259039785502" calcext:value-type="float">
            <text:p>0,586259039785502</text:p>
          </table:table-cell>
          <table:table-cell table:formula="of:=(RAND()+RAND()+RAND()+RAND()+RAND()+RAND())/5*[.$D$6]" office:value-type="float" office:value="0.316194310586742" calcext:value-type="float">
            <text:p>0,3161943105867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04430318474155" calcext:value-type="float">
            <text:p>0,604430318474155</text:p>
          </table:table-cell>
          <table:table-cell table:formula="of:=(RAND()+RAND()+RAND()+RAND()+RAND()+RAND())/5*[.$D$6]" office:value-type="float" office:value="0.433268137226006" calcext:value-type="float">
            <text:p>0,43326813722600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76018529092018" calcext:value-type="float">
            <text:p>0,376018529092018</text:p>
          </table:table-cell>
          <table:table-cell table:formula="of:=(RAND()+RAND()+RAND()+RAND()+RAND()+RAND())/5*[.$D$6]" office:value-type="float" office:value="0.281630557198802" calcext:value-type="float">
            <text:p>0,28163055719880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8742659432387" calcext:value-type="float">
            <text:p>0,618742659432387</text:p>
          </table:table-cell>
          <table:table-cell table:formula="of:=(RAND()+RAND()+RAND()+RAND()+RAND()+RAND())/5*[.$D$6]" office:value-type="float" office:value="0.219573963063491" calcext:value-type="float">
            <text:p>0,21957396306349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49739680868809" calcext:value-type="float">
            <text:p>0,649739680868809</text:p>
          </table:table-cell>
          <table:table-cell table:formula="of:=(RAND()+RAND()+RAND()+RAND()+RAND()+RAND())/5*[.$D$6]" office:value-type="float" office:value="0.291313718296129" calcext:value-type="float">
            <text:p>0,29131371829612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4371247508749" calcext:value-type="float">
            <text:p>0,24371247508749</text:p>
          </table:table-cell>
          <table:table-cell table:formula="of:=(RAND()+RAND()+RAND()+RAND()+RAND()+RAND())/5*[.$D$6]" office:value-type="float" office:value="0.380224889617619" calcext:value-type="float">
            <text:p>0,38022488961761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369712820195917" calcext:value-type="float">
            <text:p>0,369712820195917</text:p>
          </table:table-cell>
          <table:table-cell table:formula="of:=(RAND()+RAND()+RAND()+RAND()+RAND()+RAND())/5*[.$D$6]" office:value-type="float" office:value="0.367078386313156" calcext:value-type="float">
            <text:p>0,36707838631315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615591015155061" calcext:value-type="float">
            <text:p>0,615591015155061</text:p>
          </table:table-cell>
          <table:table-cell table:formula="of:=(RAND()+RAND()+RAND()+RAND()+RAND()+RAND())/5*[.$D$6]" office:value-type="float" office:value="0.360327780902942" calcext:value-type="float">
            <text:p>0,36032778090294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00071109214995" calcext:value-type="float">
            <text:p>0,400071109214995</text:p>
          </table:table-cell>
          <table:table-cell table:formula="of:=(RAND()+RAND()+RAND()+RAND()+RAND()+RAND())/5*[.$D$6]" office:value-type="float" office:value="0.341466520859368" calcext:value-type="float">
            <text:p>0,34146652085936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74379063735496" calcext:value-type="float">
            <text:p>0,474379063735496</text:p>
          </table:table-cell>
          <table:table-cell table:formula="of:=(RAND()+RAND()+RAND()+RAND()+RAND()+RAND())/5*[.$D$6]" office:value-type="float" office:value="0.367283741231731" calcext:value-type="float">
            <text:p>0,367283741231731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899788791578032" calcext:value-type="float">
            <text:p>0,089978879157803</text:p>
          </table:table-cell>
          <table:table-cell table:formula="of:=(RAND()+RAND()+RAND()+RAND()+RAND()+RAND())/5*[.$D$6]" office:value-type="float" office:value="0.477043866746534" calcext:value-type="float">
            <text:p>0,477043866746534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23392459698495" calcext:value-type="float">
            <text:p>0,423392459698495</text:p>
          </table:table-cell>
          <table:table-cell table:formula="of:=(RAND()+RAND()+RAND()+RAND()+RAND()+RAND())/5*[.$D$6]" office:value-type="float" office:value="0.360271788794752" calcext:value-type="float">
            <text:p>0,360271788794752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0487324011826877" calcext:value-type="float">
            <text:p>0,048732401182688</text:p>
          </table:table-cell>
          <table:table-cell table:formula="of:=(RAND()+RAND()+RAND()+RAND()+RAND()+RAND())/5*[.$D$6]" office:value-type="float" office:value="0.392520457687416" calcext:value-type="float">
            <text:p>0,392520457687416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221475365182037" calcext:value-type="float">
            <text:p>0,221475365182037</text:p>
          </table:table-cell>
          <table:table-cell table:formula="of:=(RAND()+RAND()+RAND()+RAND()+RAND()+RAND())/5*[.$D$6]" office:value-type="float" office:value="0.441390184503179" calcext:value-type="float">
            <text:p>0,441390184503179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6855846666714" calcext:value-type="float">
            <text:p>0,166855846666714</text:p>
          </table:table-cell>
          <table:table-cell table:formula="of:=(RAND()+RAND()+RAND()+RAND()+RAND()+RAND())/5*[.$D$6]" office:value-type="float" office:value="0.364146430083238" calcext:value-type="float">
            <text:p>0,364146430083238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480127255377139" calcext:value-type="float">
            <text:p>0,480127255377139</text:p>
          </table:table-cell>
          <table:table-cell table:formula="of:=(RAND()+RAND()+RAND()+RAND()+RAND()+RAND())/5*[.$D$6]" office:value-type="float" office:value="0.289132899412197" calcext:value-type="float">
            <text:p>0,289132899412197</text:p>
          </table:table-cell>
          <table:table-cell table:number-columns-repeated="1022"/>
        </table:table-row>
        <table:table-row table:style-name="ro1">
          <table:table-cell table:formula="of:=RAND()*[.$D$6]" office:value-type="float" office:value="0.166853946185174" calcext:value-type="float">
            <text:p>0,166853946185174</text:p>
          </table:table-cell>
          <table:table-cell table:formula="of:=(RAND()+RAND()+RAND()+RAND()+RAND()+RAND())/5*[.$D$6]" office:value-type="float" office:value="0.400133976603495" calcext:value-type="float">
            <text:p>0,40013397660349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1:14:25.722391701</meta:creation-date>
    <dc:date>2022-02-25T11:30:26.041777569</dc:date>
    <meta:editing-duration>PT4M10S</meta:editing-duration>
    <meta:editing-cycles>1</meta:editing-cycles>
    <meta:document-statistic meta:table-count="1" meta:cell-count="1246" meta:object-count="0"/>
    <meta:generator>LibreOffice/6.4.7.2$Linux_X86_64 LibreOffice_project/40$Build-2</meta:generator>
  </office:meta>
</office:document-meta>
</file>